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fc32b" officeooo:paragraph-rsid="001ff7aa"/>
    </style:style>
    <style:style style:name="P2" style:family="paragraph" style:parent-style-name="Standard">
      <style:text-properties officeooo:rsid="001fc32b" officeooo:paragraph-rsid="001fc32b"/>
    </style:style>
    <style:style style:name="P3" style:family="paragraph" style:parent-style-name="Standard">
      <style:text-properties officeooo:rsid="001ff7aa" officeooo:paragraph-rsid="001ff7aa"/>
    </style:style>
    <style:style style:name="P4" style:family="paragraph" style:parent-style-name="Standard">
      <style:text-properties officeooo:rsid="00239dfd" officeooo:paragraph-rsid="00239dfd"/>
    </style:style>
    <style:style style:name="P5" style:family="paragraph" style:parent-style-name="Standard">
      <style:text-properties officeooo:rsid="0024d35d" officeooo:paragraph-rsid="0024d35d"/>
    </style:style>
    <style:style style:name="P6" style:family="paragraph" style:parent-style-name="Standard">
      <style:text-properties officeooo:rsid="0024d35d" officeooo:paragraph-rsid="00269f24"/>
    </style:style>
    <style:style style:name="P7" style:family="paragraph" style:parent-style-name="Standard">
      <style:text-properties officeooo:rsid="0024d35d" officeooo:paragraph-rsid="0032dab7"/>
    </style:style>
    <style:style style:name="P8" style:family="paragraph" style:parent-style-name="Standard">
      <style:text-properties officeooo:rsid="0024d35d" officeooo:paragraph-rsid="0033880e"/>
    </style:style>
    <style:style style:name="P9" style:family="paragraph" style:parent-style-name="Standard">
      <style:text-properties officeooo:rsid="0024d35d" officeooo:paragraph-rsid="0034ae22"/>
    </style:style>
    <style:style style:name="P10" style:family="paragraph" style:parent-style-name="Standard">
      <style:text-properties officeooo:rsid="0024d35d" officeooo:paragraph-rsid="0032dab7"/>
    </style:style>
    <style:style style:name="P11" style:family="paragraph" style:parent-style-name="Standard">
      <style:text-properties officeooo:rsid="0024d35d" officeooo:paragraph-rsid="003b33d9"/>
    </style:style>
    <style:style style:name="P12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4d35d" officeooo:paragraph-rsid="0033880e"/>
    </style:style>
    <style:style style:name="P13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4d35d" officeooo:paragraph-rsid="003bd5a4"/>
    </style:style>
    <style:style style:name="P14" style:family="paragraph" style:parent-style-name="Standard">
      <style:text-properties officeooo:rsid="0024d35d" officeooo:paragraph-rsid="003bd5a4"/>
    </style:style>
    <style:style style:name="P15" style:family="paragraph" style:parent-style-name="Standard">
      <style:text-properties officeooo:rsid="003aa111" officeooo:paragraph-rsid="003aa111"/>
    </style:style>
    <style:style style:name="P1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69f24"/>
    </style:style>
    <style:style style:name="T2" style:family="text">
      <style:text-properties officeooo:rsid="00286f04"/>
    </style:style>
    <style:style style:name="T3" style:family="text">
      <style:text-properties officeooo:rsid="0030f5fa"/>
    </style:style>
    <style:style style:name="T4" style:family="text">
      <style:text-properties officeooo:rsid="0032dab7"/>
    </style:style>
    <style:style style:name="T5" style:family="text">
      <style:text-properties officeooo:rsid="0034ae22"/>
    </style:style>
    <style:style style:name="T6" style:family="text">
      <style:text-properties officeooo:rsid="00367d6b"/>
    </style:style>
    <style:style style:name="T7" style:family="text">
      <style:text-properties officeooo:rsid="003aa111"/>
    </style:style>
    <style:style style:name="T8" style:family="text">
      <style:text-properties officeooo:rsid="003bd5a4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179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213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173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1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textarea-horizontal-align="justify" draw:textarea-vertical-align="middle" draw:auto-grow-height="false" fo:min-height="0.0866in" fo:min-width="0.0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textarea-horizontal-align="justify" draw:textarea-vertical-align="middle" draw:auto-grow-height="false" fo:min-height="0.0827in" fo:min-width="0.0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textarea-horizontal-align="justify" draw:textarea-vertical-align="middle" draw:auto-grow-height="false" fo:min-height="0.0543in" fo:min-width="0.0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justify" draw:textarea-vertical-align="middle" draw:auto-grow-height="false" fo:min-height="0.0665in" fo:min-width="0.0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textarea-horizontal-align="justify" draw:textarea-vertical-align="middle" draw:auto-grow-height="false" fo:min-height="0.0701in" fo:min-width="0.0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textarea-horizontal-align="justify" draw:textarea-vertical-align="middle" draw:auto-grow-height="false" fo:min-height="0.0709in" fo:min-width="0.0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textarea-horizontal-align="justify" draw:textarea-vertical-align="middle" draw:auto-grow-height="false" fo:min-height="0.0819in" fo:min-width="0.0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20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draw:stroke-dash="Dot" svg:stroke-width="0.0402in" svg:stroke-color="#3465a4" draw:marker-start-width="0.1984in" draw:marker-end-width="0.1984in" svg:stroke-linecap="butt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0.0902in" fo:min-width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textarea-horizontal-align="justify" draw:textarea-vertical-align="middle" draw:auto-grow-height="false" fo:min-height="0.1181in" fo:min-width="0.0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textarea-horizontal-align="justify" draw:textarea-vertical-align="middle" draw:auto-grow-height="false" fo:min-height="0.089in" fo:min-width="0.0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textarea-horizontal-align="justify" draw:textarea-vertical-align="middle" draw:auto-grow-height="false" fo:min-height="0.0965in" fo:min-width="0.0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textarea-horizontal-align="justify" draw:textarea-vertical-align="middle" draw:auto-grow-height="false" fo:min-height="0.0811in" fo:min-width="0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textarea-horizontal-align="justify" draw:textarea-vertical-align="middle" draw:auto-grow-height="false" fo:min-height="0.0673in" fo:min-width="0.0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Nejvyšší možné celkové plochy plachet dosáhneme spárováním nejvyšších prvků s nejvyššími. To znamená, že potřebujeme seřadit sestupně obě množiny R a S a následně spárovat 1. prvek s 1. prvkem, 2. prvek s 2. prvkem, 3. prvek se 3. prvkem, a tak dál dokud nám alespoň z jednoho seřazeného seznamu prvků množiny nedojdou prvky.</text:p>
      <text:p text:style-name="P1">Časová složitost bude <draw:g text:anchor-type="as-char" svg:y="-0.1236in" draw:z-index="0" draw:name="Shape1" draw:style-name="gr60"><svg:title>TexMaths</svg:title><svg:desc>12§display§O(r \cdot \log r + s \cdot \log s)§svg§600§FALSE§</svg:desc><draw:g draw:style-name="gr2"><draw:path draw:style-name="gr61" draw:text-style-name="P16" svg:width="1.4677in" svg:height="0.148in" svg:x="0in" svg:y="0.0083in" svg:viewBox="0 0 3729 377" svg:d="M1865 377c-621 0-1243 0-1865 0 0-126 0-251 0-377 1244 0 2486 0 3729 0 0 126 0 251 0 377-621 0-1243 0-1864 0z"><text:p/></draw:path><draw:path draw:style-name="gr62" draw:text-style-name="P17" svg:width="0.1146in" svg:height="0.1197in" svg:x="-0.0004in" svg:y="0.0071in" svg:viewBox="0 0 292 305" svg:d="M292 113c0-67-45-113-107-113-91 0-185 96-185 194 0 68 48 111 108 111 90 0 184-91 184-192zM110 294c-40 0-70-34-70-88 0-18 6-81 38-130 29-44 71-65 104-65 34 0 72 23 72 86 0 30-12 97-52 147-21 25-56 50-92 50z"><text:p/></draw:path><draw:path draw:style-name="gr62" draw:text-style-name="P17" svg:width="0.0378in" svg:height="0.1654in" svg:x="0.1394in" svg:y="-0.0004in" svg:viewBox="0 0 97 421" svg:d="M97 416c0-1 0-1-7-9-53-54-66-133-66-197 0-73 16-146 68-198 5-6 5-6 5-7 0-4-1-5-3-5-5 0-42 29-68 83-21 46-26 92-26 127 0 33 5 83 28 131 25 52 61 80 66 80 2 0 3-1 3-5z"><text:p/></draw:path><draw:path draw:style-name="gr62" draw:text-style-name="P17" svg:width="0.0673in" svg:height="0.0748in" svg:x="0.1925in" svg:y="0.0508in" svg:viewBox="0 0 172 191" svg:d="M25 161c-2 7-5 17-5 19 0 8 6 11 14 11 4 0 12-3 15-12 0-1 15-59 17-66 2-14 11-43 13-55 1-5 13-26 24-35 3-3 16-13 34-13 11 0 11 3 17 4-12 3-22 12-22 23 0 7 4 16 16 16 10 0 24-10 24-25s-14-28-35-28c-28 0-47 20-54 32-4-19-19-32-39-32-19 0-27 17-31 24-8 14-13 40-13 41 0 5 4 5 5 5 5 0 5-1 7-10 7-30 16-50 31-50 7 0 13 3 13 19 0 8-2 13-7 35-8 32-15 65-24 97z"><text:p/></draw:path><draw:path draw:style-name="gr62" draw:text-style-name="P17" svg:width="0.0169in" svg:height="0.0169in" svg:x="0.3181in" svg:y="0.074in" svg:viewBox="0 0 44 44" svg:d="M44 22c0-12-9-22-21-22s-23 8-23 22c0 12 11 22 23 22s21-9 21-22z"><text:p/></draw:path><draw:path draw:style-name="gr62" draw:text-style-name="P17" svg:width="0.0366in" svg:height="0.1142in" svg:x="0.3921in" svg:y="0.0091in" svg:viewBox="0 0 94 291" svg:d="M61 0c-20 1-41 4-61 5 0 5 0 8 0 13 30 0 34 2 34 23 0 73 0 147 0 219 0 18-5 18-34 18 0 4 0 9 0 13 14 0 36-1 47-1s31 1 47 1c0-4 0-9 0-13-28 0-33 0-33-18 0-87 0-173 0-260z"><text:p/></draw:path><draw:path draw:style-name="gr62" draw:text-style-name="P17" svg:width="0.0732in" svg:height="0.076in" svg:x="0.4378in" svg:y="0.0496in" svg:viewBox="0 0 187 194" svg:d="M187 99c0-55-42-99-93-99-53 0-94 46-94 99 0 54 44 95 94 95s93-41 93-95zM94 183c-18 0-36-9-48-28-11-19-11-44-11-60s0-39 11-58c10-19 31-27 48-27 18 0 34 9 46 27 11 18 12 42 12 58s0 38-9 56c-10 20-28 32-49 32z"><text:p/></draw:path><draw:path draw:style-name="gr62" draw:text-style-name="P17" svg:width="0.0752in" svg:height="0.1083in" svg:x="0.5209in" svg:y="0.0488in" svg:viewBox="0 0 192 276" svg:d="M82 119c-38 0-38-42-38-52 0-12 2-25 8-36 3-5 13-17 30-17 36 0 36 42 36 52 0 12 0 25-6 36-4 5-14 17-30 17zM32 136c0-3 0-12 8-21 16 12 33 14 42 14 39 0 68-29 68-62 0-15-7-31-18-41 16-14 31-16 38-16 2 0 4 0 5 0-5 2-7 7-7 12 0 7 6 12 12 12 5 0 12-3 12-12 0-8-5-22-22-22-8 0-26 2-44 20-18-14-35-15-44-15-40 0-69 29-69 61 0 19 10 35 21 43-6 8-14 21-14 36 0 12 5 29 18 38-25 7-38 25-38 42 0 29 42 51 92 51 51 0 94-21 94-52 0-15-6-36-26-49-23-12-47-12-74-12-10 0-28 0-31 0-13-1-23-14-23-27zM94 267c-44 0-72-22-72-42 0-19 15-35 34-36 9 0 17 0 26 0 36 0 82 0 82 36 0 21-30 42-70 42z"><text:p/></draw:path><draw:path draw:style-name="gr62" draw:text-style-name="P17" svg:width="0.0673in" svg:height="0.0748in" svg:x="0.6339in" svg:y="0.0508in" svg:viewBox="0 0 172 191" svg:d="M25 161c-1 7-3 17-3 19 0 8 6 11 12 11 4 0 13-3 15-12 1-1 16-59 17-66 4-14 11-43 13-55 3-5 15-26 24-35 4-3 16-13 34-13 11 0 17 4 18 4-13 3-22 12-22 23 0 7 4 16 16 16 11 0 23-10 23-25s-14-28-35-28c-28 0-46 20-54 32-4-19-18-32-39-32-19 0-27 17-31 24-7 14-13 40-13 41 0 5 4 4 5 5 5 0 5-1 7-10 7-30 16-50 31-50 7 0 13 3 13 19 0 8-1 13-7 35-8 32-15 65-24 97z"><text:p/></draw:path><draw:path draw:style-name="gr62" draw:text-style-name="P17" svg:width="0.1102in" svg:height="0.1094in" svg:x="0.7543in" svg:y="0.0276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62" draw:text-style-name="P17" svg:width="0.0606in" svg:height="0.0748in" svg:x="0.9197in" svg:y="0.0508in" svg:viewBox="0 0 155 191" svg:d="M143 29c-12 0-21 9-21 19 0 6 4 12 14 12 9 0 19-7 19-24 0-18-18-36-51-36-55 0-70 43-70 61 0 34 31 40 43 42 23 5 44 9 44 33 0 11-9 46-60 46-6 0-38 0-48-22 16 1 27-11 27-23 0-10-8-14-16-14-11 0-24 8-24 27 0 24 24 41 60 41 68 0 85-50 85-70 0-15-8-26-13-31-12-12-24-13-42-18-16-2-32-6-32-25 0-12 10-37 46-37 11 0 33 2 39 19z"><text:p/></draw:path><draw:path draw:style-name="gr62" draw:text-style-name="P17" svg:width="0.0169in" svg:height="0.0169in" svg:x="1.0402in" svg:y="0.074in" svg:viewBox="0 0 44 44" svg:d="M44 22c0-12-10-22-22-22-14 0-22 8-22 22 0 12 8 22 22 22 12 0 22-9 22-22z"><text:p/></draw:path><draw:path draw:style-name="gr62" draw:text-style-name="P17" svg:width="0.0366in" svg:height="0.1142in" svg:x="1.1142in" svg:y="0.0091in" svg:viewBox="0 0 94 291" svg:d="M60 0c-20 1-40 4-60 5 0 5 0 8 0 13 29 0 32 2 32 23 0 73 0 147 0 219 0 18-4 18-32 18 0 4 0 9 0 13 13 0 36-1 47-1s31 1 47 1c0-4 0-9 0-13-29 0-34 0-34-18 0-87 0-173 0-260z"><text:p/></draw:path><draw:path draw:style-name="gr62" draw:text-style-name="P17" svg:width="0.0728in" svg:height="0.076in" svg:x="1.1598in" svg:y="0.0496in" svg:viewBox="0 0 186 194" svg:d="M186 99c0-55-42-99-92-99-53 0-94 46-94 99 0 54 43 95 92 95 52 0 94-41 94-95zM94 183c-20 0-38-9-48-28-11-19-11-44-11-60s0-39 9-58c12-19 32-27 48-27 20 0 38 9 48 27 11 18 11 42 11 58s0 38-9 56c-9 20-28 32-48 32z"><text:p/></draw:path><draw:path draw:style-name="gr62" draw:text-style-name="P17" svg:width="0.0756in" svg:height="0.1083in" svg:x="1.2425in" svg:y="0.0488in" svg:viewBox="0 0 193 276" svg:d="M82 119c-36 0-36-42-36-52 0-12 0-25 6-36 3-5 13-17 30-17 37 0 37 42 37 52 0 12 0 25-7 36-3 5-14 17-30 17zM34 136c0-3 0-12 7-21 15 12 33 14 41 14 39 0 68-29 68-62 0-15-6-31-17-41 16-14 30-16 39-16 1 0 2 0 3 0-5 2-7 7-7 12 0 7 6 12 13 12 4 0 12-3 12-12 0-8-5-22-21-22-9 0-28 2-45 20-18-14-36-15-45-15-39 0-68 29-68 61 0 19 9 35 20 43-6 8-14 21-14 36 0 12 6 29 20 38-26 7-40 25-40 42 0 29 42 51 94 51 49 0 93-21 93-52 0-15-6-36-27-49-23-12-47-12-72-12-11 0-29 0-33 0-13-1-21-14-21-27zM94 267c-42 0-71-22-71-42 0-19 15-35 33-36 9 0 17 0 26 0 36 0 84 0 84 36 0 21-30 42-72 42z"><text:p/></draw:path><draw:path draw:style-name="gr62" draw:text-style-name="P17" svg:width="0.0606in" svg:height="0.0748in" svg:x="1.3594in" svg:y="0.0508in" svg:viewBox="0 0 155 191" svg:d="M143 29c-12 0-21 9-21 19 0 6 4 12 14 12 9 0 19-7 19-24 0-18-18-36-51-36-55 0-70 43-70 61 0 34 31 40 43 42 21 5 44 9 44 33 0 11-9 46-61 46-6 0-38 0-48-22 17 1 26-11 26-23 0-10-6-14-15-14-11 0-23 8-23 27 0 24 24 41 60 41 68 0 85-50 85-70 0-15-8-26-13-31-12-12-24-13-42-18-16-2-32-6-32-25 0-12 9-37 46-37 11 0 33 2 39 19z"><text:p/></draw:path><draw:path draw:style-name="gr62" draw:text-style-name="P17" svg:width="0.0382in" svg:height="0.1654in" svg:x="1.4382in" svg:y="-0.0004in" svg:viewBox="0 0 98 421" svg:d="M98 210c0-32-4-83-27-131-25-51-63-79-66-79s-5 2-5 5c0 1 0 1 8 9 41 41 65 109 65 196 0 71-15 146-67 199-6 6-6 6-6 7 0 2 2 5 5 5s42-29 67-83c22-46 26-93 26-128z"><text:p/></draw:path></draw:g></draw:g>, kde r je počtem prvků v množině R a s je počtem prvků v množině S. Tuto složitost máme, jelikož musíme seřadit prvky z obou množin, což dělá složitost <draw:g text:anchor-type="as-char" svg:y="-0.1236in" draw:z-index="1" draw:name="Shape2" draw:style-name="gr60"><svg:title>TexMaths</svg:title><svg:desc>12§display§O(r \cdot \log r + s \cdot \log s)§svg§600§FALSE§</svg:desc><draw:g draw:style-name="gr2"><draw:path draw:style-name="gr61" draw:text-style-name="P16" svg:width="1.4677in" svg:height="0.148in" svg:x="0in" svg:y="0.0083in" svg:viewBox="0 0 3729 377" svg:d="M1865 377c-621 0-1243 0-1865 0 0-126 0-251 0-377 1244 0 2486 0 3729 0 0 126 0 251 0 377-621 0-1243 0-1864 0z"><text:p/></draw:path><draw:path draw:style-name="gr62" draw:text-style-name="P17" svg:width="0.1146in" svg:height="0.1197in" svg:x="-0.0004in" svg:y="0.0071in" svg:viewBox="0 0 292 305" svg:d="M292 113c0-67-45-113-107-113-91 0-185 96-185 194 0 68 48 111 108 111 90 0 184-91 184-192zM110 294c-40 0-70-34-70-88 0-18 6-81 38-130 29-44 71-65 104-65 34 0 72 23 72 86 0 30-12 97-52 147-21 25-56 50-92 50z"><text:p/></draw:path><draw:path draw:style-name="gr62" draw:text-style-name="P17" svg:width="0.0378in" svg:height="0.1654in" svg:x="0.1394in" svg:y="-0.0004in" svg:viewBox="0 0 97 421" svg:d="M97 416c0-1 0-1-7-9-53-54-66-133-66-197 0-73 16-146 68-198 5-6 5-6 5-7 0-4-1-5-3-5-5 0-42 29-68 83-21 46-26 92-26 127 0 33 5 83 28 131 25 52 61 80 66 80 2 0 3-1 3-5z"><text:p/></draw:path><draw:path draw:style-name="gr62" draw:text-style-name="P17" svg:width="0.0673in" svg:height="0.0748in" svg:x="0.1925in" svg:y="0.0508in" svg:viewBox="0 0 172 191" svg:d="M25 161c-2 7-5 17-5 19 0 8 6 11 14 11 4 0 12-3 15-12 0-1 15-59 17-66 2-14 11-43 13-55 1-5 13-26 24-35 3-3 16-13 34-13 11 0 11 3 17 4-12 3-22 12-22 23 0 7 4 16 16 16 10 0 24-10 24-25s-14-28-35-28c-28 0-47 20-54 32-4-19-19-32-39-32-19 0-27 17-31 24-8 14-13 40-13 41 0 5 4 5 5 5 5 0 5-1 7-10 7-30 16-50 31-50 7 0 13 3 13 19 0 8-2 13-7 35-8 32-15 65-24 97z"><text:p/></draw:path><draw:path draw:style-name="gr62" draw:text-style-name="P17" svg:width="0.0169in" svg:height="0.0169in" svg:x="0.3181in" svg:y="0.074in" svg:viewBox="0 0 44 44" svg:d="M44 22c0-12-9-22-21-22s-23 8-23 22c0 12 11 22 23 22s21-9 21-22z"><text:p/></draw:path><draw:path draw:style-name="gr62" draw:text-style-name="P17" svg:width="0.0366in" svg:height="0.1142in" svg:x="0.3921in" svg:y="0.0091in" svg:viewBox="0 0 94 291" svg:d="M61 0c-20 1-41 4-61 5 0 5 0 8 0 13 30 0 34 2 34 23 0 73 0 147 0 219 0 18-5 18-34 18 0 4 0 9 0 13 14 0 36-1 47-1s31 1 47 1c0-4 0-9 0-13-28 0-33 0-33-18 0-87 0-173 0-260z"><text:p/></draw:path><draw:path draw:style-name="gr62" draw:text-style-name="P17" svg:width="0.0732in" svg:height="0.076in" svg:x="0.4378in" svg:y="0.0496in" svg:viewBox="0 0 187 194" svg:d="M187 99c0-55-42-99-93-99-53 0-94 46-94 99 0 54 44 95 94 95s93-41 93-95zM94 183c-18 0-36-9-48-28-11-19-11-44-11-60s0-39 11-58c10-19 31-27 48-27 18 0 34 9 46 27 11 18 12 42 12 58s0 38-9 56c-10 20-28 32-49 32z"><text:p/></draw:path><draw:path draw:style-name="gr62" draw:text-style-name="P17" svg:width="0.0752in" svg:height="0.1083in" svg:x="0.5209in" svg:y="0.0488in" svg:viewBox="0 0 192 276" svg:d="M82 119c-38 0-38-42-38-52 0-12 2-25 8-36 3-5 13-17 30-17 36 0 36 42 36 52 0 12 0 25-6 36-4 5-14 17-30 17zM32 136c0-3 0-12 8-21 16 12 33 14 42 14 39 0 68-29 68-62 0-15-7-31-18-41 16-14 31-16 38-16 2 0 4 0 5 0-5 2-7 7-7 12 0 7 6 12 12 12 5 0 12-3 12-12 0-8-5-22-22-22-8 0-26 2-44 20-18-14-35-15-44-15-40 0-69 29-69 61 0 19 10 35 21 43-6 8-14 21-14 36 0 12 5 29 18 38-25 7-38 25-38 42 0 29 42 51 92 51 51 0 94-21 94-52 0-15-6-36-26-49-23-12-47-12-74-12-10 0-28 0-31 0-13-1-23-14-23-27zM94 267c-44 0-72-22-72-42 0-19 15-35 34-36 9 0 17 0 26 0 36 0 82 0 82 36 0 21-30 42-70 42z"><text:p/></draw:path><draw:path draw:style-name="gr62" draw:text-style-name="P17" svg:width="0.0673in" svg:height="0.0748in" svg:x="0.6339in" svg:y="0.0508in" svg:viewBox="0 0 172 191" svg:d="M25 161c-1 7-3 17-3 19 0 8 6 11 12 11 4 0 13-3 15-12 1-1 16-59 17-66 4-14 11-43 13-55 3-5 15-26 24-35 4-3 16-13 34-13 11 0 17 4 18 4-13 3-22 12-22 23 0 7 4 16 16 16 11 0 23-10 23-25s-14-28-35-28c-28 0-46 20-54 32-4-19-18-32-39-32-19 0-27 17-31 24-7 14-13 40-13 41 0 5 4 4 5 5 5 0 5-1 7-10 7-30 16-50 31-50 7 0 13 3 13 19 0 8-1 13-7 35-8 32-15 65-24 97z"><text:p/></draw:path><draw:path draw:style-name="gr62" draw:text-style-name="P17" svg:width="0.1102in" svg:height="0.1094in" svg:x="0.7543in" svg:y="0.0276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62" draw:text-style-name="P17" svg:width="0.0606in" svg:height="0.0748in" svg:x="0.9197in" svg:y="0.0508in" svg:viewBox="0 0 155 191" svg:d="M143 29c-12 0-21 9-21 19 0 6 4 12 14 12 9 0 19-7 19-24 0-18-18-36-51-36-55 0-70 43-70 61 0 34 31 40 43 42 23 5 44 9 44 33 0 11-9 46-60 46-6 0-38 0-48-22 16 1 27-11 27-23 0-10-8-14-16-14-11 0-24 8-24 27 0 24 24 41 60 41 68 0 85-50 85-70 0-15-8-26-13-31-12-12-24-13-42-18-16-2-32-6-32-25 0-12 10-37 46-37 11 0 33 2 39 19z"><text:p/></draw:path><draw:path draw:style-name="gr62" draw:text-style-name="P17" svg:width="0.0169in" svg:height="0.0169in" svg:x="1.0402in" svg:y="0.074in" svg:viewBox="0 0 44 44" svg:d="M44 22c0-12-10-22-22-22-14 0-22 8-22 22 0 12 8 22 22 22 12 0 22-9 22-22z"><text:p/></draw:path><draw:path draw:style-name="gr62" draw:text-style-name="P17" svg:width="0.0366in" svg:height="0.1142in" svg:x="1.1142in" svg:y="0.0091in" svg:viewBox="0 0 94 291" svg:d="M60 0c-20 1-40 4-60 5 0 5 0 8 0 13 29 0 32 2 32 23 0 73 0 147 0 219 0 18-4 18-32 18 0 4 0 9 0 13 13 0 36-1 47-1s31 1 47 1c0-4 0-9 0-13-29 0-34 0-34-18 0-87 0-173 0-260z"><text:p/></draw:path><draw:path draw:style-name="gr62" draw:text-style-name="P17" svg:width="0.0728in" svg:height="0.076in" svg:x="1.1598in" svg:y="0.0496in" svg:viewBox="0 0 186 194" svg:d="M186 99c0-55-42-99-92-99-53 0-94 46-94 99 0 54 43 95 92 95 52 0 94-41 94-95zM94 183c-20 0-38-9-48-28-11-19-11-44-11-60s0-39 9-58c12-19 32-27 48-27 20 0 38 9 48 27 11 18 11 42 11 58s0 38-9 56c-9 20-28 32-48 32z"><text:p/></draw:path><draw:path draw:style-name="gr62" draw:text-style-name="P17" svg:width="0.0756in" svg:height="0.1083in" svg:x="1.2425in" svg:y="0.0488in" svg:viewBox="0 0 193 276" svg:d="M82 119c-36 0-36-42-36-52 0-12 0-25 6-36 3-5 13-17 30-17 37 0 37 42 37 52 0 12 0 25-7 36-3 5-14 17-30 17zM34 136c0-3 0-12 7-21 15 12 33 14 41 14 39 0 68-29 68-62 0-15-6-31-17-41 16-14 30-16 39-16 1 0 2 0 3 0-5 2-7 7-7 12 0 7 6 12 13 12 4 0 12-3 12-12 0-8-5-22-21-22-9 0-28 2-45 20-18-14-36-15-45-15-39 0-68 29-68 61 0 19 9 35 20 43-6 8-14 21-14 36 0 12 6 29 20 38-26 7-40 25-40 42 0 29 42 51 94 51 49 0 93-21 93-52 0-15-6-36-27-49-23-12-47-12-72-12-11 0-29 0-33 0-13-1-21-14-21-27zM94 267c-42 0-71-22-71-42 0-19 15-35 33-36 9 0 17 0 26 0 36 0 84 0 84 36 0 21-30 42-72 42z"><text:p/></draw:path><draw:path draw:style-name="gr62" draw:text-style-name="P17" svg:width="0.0606in" svg:height="0.0748in" svg:x="1.3594in" svg:y="0.0508in" svg:viewBox="0 0 155 191" svg:d="M143 29c-12 0-21 9-21 19 0 6 4 12 14 12 9 0 19-7 19-24 0-18-18-36-51-36-55 0-70 43-70 61 0 34 31 40 43 42 21 5 44 9 44 33 0 11-9 46-61 46-6 0-38 0-48-22 17 1 26-11 26-23 0-10-6-14-15-14-11 0-23 8-23 27 0 24 24 41 60 41 68 0 85-50 85-70 0-15-8-26-13-31-12-12-24-13-42-18-16-2-32-6-32-25 0-12 9-37 46-37 11 0 33 2 39 19z"><text:p/></draw:path><draw:path draw:style-name="gr62" draw:text-style-name="P17" svg:width="0.0382in" svg:height="0.1654in" svg:x="1.4382in" svg:y="-0.0004in" svg:viewBox="0 0 98 421" svg:d="M98 210c0-32-4-83-27-131-25-51-63-79-66-79s-5 2-5 5c0 1 0 1 8 9 41 41 65 109 65 196 0 71-15 146-67 199-6 6-6 6-6 7 0 2 2 5 5 5s42-29 67-83c22-46 26-93 26-128z"><text:p/></draw:path></draw:g></draw:g>, a musíme následně spárovat se složitostí <draw:g text:anchor-type="as-char" svg:y="-0.1236in" draw:z-index="2" draw:name="Shape3" draw:style-name="gr60"><svg:title>TexMaths</svg:title><svg:desc>12§display§O(\max (r, s))§svg§600§FALSE§</svg:desc><draw:g draw:style-name="gr2"><draw:path draw:style-name="gr61" draw:text-style-name="P16" svg:width="0.8862in" svg:height="0.148in" svg:x="0in" svg:y="0.0083in" svg:viewBox="0 0 2252 377" svg:d="M1127 377c-376 0-751 0-1127 0 0-126 0-251 0-377 750 0 1501 0 2252 0 0 126 0 251 0 377-375 0-751 0-1125 0z"><text:p/></draw:path><draw:path draw:style-name="gr62" draw:text-style-name="P17" svg:width="0.1146in" svg:height="0.1197in" svg:x="-0.0004in" svg:y="0.0071in" svg:viewBox="0 0 292 305" svg:d="M292 113c0-67-45-113-107-113-91 0-185 96-185 194 0 68 48 111 108 111 90 0 184-91 184-192zM110 294c-40 0-70-34-70-88 0-18 6-81 38-130 29-44 71-65 104-65 34 0 72 23 72 86 0 30-12 97-52 147-21 25-56 50-92 50z"><text:p/></draw:path><draw:path draw:style-name="gr62" draw:text-style-name="P17" svg:width="0.0378in" svg:height="0.1654in" svg:x="0.1394in" svg:y="-0.0004in" svg:viewBox="0 0 97 421" svg:d="M97 416c0-1 0-1-7-9-53-54-66-133-66-197 0-73 16-146 68-198 5-6 5-6 5-7 0-4-1-5-3-5-5 0-42 29-68 83-21 46-26 92-26 127 0 33 5 83 28 131 25 52 61 80 66 80 2 0 3-1 3-5z"><text:p/></draw:path><draw:path draw:style-name="gr62" draw:text-style-name="P17" svg:width="0.1291in" svg:height="0.0728in" svg:x="0.1929in" svg:y="0.0508in" svg:viewBox="0 0 329 186" svg:d="M32 42c0 37 0 75 0 113 0 18-4 18-32 18 0 4 0 9 0 13 14 0 36-1 48-1 11 0 32 1 47 1 0-4 0-9 0-13-29 0-34 0-34-18 0-26 0-53 0-78 0-43 30-67 58-67 26 0 31 22 31 46 0 33 0 65 0 99 0 18-5 18-34 18 0 4 0 9 0 13 16 0 38-1 48-1 11 0 34 1 48 1 0-4 0-9 0-13-28 0-33 0-33-18 0-26 0-53 0-78 0-43 30-67 57-67s32 22 32 46c0 33 0 65 0 99 0 18-5 18-34 18 0 4 0 9 0 13 14 0 36-1 48-1 11 0 32 1 47 1 0-4 0-9 0-13-22 0-33 0-33-12 0-28 0-54 0-80 0-37 0-50-13-65-6-8-20-16-44-16-35 0-54 25-61 42-6-37-38-42-57-42-30 0-50 18-62 44 0-14 0-30 0-44-19 1-40 4-59 5 0 5 0 8 0 13 29 0 32 2 32 24z"><text:p/></draw:path><draw:path draw:style-name="gr62" draw:text-style-name="P17" svg:width="0.0748in" svg:height="0.076in" svg:x="0.3327in" svg:y="0.0496in" svg:viewBox="0 0 191 194" svg:d="M122 157c3 17 14 34 34 34 8 0 35-6 35-40 0-8 0-16 0-24-4 0-7 0-11 0 0 8 0 16 0 24 0 24-11 27-16 27-13 0-15-18-15-21 0-28 0-56 0-84 0-18 0-35-16-50-15-16-37-23-57-23-34 0-64 20-64 48 0 12 8 19 19 19 12 0 21-8 21-19 0-5-3-19-22-19 11-15 31-19 46-19 20 0 44 15 44 54 0 5 0 11 0 15-22 2-52 3-78 15-31 14-42 36-42 55 0 34 41 45 67 45 29 0 48-17 55-37zM120 88c0 13 0 27 0 42 0 39-30 54-49 54-21 0-39-15-39-36 0-23 18-58 88-60z"><text:p/></draw:path><draw:path draw:style-name="gr62" draw:text-style-name="P17" svg:width="0.0831in" svg:height="0.0713in" svg:x="0.4106in" svg:y="0.0524in" svg:viewBox="0 0 212 182" svg:d="M116 83c12-17 29-37 39-48 13-15 30-22 50-22 0-5 0-8 0-13-11 1-24 1-35 1-12 0-34-1-40-1 0 5 0 8 0 13 9 1 13 6 13 13 0 6-5 12-7 15-9 11-17 22-26 32-10-14-22-27-33-42-4-5-4-5-4-7 0-7 6-11 15-11 0-5 0-8 0-13-11 0-39 1-46 1-8 0-29 0-40-1 0 5 0 8 0 13 30 0 30 0 50 25 14 18 27 38 42 56-14 15-27 32-40 49-20 25-44 25-54 25 0 4 0 9 0 14 11-2 24-2 35-2 13 0 30 2 41 2 0-5 0-10 0-14-10-1-12-6-12-13 0-8 12-23 37-53 11 13 21 28 32 42 4 5 9 11 9 15 0 3-4 9-15 9 0 4 0 9 0 14 12 0 36-2 46-2 11 0 27 0 39 2 0-5 0-10 0-14-22 0-30 0-39-13-19-24-37-48-57-72z"><text:p/></draw:path><draw:path draw:style-name="gr62" draw:text-style-name="P17" svg:width="0.0382in" svg:height="0.1654in" svg:x="0.5122in" svg:y="-0.0004in" svg:viewBox="0 0 98 421" svg:d="M98 416c0-1 0-1-7-9-53-54-66-133-66-197 0-73 16-146 67-198 6-6 6-6 6-7 0-4-2-5-4-5-4 0-42 29-68 83-21 46-26 92-26 127 0 33 5 83 28 131 25 52 62 80 66 80 2 0 4-1 4-5z"><text:p/></draw:path><draw:path draw:style-name="gr62" draw:text-style-name="P17" svg:width="0.0673in" svg:height="0.0748in" svg:x="0.565in" svg:y="0.0508in" svg:viewBox="0 0 172 191" svg:d="M25 161c-1 7-3 17-3 19 0 8 6 11 12 11 4 0 13-3 15-12 1-1 16-59 17-66 4-14 11-43 13-55 3-5 15-26 24-35 4-3 16-13 34-13 11 0 17 4 18 4-13 3-22 12-22 23 0 7 4 16 16 16 11 0 23-10 23-25s-14-28-35-28c-28 0-46 20-54 32-4-19-18-32-39-32-19 0-27 17-31 24-7 14-13 40-13 41 0 5 4 4 5 5 5 0 5-1 7-10 7-30 16-50 31-50 7 0 13 3 13 19 0 8-1 13-7 35-8 32-15 65-24 97z"><text:p/></draw:path><draw:path draw:style-name="gr62" draw:text-style-name="P17" svg:width="0.0189in" svg:height="0.0492in" svg:x="0.6449in" svg:y="0.1059in" svg:viewBox="0 0 49 126" svg:d="M49 44c0-27-11-44-26-44s-23 11-23 23c0 11 8 21 23 21 5 0 9-1 14-4 1-2 1-2 3-2 0 3 0 0 0 6 0 32-15 56-29 70-5 4-4 6-4 7 0 3 1 5 4 5 5 0 38-32 38-82z"><text:p/></draw:path><draw:path draw:style-name="gr62" draw:text-style-name="P17" svg:width="0.0606in" svg:height="0.0748in" svg:x="0.713in" svg:y="0.0508in" svg:viewBox="0 0 155 191" svg:d="M143 29c-12 0-21 9-21 19 0 6 4 12 14 12 8 0 19-7 19-24 0-18-18-36-49-36-57 0-72 43-72 61 0 34 31 40 43 42 23 5 44 9 44 33 0 11-9 46-60 46-6 0-38 0-48-22 16 1 27-11 27-23 0-10-8-14-16-14-11 0-24 8-24 27 0 24 24 41 60 41 68 0 85-50 85-70 0-15-8-26-13-31-11-12-24-13-42-18-16-2-32-6-32-25 0-12 10-37 48-37 9 0 31 2 37 19z"><text:p/></draw:path><draw:path draw:style-name="gr62" draw:text-style-name="P17" svg:width="0.0378in" svg:height="0.1654in" svg:x="0.7921in" svg:y="-0.0004in" svg:viewBox="0 0 97 421" svg:d="M97 210c0-32-5-83-27-131-26-51-62-79-66-79-3 0-4 2-4 5 0 1 0 1 7 9 42 41 66 109 66 196 0 71-15 146-68 199-5 6-5 6-5 7 0 2 1 5 4 5 4 0 42-29 67-83 21-46 26-93 26-128z"><text:p/></draw:path><draw:path draw:style-name="gr62" draw:text-style-name="P17" svg:width="0.0382in" svg:height="0.1654in" svg:x="0.8563in" svg:y="-0.0004in" svg:viewBox="0 0 98 421" svg:d="M98 210c0-32-4-83-27-131-25-51-63-79-66-79s-5 2-5 5c0 1 0 1 8 9 41 41 65 109 65 196 0 71-15 146-67 199-6 6-6 6-6 7 0 2 2 5 5 5s42-29 67-83c22-46 26-93 26-128z"><text:p/></draw:path></draw:g></draw:g>.</text:p>
      <text:p text:style-name="P3">Paměťová složitost bude <draw:g text:anchor-type="as-char" svg:y="-0.1236in" draw:z-index="3" draw:name="Shape4" draw:style-name="gr60"><svg:title>TexMaths</svg:title><svg:desc>12§display§O(r + s)§svg§600§FALSE§</svg:desc><draw:g draw:style-name="gr2"><draw:path draw:style-name="gr61" draw:text-style-name="P16" svg:width="0.5862in" svg:height="0.148in" svg:x="0in" svg:y="0.0083in" svg:viewBox="0 0 1490 377" svg:d="M745 377c-248 0-497 0-745 0 0-126 0-251 0-377 497 0 993 0 1490 0 0 126 0 251 0 377-249 0-497 0-745 0z"><text:p/></draw:path><draw:path draw:style-name="gr62" draw:text-style-name="P17" svg:width="0.1146in" svg:height="0.1197in" svg:x="-0.0004in" svg:y="0.0071in" svg:viewBox="0 0 292 305" svg:d="M292 113c0-67-45-113-107-113-91 0-185 96-185 194 0 68 48 111 108 111 90 0 184-91 184-192zM110 294c-40 0-70-34-70-88 0-18 6-81 38-130 29-44 71-65 103-65 35 0 73 23 73 86 0 30-12 97-52 147-21 25-56 50-92 50z"><text:p/></draw:path><draw:path draw:style-name="gr62" draw:text-style-name="P17" svg:width="0.0378in" svg:height="0.1654in" svg:x="0.1394in" svg:y="-0.0004in" svg:viewBox="0 0 97 421" svg:d="M97 416c0-1 0-1-7-9-53-54-66-133-66-195 0-75 16-148 67-200 6-6 6-6 6-7 0-4-1-5-3-5-5 0-44 29-68 83-21 46-26 92-26 129 0 31 4 81 28 129 25 52 61 80 66 80 2 0 3-1 3-5z"><text:p/></draw:path><draw:path draw:style-name="gr62" draw:text-style-name="P17" svg:width="0.0665in" svg:height="0.0748in" svg:x="0.1925in" svg:y="0.0508in" svg:viewBox="0 0 170 191" svg:d="M24 161c-1 7-4 17-4 19 0 8 6 11 12 11s14-3 16-12c1-1 16-59 17-66 3-14 11-43 14-55 1-5 13-26 23-35 4-3 16-13 34-13 10 0 12 3 18 4-12 3-22 12-22 23 0 7 4 16 16 16 10 0 22-10 22-25s-13-28-34-28c-28 0-46 20-54 32-3-19-18-32-39-32-19 0-26 17-31 24-7 14-12 40-12 41 0 5 4 5 5 5 3 0 5-1 7-10 7-30 16-50 30-50 7 0 13 3 13 19 0 8-1 13-6 35-8 32-17 65-25 97z"><text:p/></draw:path><draw:path draw:style-name="gr62" draw:text-style-name="P17" svg:width="0.1102in" svg:height="0.1094in" svg:x="0.3122in" svg:y="0.0276in" svg:viewBox="0 0 281 279" svg:d="M149 149c39 0 78 0 117 0 6 0 15 0 15-8 0-10-9-10-15-10-39 0-78 0-117 0 0-40 0-78 0-118 0-6 0-13-9-13-8 0-8 7-8 13 0 40 0 78 0 118-40 0-78 0-118 0-6 0-14 0-14 10 0 8 8 8 14 8 40 0 78 0 118 0 0 39 0 78 0 117 0 6 0 13 8 13 9 0 9-7 9-13 0-39 0-78 0-117z"><text:p/></draw:path><draw:path draw:style-name="gr62" draw:text-style-name="P17" svg:width="0.0606in" svg:height="0.0748in" svg:x="0.478in" svg:y="0.0508in" svg:viewBox="0 0 155 191" svg:d="M143 29c-12 0-21 9-21 19 0 6 4 12 14 12 9 0 19-7 19-24 0-18-18-36-51-36-55 0-70 43-70 61 0 34 31 40 43 42 21 5 44 9 44 33 0 11-9 46-60 46-6 0-38 0-48-22 16 1 27-11 27-23 0-10-8-14-16-14-11 0-24 8-24 27 0 24 24 41 60 41 68 0 85-50 85-70 0-15-8-26-13-31-12-12-24-13-42-18-16-2-32-6-32-25 0-12 9-37 46-37 11 0 33 2 39 19z"><text:p/></draw:path><draw:path draw:style-name="gr62" draw:text-style-name="P17" svg:width="0.0382in" svg:height="0.1654in" svg:x="0.5563in" svg:y="-0.0004in" svg:viewBox="0 0 98 421" svg:d="M98 212c0-34-4-85-27-133-25-51-63-79-66-79s-5 2-5 5c0 1 0 1 8 9 41 41 65 109 65 198 0 69-15 144-67 197-6 6-6 6-6 7 0 2 2 5 5 5s42-29 67-83c22-46 26-93 26-126z"><text:p/></draw:path></draw:g></draw:g>.</text:p>
      <text:p text:style-name="P3"/>
      <text:p text:style-name="P4">Budeme dokazovat sporem:</text:p>
      <text:p text:style-name="P5">Předpokládejme, že existuje lepší než výše napsané spárování. <text:span text:style-name="T1">Dále předpokládejme, že R a S jsou seřazené seznamy dle postupu výše uvedeného.</text:span></text:p>
      <text:p text:style-name="P9">Mějme <text:span text:style-name="T5">prvky z prvního neodpovídajícího párování</text:span> <draw:g text:anchor-type="as-char" svg:y="-0.1165in" draw:z-index="29" draw:name="Shape5" draw:style-name="gr60"><svg:title>TexMaths</svg:title><svg:desc>12§display§A + B = \[ R_{n} \], X + Y = \[ S_{n} \]§svg§600§FALSE§</svg:desc><draw:g draw:style-name="gr2"><draw:path draw:style-name="gr61" draw:text-style-name="P16" svg:width="1.9354in" svg:height="0.1335in" svg:x="0.002in" svg:y="0.0079in" svg:viewBox="0 0 4917 340" svg:d="M2459 340c-820 0-1639 0-2459 0 0-113 0-227 0-340 1639 0 3278 0 4917 0 0 113 0 227 0 340-819 0-1639 0-2458 0z"><text:p/></draw:path><draw:path draw:style-name="gr62" draw:text-style-name="P17" svg:width="0.1134in" svg:height="0.1181in" svg:x="-0.0004in" svg:y="-0.0004in" svg:viewBox="0 0 289 301" svg:d="M60 253c-17 28-34 34-52 35-4 1-8 1-8 9 0 2 1 4 5 4 12 0 24-1 36-1 14 0 29 1 42 1 3 0 8 0 8-8 0-4-3-5-7-5-10 0-19-3-19-14 0-5 2-10 6-16 11-18 21-36 32-53 35 0 71 0 106 0 0 8 6 65 6 70 0 12-22 13-30 13-6 0-10 0-10 9 0 4 5 4 6 4 17 0 35-1 53-1 10 0 36 1 47 1 2 0 8 0 8-8 0-5-5-5-11-5-25 0-25-2-26-14-8-87-18-175-26-263-2-9-2-11-8-11-7 0-9 4-12 7-49 82-97 164-146 246zM110 192c28-47 56-93 83-139 5 46 10 92 15 139-33 0-65 0-98 0z"><text:p/></draw:path><draw:path draw:style-name="gr62" draw:text-style-name="P17" svg:width="0.1102in" svg:height="0.1098in" svg:x="0.1638in" svg:y="0.022in" svg:viewBox="0 0 281 280" svg:d="M150 149c40 0 78 0 118 0 4 0 13 0 13-8s-9-8-13-8c-40 0-78 0-118 0 0-40 0-80 0-120 0-6 0-13-8-13-10 0-10 7-10 13 0 40 0 80 0 120-40 0-78 0-118 0-6 0-14 0-14 8s8 8 14 8c40 0 78 0 118 0 0 39 0 79 0 117 0 6 0 14 10 14 8 0 8-8 8-14 0-38 0-78 0-117z"><text:p/></draw:path><draw:path draw:style-name="gr62" draw:text-style-name="P17" svg:width="0.1181in" svg:height="0.1126in" svg:x="0.328in" svg:y="0.0051in" svg:viewBox="0 0 301 287" svg:d="M49 254c-3 16-5 20-38 20-7 0-11 0-11 8 0 5 4 5 11 5 50 0 101 0 151 0 66 0 116-50 116-90 0-31-25-55-66-60 45-8 89-39 89-79 0-31-27-58-79-58-47 0-95 0-142 0-7 0-12 0-12 8 0 5 4 5 12 5 2 0 9 0 16 0 8 1 12 1 12 7 0 2 0 3-2 9-20 75-38 151-57 225zM113 134c8-35 18-70 26-105 4-15 5-16 23-16s37 0 55 0c36 0 46 24 46 44 0 37-36 77-88 77-20 0-42 0-62 0zM95 274c-6 0-7 0-10 0-5 0-6-2-6-5 0-1 0-1 3-10 9-38 19-77 28-116 27 0 54 0 81 0 39 0 48 32 48 50 0 40-37 81-88 81-19 0-37 0-56 0z"><text:p/></draw:path><draw:path draw:style-name="gr62" draw:text-style-name="P17" svg:width="0.1098in" svg:height="0.0386in" svg:x="0.5106in" svg:y="0.0579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2" draw:text-style-name="P17" svg:width="0.1181in" svg:height="0.1165in" svg:x="0.6831in" svg:y="0.0051in" svg:viewBox="0 0 301 297" svg:d="M142 29c2-10 3-15 10-16 5 0 18 0 27 0 30 0 77 0 77 41 0 15-8 44-24 61-11 10-33 24-71 24-16 0-31 0-47 0 10-38 18-74 28-110zM202 145c43-10 92-39 92-82 0-36-37-63-92-63-40 0-81 0-120 0-9 0-14 0-14 8 0 5 5 5 12 5 2 0 10 0 17 0 7 1 11 1 11 7 0 2 0 3-1 9-19 75-37 151-57 225-4 16-6 20-38 20-8 0-12 0-12 8 0 5 5 5 6 5 12 0 41-1 53-1 11 0 42 1 54 1 3 0 8 0 8-9 0-4-3-4-12-4-15 0-27 0-27-8 0-2 1-4 1-7 9-37 19-73 29-111 16 0 32 0 49 0 38 0 47 24 47 39 0 6-4 19-6 28-4 12-8 27-8 36 0 46 51 46 57 46 36 0 50-44 50-49 0-6-3-3-5-6-3 0-4 4-6 6-10 32-28 39-38 39-13 0-17-10-17-25 0-14 3-35 5-49 0-4 1-13 1-19 0-32-27-46-39-49z"><text:p/></draw:path><draw:path draw:style-name="gr62" draw:text-style-name="P17" svg:width="0.0705in" svg:height="0.052in" svg:x="0.8079in" svg:y="0.0925in" svg:viewBox="0 0 180 133" svg:d="M23 111c-1 4-3 7-4 12 0 7 6 10 10 10 6 0 11-4 12-6 1-3 3-12 6-19 1-6 3-19 6-27 1-6 3-12 5-20 3-12 3-14 12-26 8-12 22-28 44-28 18 0 18 16 18 22 0 17-13 51-18 63-2 8-4 10-4 15 0 16 12 26 28 26 30 0 42-41 42-45 0-5-4-5-5-5-3 0-3 3-5 6-7 23-19 35-31 35-6 0-7-3-7-9 0-8 1-11 6-25 4-9 16-41 16-56 0-29-23-34-39-34-24 0-41 14-49 27-2-21-19-27-32-27-12 0-20 8-23 16-6 11-11 27-11 29 0 3 4 2 5 3 5 0 5 0 7-8 4-18 10-33 22-33 7 0 9 7 9 15 0 6-2 17-5 25-2 7-4 19-7 27-2 12-6 24-8 37z"><text:p/></draw:path><draw:path draw:style-name="gr62" draw:text-style-name="P17" svg:width="0.0189in" svg:height="0.0496in" svg:x="0.9071in" svg:y="0.1012in" svg:viewBox="0 0 49 127" svg:d="M49 45c0-28-9-45-26-45-16 0-23 11-23 23 0 11 7 22 23 22 6 0 12-3 15-6h2c0 2 0 0 0 6 0 26-11 53-30 72-3 2-3 4-3 5 0 2 1 5 4 5 5 0 38-34 38-82z"><text:p/></draw:path><draw:path draw:style-name="gr62" draw:text-style-name="P17" svg:width="0.1161in" svg:height="0.1126in" svg:x="0.9976in" svg:y="0.0051in" svg:viewBox="0 0 296 287" svg:d="M160 125c19-29 38-56 57-85 10-13 24-27 61-27 0-5 0-8 0-13-16 0-36 1-46 1-17 0-38 0-54-1 0 5 0 8 0 13 16 0 26 10 26 20 0 3-1 4-4 9-16 24-32 47-49 71-18-27-36-54-54-82-1-1-2-3-2-6 0-5 8-12 27-12 0-5 0-8 0-13-15 1-45 1-62 1-13 0-38-1-54-1 0 5 0 8 0 13 2 0 5 0 7 0 24 0 31 3 40 15 26 38 51 77 78 117-23 33-47 67-70 101-6 8-19 28-61 28 0 4 0 9 0 13 16 0 32-1 47-1s38 0 54 1c0-4 0-9 0-13-19 0-27-12-27-20 0-3 2-4 4-9 20-29 40-59 60-88 23 33 44 66 67 100 0 1 1 3 1 5 0 4-8 12-26 12 0 4 0 9 0 13 14-1 46-1 61-1 18 0 37 0 55 1 0-4 0-9 0-13-2 0-6 0-8 0-22 0-31-2-40-15-30-44-58-89-88-134z"><text:p/></draw:path><draw:path draw:style-name="gr62" draw:text-style-name="P17" svg:width="0.1102in" svg:height="0.1098in" svg:x="1.1831in" svg:y="0.022in" svg:viewBox="0 0 281 280" svg:d="M149 149c39 0 78 0 117 0 6 0 15 0 15-8s-9-8-15-8c-39 0-78 0-117 0 0-40 0-80 0-120 0-6 0-13-9-13-8 0-8 7-8 13 0 40 0 80 0 120-40 0-79 0-119 0-5 0-13 0-13 8s8 8 13 8c40 0 79 0 119 0 0 39 0 79 0 117 0 6 0 14 8 14 9 0 9-8 9-14 0-38 0-78 0-117z"><text:p/></draw:path><draw:path draw:style-name="gr62" draw:text-style-name="P17" svg:width="0.1205in" svg:height="0.1126in" svg:x="1.3594in" svg:y="0.0051in" svg:viewBox="0 0 307 287" svg:d="M253 40c16-26 41-27 54-27 0-5 0-8 0-13-13 0-30 1-42 1s-37-1-48-1c0 5 0 8 0 13 17 0 24 7 24 16 0 5-2 11-3 13-23 38-47 75-70 114-25-43-52-85-77-126-2-3-2-5-2-7 0-9 9-10 29-10 0-5 0-8 0-13-16 1-46 1-63 1-18 0-37-1-55-1 0 5 0 8 0 13 2 0 6 0 8 0 29 0 32 4 39 16 30 47 59 95 89 143 0 28 0 55 0 82 0 15-2 20-34 20-4 0-6 0-10 0 0 4 0 9 0 13 15-1 45-1 62-1 16 0 46 0 61 1 0-4 0-9 0-13-4 0-6 0-10 0-32 0-33-4-33-21 0-26 0-54 0-81 27-44 54-89 81-132z"><text:p/></draw:path><draw:path draw:style-name="gr62" draw:text-style-name="P17" svg:width="0.1102in" svg:height="0.0386in" svg:x="1.5472in" svg:y="0.0579in" svg:viewBox="0 0 281 99" svg:d="M266 17c6 0 15 0 15-9 0-8-9-8-15-8-84 0-169 0-253 0-5 0-13 0-13 8 0 9 8 9 14 9 84 0 168 0 252 0zM266 99c6 0 15 0 15-9 0-8-9-8-15-8-84 0-168 0-252 0-6 0-14 0-14 8 0 9 8 9 13 9 84 0 169 0 253 0z"><text:p/></draw:path><draw:path draw:style-name="gr62" draw:text-style-name="P17" svg:width="0.0732in" svg:height="0.1201in" svg:x="1.7866in" svg:y="0.0016in" svg:viewBox="0 0 187 306" svg:d="M124 134c-18-5-36-10-54-13-26-6-42-29-42-53 0-31 22-56 55-56 71 0 80 69 83 88 0 2 0 5 4 5 6 0 6-1 6-10 0-29 0-56 0-85 0-6 0-10-4-10s-4 0-8 6c-4 8-9 16-14 24-12-13-30-30-67-30-47 0-83 37-83 82 0 35 23 66 55 77 5 3 27 7 57 15 10 2 24 6 36 21 8 11 13 23 13 38 0 30-22 60-58 60-12 0-43-2-66-23-24-23-25-49-26-64 0-3-4-3-5-3-6 0-6 2-6 8 0 29 0 57 0 84 0 8 0 11 5 11 3 0 3-1 7-6 5-7 1-1 14-24 14 15 41 30 78 30 50 0 83-41 83-88 0-41-27-76-63-84z"><text:p/></draw:path><draw:path draw:style-name="gr62" draw:text-style-name="P17" svg:width="0.0709in" svg:height="0.052in" svg:x="1.8752in" svg:y="0.0925in" svg:viewBox="0 0 181 133" svg:d="M23 111c-1 4-3 7-4 12 0 7 6 10 11 10s8-4 11-6c2-3 5-12 6-19 1-6 5-19 6-27 2-6 3-12 5-20 3-12 4-14 13-26 8-12 21-28 44-28 17 0 17 16 17 22 0 17-12 51-17 63-3 8-5 10-5 15 0 16 14 26 28 26 30 0 43-41 43-45 0-5-3-5-5-5-4 0-4 3-6 6-6 23-19 35-31 35-6 0-7-3-7-9 0-8 1-11 7-25 4-9 16-41 16-56 0-29-23-34-39-34-25 0-42 14-50 27-2-21-19-27-31-27-13 0-19 8-24 16-6 11-11 27-11 29 0 3 5 3 6 3 4 0 4 0 6-8 5-18 10-33 22-33 7 0 9 7 9 15 0 6-3 17-5 25-2 7-4 19-6 27-3 12-6 24-9 37z"><text:p/></draw:path></draw:g></draw:g><text:s/><text:span text:style-name="T1">a </text:span><text:span text:style-name="T1"><draw:g text:anchor-type="as-char" svg:y="-0.1165in" draw:z-index="36" draw:name="Shape6" draw:style-name="gr60"><svg:title>TexMaths</svg:title><svg:desc>12§display§A = \[ R_{m} \], X = \[ S_{o} \]§svg§600§FALSE§</svg:desc><draw:g draw:style-name="gr2"><draw:path draw:style-name="gr61" draw:text-style-name="P16" svg:width="1.2547in" svg:height="0.1331in" svg:x="0.0024in" svg:y="0.0083in" svg:viewBox="0 0 3188 339" svg:d="M0 0c1063 0 2125 0 3188 0 0 113 0 225 0 339-1063 0-2125 0-3188 0 0-114 0-226 0-339z"><text:p/></draw:path><draw:path draw:style-name="gr62" draw:text-style-name="P17" svg:width="0.1134in" svg:height="0.1177in" svg:x="-0.0004in" svg:y="0in" svg:viewBox="0 0 289 300" svg:d="M61 252c-17 29-33 35-51 36-6 0-10 0-10 9 0 2 2 3 6 3 11 0 24-1 36-1 14 0 29 1 42 1 2 0 8 0 8-7 0-5-3-5-7-5-9-1-19-5-19-16 0-4 2-9 6-15 11-17 20-35 31-53 36 0 71 0 107 0 0 8 6 66 6 70 0 13-22 14-30 14-6 0-11 0-11 9 0 3 4 2 6 3 18 0 36-1 53-1 11 0 37 1 48 1 2 0 7 0 7-8 0-4-3-4-9-4-27 0-27-3-28-16-8-86-17-174-25-262-1-9-1-10-9-10-6 0-8 2-10 7-50 82-98 164-147 245zM112 192c27-47 55-94 82-140 5 46 9 93 14 140-33 0-64 0-96 0z"><text:p/></draw:path><draw:path draw:style-name="gr62" draw:text-style-name="P17" svg:width="0.1098in" svg:height="0.0386in" svg:x="0.174in" svg:y="0.0579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2" draw:text-style-name="P17" svg:width="0.1181in" svg:height="0.1157in" svg:x="0.3465in" svg:y="0.0055in" svg:viewBox="0 0 301 295" svg:d="M142 29c2-11 3-15 10-16 5-1 18-1 27-1 30 0 77 0 77 42 0 15-8 44-23 61-12 10-34 24-72 24-16 0-31 0-47 0 10-38 18-74 28-110zM202 145c43-10 93-40 93-82 0-36-38-63-93-63-40 0-81 0-120 0-9 0-12 0-12 8 0 4 3 4 10 4 2 0 10 0 17 1s11 1 11 7c0 2 0 3-1 8-19 74-37 150-57 225-4 17-4 21-38 21-8 0-12 0-12 8 0 4 4 3 6 4 12 0 41-1 53-1 11 0 42 1 54 1 3 0 8 0 8-9 0-3-3-3-12-3-15 0-27 0-27-9 0-2 1-5 2-7 10-36 18-74 28-110 16 0 33 0 50 0 37 0 46 23 46 39 0 5-4 18-6 28-4 10-8 26-8 35 0 45 51 45 57 45 36 0 50-42 50-48 0-5-3-2-5-5-3 0-4 3-6 6-9 32-28 38-38 38-13 0-17-9-17-26 0-13 3-35 5-48 1-6 1-13 1-19 0-31-27-45-39-48z"><text:p/></draw:path><draw:path draw:style-name="gr62" draw:text-style-name="P17" svg:width="0.1063in" svg:height="0.052in" svg:x="0.4709in" svg:y="0.0929in" svg:viewBox="0 0 271 133" svg:d="M114 106c-1 6-4 16-4 18 0 6 5 9 10 9 6 0 11-4 12-6 1-3 4-12 5-19 2-6 5-19 7-26 1-7 4-13 5-21 3-12 3-13 9-21 9-15 24-32 47-32 17 0 17 14 17 21 0 18-12 51-17 63-3 8-5 10-5 15 0 16 14 26 29 26 29 0 42-40 42-45 0-4-3-4-5-4-3 0-4 2-6 5-6 24-19 36-31 36-6 0-7-4-7-10 0-8 1-11 7-25 4-8 16-39 16-56 0-5 0-17-11-26-5-4-14-8-28-8-26 0-43 17-52 30-3-25-23-30-39-30-24 0-41 14-49 27-2-21-19-27-32-27-12 0-20 10-23 16-6 11-11 27-11 29 0 4 4 3 5 4 5 0 5-1 7-9 4-17 10-32 22-32 7 0 9 6 9 15 0 5-2 16-5 24-2 7-4 21-6 27-3 12-6 25-9 38-1 4-4 11-4 12 0 6 6 9 11 9s10-4 11-6c1-3 3-12 6-19 1-6 5-19 6-26s3-13 5-21c3-12 3-14 12-26 8-11 22-27 44-27 18 0 18 15 18 21 0 7-1 11-5 28-5 15-8 32-13 49z"><text:p/></draw:path><draw:path draw:style-name="gr62" draw:text-style-name="P17" svg:width="0.0189in" svg:height="0.0496in" svg:x="0.6063in" svg:y="0.1012in" svg:viewBox="0 0 49 127" svg:d="M49 45c0-27-11-45-27-45-15 0-22 12-22 23s7 22 22 22c7 0 12-3 16-5v-1c2 0 2 0 2 6 0 27-12 53-30 72-3 2-4 4-4 5 0 3 2 5 5 5 5 0 38-34 38-82z"><text:p/></draw:path><draw:path draw:style-name="gr62" draw:text-style-name="P17" svg:width="0.1157in" svg:height="0.1122in" svg:x="0.6969in" svg:y="0.0055in" svg:viewBox="0 0 295 286" svg:d="M158 124c20-29 40-56 59-84 9-13 23-27 60-28 0-4 0-8 0-12-15 0-36 1-45 1-18 0-38 0-54-1 0 4 0 8 0 12 16 1 25 10 25 19 0 5 0 6-4 11-15 23-32 47-48 71-18-27-36-54-54-82-1-1-3-4-3-6 0-5 9-12 27-13 0-4 0-8 0-12-14 1-45 1-61 1-13 0-40-1-55-1 0 4 0 8 0 12 2 0 6 0 8 0 23 0 31 4 40 16 25 38 51 77 77 117-23 33-46 67-69 101-6 8-19 28-61 28 0 4 0 8 0 12 14 0 32-1 47-1s38 0 54 1c0-4 0-8 0-12-21-2-28-12-28-20 0-4 3-6 5-10 20-29 40-58 60-87 22 32 44 66 66 99 1 2 2 3 2 4 0 5-9 12-27 14 0 4 0 8 0 12 15-1 45-1 62-1s36 1 54 1c0-4 0-8 0-12-2 0-5 0-7 0-23 0-31-3-40-16-30-45-60-89-90-134z"><text:p/></draw:path><draw:path draw:style-name="gr62" draw:text-style-name="P17" svg:width="0.1102in" svg:height="0.0386in" svg:x="0.8815in" svg:y="0.0579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2" draw:text-style-name="P17" svg:width="0.0732in" svg:height="0.1197in" svg:x="1.1217in" svg:y="0.002in" svg:viewBox="0 0 187 305" svg:d="M124 134c-18-5-36-10-54-13-27-6-44-29-44-55 0-29 23-54 57-54 69 0 79 69 81 88 2 2 2 5 5 5 6 0 6-3 6-10 0-29 0-56 0-85 0-8 0-10-5-10-2 0-3 0-6 5-4 8-9 15-14 24-13-12-30-29-68-29-47 0-82 37-82 82 0 35 23 65 55 77 5 1 27 6 55 13 12 4 24 6 36 21 10 11 14 25 14 38 0 31-22 61-57 61-12 0-44-1-67-23-24-22-25-50-25-64-1-5-4-5-6-5-5 0-5 4-5 11 0 29 0 57 0 84 0 8 0 10 5 10 2 0 3-1 6-5 0-1 1-2 15-24 14 15 40 29 77 29 49 0 84-41 84-88 0-41-29-75-63-83z"><text:p/></draw:path><draw:path draw:style-name="gr62" draw:text-style-name="P17" svg:width="0.0539in" svg:height="0.052in" svg:x="1.2118in" svg:y="0.0929in" svg:viewBox="0 0 138 133" svg:d="M138 52c0-33-24-52-54-52-43 0-84 41-84 82 0 29 22 51 53 51 43 0 85-39 85-81zM54 125c-16 0-30-9-30-33 0-12 6-41 17-58 13-18 30-26 43-26 17 0 30 11 30 33 0 7-4 36-17 57-11 18-29 27-43 27z"><text:p/></draw:path></draw:g></draw:g></text:span><text:span text:style-name="T1">, kde </text:span><text:span text:style-name="T1"><draw:g text:anchor-type="as-char" svg:y="-0.1236in" draw:z-index="4" draw:name="Shape7" draw:style-name="gr60"><svg:title>TexMaths</svg:title><svg:desc>12§display§\{n; m\} \subset \mathbb{N}§svg§600§FALSE§</svg:desc><draw:g draw:style-name="gr2"><draw:path draw:style-name="gr61" draw:text-style-name="P16" svg:width="0.8051in" svg:height="0.148in" svg:x="-0.0004in" svg:y="0.0083in" svg:viewBox="0 0 2046 377" svg:d="M1023 377c-342 0-682 0-1023 0 0-126 0-251 0-377 681 0 1364 0 2046 0 0 126 0 251 0 377-341 0-682 0-1023 0z"><text:p/></draw:path><draw:path draw:style-name="gr62" draw:text-style-name="P17" svg:width="0.0583in" svg:height="0.1654in" svg:x="0.0031in" svg:y="-0.0004in" svg:viewBox="0 0 149 421" svg:d="M89 56c0-16 11-44 56-46 3 0 4-3 4-5 0-5-4-5-7-5-44 0-82 22-82 53s0 64 0 96c0 17 0 30-17 43-14 14-31 14-39 15-3 0-4 1-4 3 0 5 2 5 6 5 28 3 48 16 53 37 1 4 1 5 1 21 0 28 0 55 0 83 0 18 0 31 20 47 17 13 45 18 62 18 3 0 7 0 7-5s-3-5-6-5c-28-1-48-16-53-36-1-5-1-5-1-20 0-29 0-59 0-89 0-20-4-27-17-39-10-8-22-13-34-17 35-9 51-28 51-53 0-33 0-67 0-101z"><text:p/></draw:path><draw:path draw:style-name="gr62" draw:text-style-name="P17" svg:width="0.0894in" svg:height="0.0748in" svg:x="0.0787in" svg:y="0.0508in" svg:viewBox="0 0 228 191" svg:d="M25 161c-1 7-3 17-3 19 0 8 6 11 12 11 4 0 12-3 15-12 0-1 5-20 7-31 4-13 6-25 10-37 2-10 5-20 7-29 3-7 5-19 6-21 6-13 29-51 69-51 19 0 22 15 22 28 0 27-20 81-27 99-4 10-4 14-4 19 0 21 15 35 34 35 39 0 55-61 55-65 0-3-4-3-5-3-3 0-3 1-6 7-8 29-23 52-43 52-7 0-10-4-10-14 0-11 4-20 8-30 8-23 25-68 25-92 0-29-18-46-48-46-39 0-59 28-66 37-3-24-19-37-39-37-19 0-27 17-31 24-7 14-13 40-13 41 0 5 4 4 5 5 5 0 5-1 7-10 7-30 16-50 31-50 9 0 13 4 13 19 0 8-1 13-7 35-8 32-15 65-24 97z"><text:p/></draw:path><draw:path draw:style-name="gr62" draw:text-style-name="P17" svg:width="0.0177in" svg:height="0.1028in" svg:x="0.1882in" svg:y="0.0524in" svg:viewBox="0 0 46 262" svg:d="M44 23c0-13-9-23-21-23-13 0-23 10-23 23 0 12 10 21 23 21 12 0 21-9 21-21zM36 177c0 12 0 44-26 74-3 4-3 5-3 6 0 3 1 5 4 5 5 0 35-34 35-82 0-12-2-43-23-43-16 0-23 11-23 23 0 11 7 22 23 22 1 0 1 0 2 0 4-2 9-2 11-5z"><text:p/></draw:path><draw:path draw:style-name="gr62" draw:text-style-name="P17" svg:width="0.1358in" svg:height="0.0748in" svg:x="0.2524in" svg:y="0.0508in" svg:viewBox="0 0 346 191" svg:d="M25 161c-1 7-3 17-3 19 0 8 4 11 12 11 4 0 12-3 15-12 0-1 5-20 7-31 4-13 6-25 10-37 2-10 5-20 7-29 3-7 5-19 6-21 6-13 29-51 69-51 19 0 22 15 22 28 0 11-3 23-6 37-3 15-8 31-12 48-2 10-6 21-8 32-2 8-6 23-6 25 0 8 6 11 12 11 13 0 16-11 19-24 6-24 22-85 25-101 2-6 24-56 70-56 18 0 23 14 23 28 0 25-18 73-27 95-3 10-4 15-4 23 0 21 14 35 34 35 40 0 56-61 56-65 0-3-4-3-6-3-4 0-4 1-6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z"><text:p/></draw:path><draw:path draw:style-name="gr62" draw:text-style-name="P17" svg:width="0.0583in" svg:height="0.1654in" svg:x="0.4047in" svg:y="-0.0004in" svg:viewBox="0 0 149 421" svg:d="M60 364c0 17-11 45-56 47-3 0-4 2-4 5 0 5 4 5 8 5 41 0 80-21 81-53 0-31 0-64 0-96 0-17 0-30 17-44 14-12 30-12 39-13 3 0 4-1 4-5 0-3-3-3-6-3-29-3-48-17-53-39-1-3-1-5-1-20 0-28 0-55 0-83 0-18 0-31-21-47-16-13-46-18-60-18-4 0-8 0-8 5s2 5 6 5c26 1 47 15 53 36 1 4 1 4 1 20 0 29 0 59 0 89 0 19 4 27 17 40 9 8 21 13 33 15-34 11-50 29-50 53 0 34 0 68 0 101z"><text:p/></draw:path><draw:path draw:style-name="gr62" draw:text-style-name="P17" svg:width="0.1008in" svg:height="0.0953in" svg:x="0.5358in" svg:y="0.0346in" svg:viewBox="0 0 257 243" svg:d="M242 17c8 0 15 0 15-9 0-8-7-8-15-8-38 0-75 0-114 0-72 0-128 53-128 121s56 122 128 122c39 0 76 0 114 0 8 0 15 0 15-9 0-7-7-7-15-7-37 0-75 0-112 0-66 0-113-50-113-106s47-104 113-104c37 0 75 0 112 0z"><text:p/></draw:path><draw:path draw:style-name="gr62" draw:text-style-name="P17" svg:width="0.1122in" svg:height="0.1161in" svg:x="0.7012in" svg:y="0.0106in" svg:viewBox="0 0 286 296" svg:d="M37 38c0 69 0 137 0 205 0 21-3 30-25 30-5 0-12 0-12 7s7 7 14 7c22 0 44 0 65 0 9 0 15 0 15-7s-8-7-14-7c-22 0-26-10-26-31 0-64 0-129 0-193 61 81 121 161 182 241 4 4 6 6 9 6 7 0 7-8 7-15 0-78 0-157 0-237 0-22 5-28 24-30 2 0 10 0 10-7s-6-7-15-7c-20 0-41 0-61 0-7 0-14 0-14 7s7 7 12 7c24 2 27 10 27 32 0 43 0 87 0 132-42-58-85-114-127-172-5-6-6-6-16-6-24 0-49 0-73 0-8 0-14 0-14 7s6 7 9 7c11 2 20 9 23 14 0 3 0 4 0 10zM238 266c-62-80-123-160-184-241-4-6-4-6-8-11 16 0 33 0 50 0 47 64 95 128 142 193 0 19 0 39 0 59z"><text:p/></draw:path></draw:g></draw:g></text:span><text:span text:style-name="T1"><text:s/>a </text:span><text:span text:style-name="T1"><draw:g text:anchor-type="as-char" svg:y="-0.1047in" draw:z-index="30" draw:name="Shape8" draw:style-name="gr60"><svg:title>TexMaths</svg:title><svg:desc>12§display§n \le m§svg§600§FALSE§</svg:desc><draw:g draw:style-name="gr2"><draw:path draw:style-name="gr61" draw:text-style-name="P16" svg:width="0.4441in" svg:height="0.1102in" svg:x="0.0031in" svg:y="0.0087in" svg:viewBox="0 0 1129 281" svg:d="M566 281c-189 0-377 0-566 0 0-93 0-187 0-281 376 0 753 0 1129 0 0 94 0 188 0 281-187 0-376 0-563 0z"><text:p/></draw:path><draw:path draw:style-name="gr62" draw:text-style-name="P17" svg:width="0.0898in" svg:height="0.0744in" svg:x="-0.0004in" svg:y="0.0323in" svg:viewBox="0 0 229 190" svg:d="M25 161c-1 6-3 17-3 18 0 7 6 11 12 11 4 0 13-4 15-11 0-1 6-20 9-31 3-13 6-27 9-39 3-8 5-18 6-27 3-7 6-19 6-21 6-13 29-51 69-51 19 0 23 15 23 28 0 27-21 81-28 99-4 10-4 15-4 19 0 20 15 34 35 34 40 0 55-60 55-64 0-5-3-5-6-5s-3 2-6 9c-8 28-21 50-43 50-7 0-9-2-9-13 0-9 3-20 7-29 8-23 26-68 26-92 0-29-18-46-49-46-37 0-58 28-65 37-2-24-20-37-40-37-19 0-27 17-31 24-7 14-13 40-13 41 0 5 5 5 6 5 4 0 4-1 7-11 7-29 16-49 30-49 9 0 13 4 13 19 0 8-1 13-7 35-8 32-15 65-24 97z"><text:p/></draw:path><draw:path draw:style-name="gr62" draw:text-style-name="P17" svg:width="0.1008in" svg:height="0.1276in" svg:x="0.1547in" svg:y="0in" svg:viewBox="0 0 257 325" svg:d="M249 18c4-2 8-5 8-10 0-4-4-8-8-8-3 0-6 2-8 2-78 38-155 74-233 111-7 2-8 6-8 10 0 3 2 6 8 8 78 36 155 72 233 108 5 4 6 4 8 4 4 0 8-4 8-8s-1-7-8-10c-74-34-148-69-221-102 73-35 147-70 221-105zM243 325c7 0 14 0 14-9 0-8-8-8-16-8-75 0-151 0-227 0-6 0-14 0-14 8 0 9 7 9 14 9 76 0 153 0 229 0z"><text:p/></draw:path><draw:path draw:style-name="gr62" draw:text-style-name="P17" svg:width="0.1358in" svg:height="0.0744in" svg:x="0.3201in" svg:y="0.0323in" svg:viewBox="0 0 346 190" svg:d="M25 161c-1 6-3 17-3 18 0 7 6 11 12 11 4 0 13-4 15-11 0-1 6-20 9-31 2-13 6-27 8-39 2-8 6-18 7-27 3-7 6-19 6-21 6-13 29-51 69-51 19 0 23 15 23 28 0 11-3 23-6 35-4 16-9 33-12 50-3 10-6 21-9 32-1 9-6 23-6 24 0 7 6 11 13 11 12 0 16-11 18-23 6-24 22-85 26-102 1-5 24-55 69-55 18 0 23 14 23 28 0 25-17 73-25 95-5 10-6 15-6 23 0 20 14 34 35 34 39 0 55-60 55-64 0-5-4-5-5-5-5 0-5 2-7 9-6 22-19 50-43 50-6 0-10-2-10-13 0-9 4-20 7-29 9-23 27-68 27-92 0-28-18-46-50-46s-52 19-68 41c0-5-1-19-13-30-11-9-24-11-35-11-37 0-59 28-66 37-1-24-19-37-39-37-19 0-27 17-31 24-7 14-13 40-13 41 0 5 4 2 5 5 5 0 5-1 7-11 7-29 16-49 31-49 7 0 13 3 13 19 0 8-1 13-7 35-8 32-15 65-24 97z"><text:p/></draw:path></draw:g></draw:g></text:span><text:span text:style-name="T1">, </text:span><text:span text:style-name="T1"><draw:g text:anchor-type="as-char" svg:y="-0.1047in" draw:z-index="35" draw:name="Shape9" draw:style-name="gr60"><svg:title>TexMaths</svg:title><svg:desc>12§display§n \le o§svg§600§FALSE§</svg:desc><draw:g draw:style-name="gr2"><draw:path draw:style-name="gr61" draw:text-style-name="P16" svg:width="0.3803in" svg:height="0.1102in" svg:x="0.0031in" svg:y="0.0083in" svg:viewBox="0 0 967 281" svg:d="M0 0c323 0 644 0 967 0 0 94 0 188 0 281-323 0-644 0-967 0 0-93 0-187 0-281z"><text:p/></draw:path><draw:path draw:style-name="gr62" draw:text-style-name="P17" svg:width="0.0894in" svg:height="0.0744in" svg:x="-0.0004in" svg:y="0.0319in" svg:viewBox="0 0 228 190" svg:d="M25 161c-1 6-3 16-3 17 0 8 6 12 12 12 4 0 12-4 15-12 0-1 5-19 9-30 2-13 6-25 8-37 2-10 5-20 7-29 3-7 5-19 6-22 6-12 29-50 69-50 19 0 22 15 22 28 0 27-20 81-27 99-4 10-4 15-4 19 0 20 15 34 34 34 39 0 55-60 55-64 0-5-4-5-5-5-3 0-3 2-6 9-8 28-23 50-43 50-7 0-10-3-10-13 0-9 4-20 8-29 8-23 25-68 25-92 0-29-18-46-48-46-39 0-59 26-66 37-1-24-19-37-39-37-19 0-27 17-31 24-7 14-13 40-13 41 0 5 4 2 5 5 5 0 5-1 7-11 7-29 16-49 31-49 9 0 13 4 13 19 0 8-1 13-7 35-8 32-15 65-24 97z"><text:p/></draw:path><draw:path draw:style-name="gr62" draw:text-style-name="P17" svg:width="0.1012in" svg:height="0.1276in" svg:x="0.1539in" svg:y="0in" svg:viewBox="0 0 258 325" svg:d="M250 18c4-2 8-5 8-10 0-4-4-8-8-8-3 0-6 1-9 2-78 38-155 74-233 111-7 2-8 6-8 10 0 3 2 6 8 8 78 36 155 73 233 110 6 2 7 2 9 2 3 0 8-4 8-8s-2-7-10-10c-73-34-146-69-219-102 73-35 146-70 221-105zM242 325c8 0 16 0 16-9 0-8-10-8-16-8-75 0-151 0-226 0-6 0-16 0-16 8 0 9 8 9 14 9 76 0 153 0 228 0z"><text:p/></draw:path><draw:path draw:style-name="gr62" draw:text-style-name="P17" svg:width="0.0705in" svg:height="0.0744in" svg:x="0.3217in" svg:y="0.0319in" svg:viewBox="0 0 180 190" svg:d="M180 71c0-43-30-71-67-71-57 0-113 60-113 120 0 41 28 70 67 70 57 0 113-58 113-119zM67 180c-18 0-36-13-36-44 0-21 11-66 24-88 22-32 46-38 58-38 24 0 36 20 36 45 0 16-9 60-24 88-15 23-39 37-58 37z"><text:p/></draw:path></draw:g></draw:g></text:span><text:span text:style-name="T1"><text:s/></text:span><text:span text:style-name="T2">a zároveň A je spárované s X + Y a A + B je spárované s X</text:span><text:span text:style-name="T1">. To znamená, že A a A + B jsou prvky seznamu R, </text:span><text:span text:style-name="T1"><draw:g text:anchor-type="as-char" svg:y="-0.1181in" draw:z-index="5" draw:name="Shape9" draw:style-name="gr60"><svg:title>TexMaths</svg:title><svg:desc>12§display§A \le A + B§svg§600§FALSE§</svg:desc><draw:g draw:style-name="gr2"><draw:path draw:style-name="gr61" draw:text-style-name="P16" svg:width="0.7807in" svg:height="0.1236in" svg:x="0.0024in" svg:y="0.0087in" svg:viewBox="0 0 1984 315" svg:d="M0 0c661 0 1322 0 1984 0 0 105 0 210 0 315-662 0-1323 0-1984 0 0-105 0-210 0-315z"><text:p/></draw:path><draw:path draw:style-name="gr62" draw:text-style-name="P17" svg:width="0.1134in" svg:height="0.1177in" svg:x="-0.0004in" svg:y="0in" svg:viewBox="0 0 289 300" svg:d="M61 252c-17 28-33 34-51 35-6 0-10 0-10 8 0 3 2 5 6 5 11 0 24-1 36-1 14 0 29 1 42 1 2 0 8 0 8-8 0-5-3-5-7-5-9-1-19-4-19-14 0-5 2-10 6-16 11-18 20-36 31-54 36 0 71 0 107 0 0 8 6 66 6 71 0 12-22 13-30 13-6 0-11 0-11 8 0 5 4 4 6 5 18 0 36-1 53-1 11 0 37 1 48 1 2 0 7 0 7-8 0-5-3-5-9-5-27 0-27-2-28-16-8-87-17-174-25-261-1-9-1-10-9-10-6 0-8 2-10 7-50 82-98 164-147 245zM112 190c27-46 55-93 82-138 5 45 9 92 14 138-33 0-64 0-96 0z"><text:p/></draw:path><draw:path draw:style-name="gr62" draw:text-style-name="P17" svg:width="0.1012in" svg:height="0.1272in" svg:x="0.178in" svg:y="0.0134in" svg:viewBox="0 0 258 324" svg:d="M250 18c4-2 8-5 8-10 0-4-4-8-8-8-3 0-6 1-9 2-78 38-155 74-233 111-7 2-8 6-8 10 0 3 2 6 8 8 78 36 155 73 233 109 6 3 7 3 9 3 4 0 8-4 8-9 0-3-2-6-10-9-73-34-146-69-219-102 73-35 147-70 221-105zM242 324c8 0 16 0 16-8s-10-8-16-8c-75 0-151 0-226 0-6 0-16 0-16 8s7 8 14 8c76 0 153 0 228 0z"><text:p/></draw:path><draw:path draw:style-name="gr62" draw:text-style-name="P17" svg:width="0.1134in" svg:height="0.1177in" svg:x="0.3453in" svg:y="0in" svg:viewBox="0 0 289 300" svg:d="M61 252c-17 28-33 34-53 35-4 0-8 0-8 8 0 3 2 5 6 5 11 0 24-1 36-1 13 0 29 1 42 1 2 0 8 0 8-8 0-5-4-5-7-5-9-1-20-4-20-14 0-5 3-10 6-16 11-18 21-36 32-54 35 0 71 0 106 0 1 8 7 66 7 71 0 12-22 13-30 13-6 0-11 0-11 8 0 5 5 5 6 5 17 0 36-1 53-1 11 0 37 1 48 1 2 0 7 0 7-8 0-5-5-5-9-5-27 0-27-2-28-16-8-87-17-174-25-261-1-9-1-10-9-10-7 0-8 2-10 7-50 82-98 164-147 245zM112 190c27-46 55-93 82-138 5 45 9 92 14 138-33 0-64 0-96 0z"><text:p/></draw:path><draw:path draw:style-name="gr62" draw:text-style-name="P17" svg:width="0.1098in" svg:height="0.1094in" svg:x="0.5098in" svg:y="0.0217in" svg:viewBox="0 0 280 279" svg:d="M149 148c39 0 78 0 117 0 6 0 14 0 14-9 0-8-8-8-14-8-39 0-78 0-117 0 0-40 0-78 0-118 0-6 0-13-9-13-8 0-8 7-8 13 0 40 0 78 0 118-40 0-79 0-119 0-5 0-13 0-13 8 0 9 8 9 13 9 40 0 79 0 119 0 0 38 0 78 0 117 0 5 0 14 8 14 9 0 9-9 9-14 0-39 0-79 0-117z"><text:p/></draw:path><draw:path draw:style-name="gr62" draw:text-style-name="P17" svg:width="0.1181in" svg:height="0.1122in" svg:x="0.6732in" svg:y="0.0059in" svg:viewBox="0 0 301 286" svg:d="M50 253c-4 16-6 20-38 20-7 0-12 0-12 8 0 5 4 5 12 5 50 0 100 0 150 0 67 0 116-49 116-91 0-29-24-53-64-58 43-8 87-40 87-79 0-32-27-58-78-58-47 0-95 0-141 0-9 0-14 0-14 8 0 4 5 4 12 4 2 0 10 0 17 1s11 1 11 7c0 2 0 3-1 8-19 75-37 151-57 225zM114 133c8-35 17-69 25-104 5-16 5-17 23-17s37 0 55 0c37 0 46 25 46 44 0 36-36 77-88 77-20 0-41 0-61 0zM95 273c-6 0-7 0-10 0-3-2-5-2-5-5 0-1 0-1 2-10 9-38 20-78 30-116 26 0 52 0 79 0 41 0 48 31 48 48 0 42-37 83-87 83-19 0-38 0-57 0z"><text:p/></draw:path></draw:g></draw:g></text:span><text:span text:style-name="T1">, X </text:span><text:span text:style-name="T2">a</text:span><text:span text:style-name="T1"> X + Y jsou prvky seznamu S, </text:span><draw:g text:anchor-type="as-char" svg:y="-0.1126in" draw:z-index="6" draw:name="Shape10" draw:style-name="gr60"><svg:title>TexMaths</svg:title><svg:desc>12§display§X \le X + Y§svg§600§FALSE§</svg:desc><draw:g draw:style-name="gr2"><draw:path draw:style-name="gr61" draw:text-style-name="P16" svg:width="0.8335in" svg:height="0.1173in" svg:x="0.0039in" svg:y="0.0087in" svg:viewBox="0 0 2118 299" svg:d="M0 0c705 0 1412 0 2118 0 0 99 0 200 0 299-706 0-1413 0-2118 0 0-99 0-200 0-299z"><text:p/></draw:path><draw:path draw:style-name="gr62" draw:text-style-name="P17" svg:width="0.1366in" svg:height="0.1118in" svg:x="-0.0004in" svg:y="0in" svg:viewBox="0 0 348 285" svg:d="M193 114c-12-28-23-55-35-83-1-3-1-3-2-6 0-2 7-11 25-12 4 0 9-1 9-8 0-5-5-5-6-5-18 0-36 1-54 1-10 0-36-1-47-1-3 0-7 0-7 8 0 5 3 5 9 5 25 0 28 4 31 13 17 39 33 78 50 118-30 31-59 62-89 93-1 3-4 4-5 5-20 23-41 29-62 30-5 1-10 1-10 8 0 1 0 5 6 5 13 0 26-1 40-1 15 0 32 1 46 1 3 0 9 0 9-8 0-4-5-5-6-5-4 0-17-1-17-13 0-6 7-14 12-18 14-15 29-30 43-46 12-13 25-26 37-39 15 32 29 66 44 98 1 5 2 5 2 6 0 3-8 11-25 12-5 1-9 1-9 8 0 5 5 5 6 5 12 0 42-1 54-1 10 0 36 1 47 1 3 0 7 0 7-8 0-5-3-5-7-5-27 0-29-1-36-18-17-40-44-103-54-128 28-30 72-79 87-91 12-11 27-21 52-22 6 0 10 0 10-8-2-1 0-5-6-5-12 0-26 1-40 1-15 0-31-1-46-1-3 0-8 0-8 8 0 3 2 5 5 5 4 0 17 1 17 13 0 6-5 11-8 15-23 24-46 48-69 73z"><text:p/></draw:path><draw:path draw:style-name="gr62" draw:text-style-name="P17" svg:width="0.1012in" svg:height="0.1268in" svg:x="0.2055in" svg:y="0.0071in" svg:viewBox="0 0 258 323" svg:d="M250 18c4-2 8-4 8-10 0-3-4-8-8-8-3 0-6 2-9 4-78 36-155 71-233 109-7 3-8 6-8 9 0 4 2 7 8 10 78 36 155 72 233 108 6 2 7 2 9 2 4 0 8-4 8-8s-2-6-10-10c-73-34-146-68-219-102 73-35 147-69 221-104zM242 323c8 0 16 0 16-8s-10-8-16-8c-75 0-151 0-226 0-6 0-16 0-16 8s8 8 14 8c76 0 153 0 228 0z"><text:p/></draw:path><draw:path draw:style-name="gr62" draw:text-style-name="P17" svg:width="0.1366in" svg:height="0.1118in" svg:x="0.3713in" svg:y="0in" svg:viewBox="0 0 348 285" svg:d="M193 114c-12-28-23-55-35-83-2-3-1-3-2-6 0-2 7-11 24-12 5 0 10-1 10-8 0-5-6-5-8-5-16 0-34 1-52 1-11 0-38-1-47-1-3 0-9 0-9 8 0 5 5 5 10 5 25 0 29 4 32 13 17 39 33 78 50 118-30 31-59 62-89 93-1 3-4 4-5 5-22 23-41 29-62 30-6 1-10 1-10 8 0 1 0 5 6 5 12 0 26-1 40-1 15 0 31 1 46 1 3 0 8 0 8-8 0-4-4-5-5-5-4 0-17-1-17-13 0-6 6-14 12-18 14-15 28-30 42-46 13-13 25-26 38-39 15 32 29 66 44 98 1 5 1 5 1 6 0 3-7 11-24 12-5 1-9 1-9 8 0 5 5 5 6 5 12 0 42-1 53-1s37 1 47 1c4 0 8 0 8-8 0-5-3-5-7-5-29 0-29-1-36-18-17-40-45-103-55-128 29-30 73-79 86-91 12-11 29-21 54-22 5 0 10 0 10-8-2-1 0-5-6-5-13 0-26 1-40 1-15 0-31-1-46-1-3 0-9 0-9 8 0 3 3 5 6 5 4 0 17 1 17 13 0 6-5 11-8 15-23 24-46 48-69 73z"><text:p/></draw:path><draw:path draw:style-name="gr62" draw:text-style-name="P17" svg:width="0.1098in" svg:height="0.1091in" svg:x="0.563in" svg:y="0.0161in" svg:viewBox="0 0 280 278" svg:d="M149 148c39 0 78 0 117 0 6 0 14 0 14-8s-8-8-14-8c-39 0-78 0-117 0 0-40 0-78 0-118 0-6 0-14-9-14-8 0-8 8-8 14 0 40 0 78 0 118-40 0-79 0-119 0-5 0-13 0-13 8s8 8 13 8c40 0 79 0 119 0 0 39 0 78 0 117 0 4 0 13 8 13 9 0 9-9 9-13 0-39 0-78 0-117z"><text:p/></draw:path><draw:path draw:style-name="gr62" draw:text-style-name="P17" svg:width="0.1201in" svg:height="0.1118in" svg:x="0.7256in" svg:y="0in" svg:viewBox="0 0 306 285" svg:d="M236 48c3-2 4-4 6-6 14-12 27-26 56-29 4 0 8 0 8-8 0-4-2-5-6-5-11 0-23 1-34 1-14 0-28-1-42-1-3 0-8 0-8 8 0 5 4 5 6 5 4 0 16 1 16 10 0 7-10 18-12 20-33 37-65 74-98 111-15-41-31-83-46-124-3-6-3-6-3-7 0-10 21-10 25-10 6 0 10 0 10-8 0-5-5-5-6-5-12 0-41 1-53 1-11 0-37-1-48-1-2 0-7 0-7 8 0 5 4 5 10 5 25 0 26 4 30 15 18 45 34 91 52 137 0 1 2 6 2 7 0 0-17 68-20 76-4 23-6 24-39 24-7 0-11 0-11 8 0 5 5 5 6 5 11 0 41-1 53-1s42 1 54 1c2 0 8 0 8-8 0-5-5-5-12-5-1 0-9 0-17 0-8-1-10-3-10-7s3-18 6-27c4-19 9-38 14-58 2-8 2-9 6-12 35-41 70-81 104-120z"><text:p/></draw:path></draw:g></draw:g><text:s/><text:span text:style-name="T2">a jedná se </text:span><text:span text:style-name="T3">o první prvky</text:span><text:span text:style-name="T2">, kde předpokládáme, že je lepší párování.</text:span></text:p>
      <text:p text:style-name="P6"><draw:frame text:anchor-type="paragraph" draw:z-index="22" draw:name="Text Frame 1" draw:style-name="gr66" draw:text-style-name="P20" svg:width="0.2606in" svg:height="0.2713in" svg:x="3.0598in" svg:y="0.0827in"><draw:text-box><text:p>R1</text:p></draw:text-box></draw:frame><draw:frame text:anchor-type="paragraph" draw:z-index="23" draw:name="Text Frame 2" draw:style-name="gr68" draw:text-style-name="P20" svg:width="0.2713in" svg:height="0.2295in" svg:x="2.6016in" svg:y="0.1138in"><draw:text-box><text:p>R2</text:p></draw:text-box></draw:frame><draw:frame text:anchor-type="paragraph" draw:z-index="25" draw:name="Text Frame 4" draw:style-name="gr66" draw:text-style-name="P20" svg:width="0.5213in" svg:height="0.2713in" svg:x="1.0598in" svg:y="0.0827in"><draw:text-box><text:p>Rm=A</text:p></draw:text-box></draw:frame><draw:frame text:anchor-type="paragraph" draw:z-index="24" draw:name="Text Frame 3" draw:style-name="gr67" draw:text-style-name="P20" svg:width="0.7189in" svg:height="0.237in" svg:x="1.5807in" svg:y="0.1453in"><draw:text-box><text:p>Rn=A+B</text:p></draw:text-box></draw:frame><draw:frame text:anchor-type="paragraph" draw:z-index="60" draw:name="Text Frame 12" draw:style-name="gr29" draw:text-style-name="P19" svg:width="0.226in" svg:height="0.215in" svg:x="6.1102in" svg:y="0.1591in"><draw:text-box><text:p>R2</text:p></draw:text-box></draw:frame><draw:frame text:anchor-type="paragraph" draw:z-index="61" draw:name="Text Frame 13" draw:style-name="gr28" draw:text-style-name="P19" svg:width="0.2835in" svg:height="0.2606in" svg:x="6.498in" svg:y="0.1307in"><draw:text-box><text:p>R1</text:p></draw:text-box></draw:frame></text:p>
      <text:p text:style-name="P11"><draw:custom-shape text:anchor-type="paragraph" draw:z-index="7" draw:name="Shape 1" draw:style-name="gr76" draw:text-style-name="P18" svg:width="0.1043in" svg:height="0.1043in" svg:x="1.1846in" svg:y="0.1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2" draw:style-name="gr78" draw:text-style-name="P18" svg:width="0.0941in" svg:height="0.0941in" svg:x="1.4866in" svg:y="0.1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 3" draw:style-name="gr76" draw:text-style-name="P18" svg:width="0.1043in" svg:height="0.1043in" svg:x="1.7681in" svg:y="0.1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 4" draw:style-name="gr76" draw:text-style-name="P18" svg:width="0.1043in" svg:height="0.1043in" svg:x="2.702in" svg:y="0.1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5" draw:style-name="gr77" draw:text-style-name="P18" svg:width="0.115in" svg:height="0.115in" svg:x="3.1429in" svg:y="0.161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6" draw:style-name="gr76" draw:text-style-name="P18" svg:width="0.1043in" svg:height="0.1043in" svg:x="3.0909in" svg:y="1.036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7" draw:style-name="gr75" draw:text-style-name="P18" svg:width="0.1043in" svg:height="0.1358in" svg:x="2.6862in" svg:y="0.9555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8" draw:style-name="gr74" draw:text-style-name="P18" svg:width="0.1252in" svg:height="0.1252in" svg:x="1.7783in" svg:y="0.9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9" draw:style-name="gr73" draw:text-style-name="P18" svg:width="0.1177in" svg:height="0.1669in" svg:x="1.4193in" svg:y="0.8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Line 1" draw:style-name="gr71" draw:text-style-name="P18" svg:x1="3.1949in" svg:y1="0.2346in" svg:x2="3.1429in" svg:y2="1.0366in"><text:p/></draw:line><draw:line text:anchor-type="paragraph" draw:z-index="17" draw:name="Line 2" draw:style-name="gr71" draw:text-style-name="P18" svg:x1="2.7382in" svg:y1="0.1933in" svg:x2="2.7382in" svg:y2="1.037in"><text:p/></draw:line><draw:custom-shape text:anchor-type="paragraph" draw:z-index="18" draw:name="Shape 10" draw:style-name="gr72" draw:text-style-name="P18" svg:width="0.1795in" svg:height="0.1268in" svg:x="0.6929in" svg:y="0.8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Line 3" draw:style-name="gr71" draw:text-style-name="P18" svg:x1="1.4866in" svg:y1="0.1618in" svg:x2="1.4969in" svg:y2="0.9429in"><text:p/></draw:line><draw:line text:anchor-type="paragraph" draw:z-index="20" draw:name="Line 4" draw:style-name="gr70" draw:text-style-name="P18" svg:x1="1.7681in" svg:y1="0.2555in" svg:x2="0.8209in" svg:y2="0.9394in"><text:p/></draw:line><draw:line text:anchor-type="paragraph" draw:z-index="21" draw:name="Line 5" draw:style-name="gr69" draw:text-style-name="P18" svg:x1="1.1846in" svg:y1="0.2346in" svg:x2="1.8512in" svg:y2="1.0366in"><text:p/></draw:line><draw:frame text:anchor-type="paragraph" draw:z-index="26" draw:name="Text Frame 5" draw:style-name="gr65" draw:text-style-name="P20" svg:width="0.313in" svg:height="0.198in" svg:x="3.0492in" svg:y="1.1299in"><draw:text-box><text:p>S1</text:p></draw:text-box></draw:frame><draw:frame text:anchor-type="paragraph" draw:z-index="27" draw:name="Text Frame 6" draw:style-name="gr64" draw:text-style-name="P20" svg:width="0.2295in" svg:height="0.2606in" svg:x="2.6047in" svg:y="1.0866in"><draw:text-box><text:p>S2</text:p></draw:text-box></draw:frame><draw:frame text:anchor-type="paragraph" draw:z-index="28" draw:name="Text Frame 7" draw:style-name="gr63" draw:text-style-name="P20" svg:width="0.6878in" svg:height="0.2406in" svg:x="1.6516in" svg:y="1.0366in"><draw:text-box><text:p>Sn=X+Y</text:p></draw:text-box></draw:frame><draw:frame text:anchor-type="paragraph" draw:z-index="39" draw:name="Text Frame 8" draw:style-name="gr43" draw:text-style-name="P19" svg:width="0.4803in" svg:height="0.2031in" svg:x="0.6417in" svg:y="1.0437in"><draw:text-box><text:p>So=X</text:p></draw:text-box></draw:frame><draw:custom-shape text:anchor-type="paragraph" draw:z-index="40" draw:name="Shape 11" draw:style-name="gr35" draw:text-style-name="P18" svg:width="0.1217in" svg:height="0.1217in" svg:x="6.5327in" svg:y="0.1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 12" draw:style-name="gr42" draw:text-style-name="P18" svg:width="0.1157in" svg:height="0.1157in" svg:x="6.1799in" svg:y="0.1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 13" draw:style-name="gr38" draw:text-style-name="P18" svg:width="0.0933in" svg:height="0.0933in" svg:x="6.6075in" svg:y="1.0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 14" draw:style-name="gr41" draw:text-style-name="P18" svg:width="0.1043in" svg:height="0.1043in" svg:x="6.2374in" svg:y="1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 15" draw:style-name="gr38" draw:text-style-name="P18" svg:width="0.0933in" svg:height="0.0933in" svg:x="5.3752in" svg:y="0.2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 16" draw:style-name="gr40" draw:text-style-name="P18" svg:width="0.0988in" svg:height="0.0988in" svg:x="4.9701in" svg:y="0.2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 17" draw:style-name="gr39" draw:text-style-name="P18" svg:width="0.098in" svg:height="0.098in" svg:x="4.6in" svg:y="0.2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 18" draw:style-name="gr36" draw:text-style-name="P18" svg:width="0.1161in" svg:height="0.1161in" svg:x="4.189in" svg:y="0.9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 19" draw:style-name="gr38" draw:text-style-name="P18" svg:width="0.0933in" svg:height="0.0933in" svg:x="1.1846in" svg:y="0.9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 20" draw:style-name="gr35" draw:text-style-name="P18" svg:width="0.1217in" svg:height="0.1217in" svg:x="0.7744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 21" draw:style-name="gr36" draw:text-style-name="P18" svg:width="0.1161in" svg:height="0.1161in" svg:x="4.189in" svg:y="0.2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22" draw:style-name="gr37" draw:text-style-name="P18" svg:width="0.0752in" svg:height="0.0752in" svg:x="4.5654in" svg:y="1.0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 23" draw:style-name="gr36" draw:text-style-name="P18" svg:width="0.1161in" svg:height="0.1161in" svg:x="5.0102in" svg:y="0.9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 24" draw:style-name="gr35" draw:text-style-name="P18" svg:width="0.1217in" svg:height="0.1217in" svg:x="5.3402in" svg:y="0.9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Line 6" draw:style-name="gr34" draw:text-style-name="P18" svg:x1="5.4272in" svg:y1="0.2626in" svg:x2="5.4098in" svg:y2="0.9917in"><text:p/></draw:line><draw:line text:anchor-type="paragraph" draw:z-index="55" draw:name="Line 7" draw:style-name="gr34" draw:text-style-name="P18" svg:x1="4.6575in" svg:y1="0.2917in" svg:x2="4.2583in" svg:y2="1.0264in"><text:p/></draw:line><draw:line text:anchor-type="paragraph" draw:z-index="56" draw:name="Line 8" draw:style-name="gr33" draw:text-style-name="P18" svg:x1="5.028in" svg:y1="0.2862in" svg:x2="5.0571in" svg:y2="0.9516in"><text:p/></draw:line><draw:frame text:anchor-type="paragraph" draw:z-index="57" draw:name="Text Frame 9" draw:style-name="gr32" draw:text-style-name="P19" svg:width="0.3823in" svg:height="0.2024in" svg:x="4.0555in" svg:y="0.0602in"><draw:text-box><text:p/></draw:text-box></draw:frame><draw:frame text:anchor-type="paragraph" draw:z-index="58" draw:name="Text Frame 10" draw:style-name="gr31" draw:text-style-name="P19" svg:width="0.5043in" svg:height="0.2197in" svg:x="4.4484in" svg:y="0.0146in"><draw:text-box><text:p>Rm=A</text:p></draw:text-box></draw:frame><draw:frame text:anchor-type="paragraph" draw:z-index="59" draw:name="Text Frame 11" draw:style-name="gr30" draw:text-style-name="P19" svg:width="0.6307in" svg:height="0.1925in" svg:x="5.1618in" svg:y="0.0134in"><draw:text-box><text:p>Rn=A+B</text:p></draw:text-box></draw:frame><draw:frame text:anchor-type="paragraph" draw:z-index="62" draw:name="Text Frame 14" draw:style-name="gr27" draw:text-style-name="P19" svg:width="0.2433in" svg:height="0.1925in" svg:x="6.1972in" svg:y="1.1717in"><draw:text-box><text:p>S2</text:p></draw:text-box></draw:frame><draw:frame text:anchor-type="paragraph" draw:z-index="63" draw:name="Text Frame 15" draw:style-name="gr26" draw:text-style-name="P19" svg:width="0.313in" svg:height="0.2142in" svg:x="6.4807in" svg:y="1.1717in"><draw:text-box><text:p>S1</text:p></draw:text-box></draw:frame><draw:frame text:anchor-type="paragraph" draw:z-index="64" draw:name="Text Frame 16" draw:style-name="gr25" draw:text-style-name="P19" svg:width="0.6252in" svg:height="0.1925in" svg:x="5.1902in" svg:y="1.0839in"><draw:text-box><text:p>Sn=X+Y</text:p></draw:text-box></draw:frame><draw:frame text:anchor-type="paragraph" draw:z-index="65" draw:name="Text Frame 17" draw:style-name="gr24" draw:text-style-name="P19" svg:width="0.4169in" svg:height="0.1976in" svg:x="4.0209in" svg:y="1.1134in"><draw:text-box><text:p>So=X</text:p></draw:text-box></draw:frame><draw:line text:anchor-type="paragraph" draw:z-index="66" draw:name="Line 9" draw:style-name="gr23" draw:text-style-name="P18" svg:x1="3.3673in" svg:y1="0.7374in" svg:x2="4.1374in" svg:y2="0.7421in"><text:p/></draw:line><draw:line text:anchor-type="paragraph" draw:z-index="67" draw:name="Line 10" draw:style-name="gr23" draw:text-style-name="P18" svg:x1="3.8591in" svg:y1="0.4827in" svg:x2="4.1154in" svg:y2="0.7374in"><text:p/></draw:line><draw:line text:anchor-type="paragraph" draw:z-index="68" draw:name="Line 11" draw:style-name="gr23" draw:text-style-name="P18" svg:x1="3.8646in" svg:y1="0.9461in" svg:x2="4.1154in" svg:y2="0.7516in"><text:p/></draw:line><text:line-break/><text:line-break/><text:line-break/><text:line-break/><text:line-break/><text:line-break/><text:line-break/></text:p>
      <text:p text:style-name="P14"><text:span text:style-name="T6">Abychom našli spor, musíme dokázat </text:span><text:span text:style-name="T7">neplatnost</text:span><text:span text:style-name="T6"> </text:span><text:span text:style-name="T6"><draw:g text:anchor-type="as-char" svg:y="-0.1244in" draw:z-index="70" draw:style-name="gr1"><svg:title>TexMaths</svg:title><svg:desc>12§display§\[ R_{n} \] *\[ S_{n} \] + \[ R_{m} \] *\[ S_{o} \] \le§svg§600§FALSE§</svg:desc><draw:g draw:style-name="gr2"><draw:path draw:style-name="gr3" draw:text-style-name="P16" svg:width="1.4272in" svg:height="0.1327in" svg:x="0.0016in" svg:y="0.0091in" svg:viewBox="0 0 3626 338" svg:d="M1814 338c-604 0-1209 0-1814 0 0-113 0-225 0-338 1208 0 2418 0 3626 0 0 113 0 225 0 338-603 0-1208 0-1812 0z"><text:p/></draw:path><draw:path draw:style-name="gr4" draw:text-style-name="P17" svg:width="0.1181in" svg:height="0.1157in" svg:x="0.0004in" svg:y="0.0118in" svg:viewBox="0 0 301 295" svg:d="M140 29c3-11 4-15 12-16 4 0 17 0 26 0 30 0 76 0 76 41 0 14-6 43-22 60-11 11-34 24-71 24-16 0-33 0-48 0 9-37 18-73 27-109zM202 144c42-9 92-38 92-82 0-36-38-62-94-62-39 0-80 0-120 0-8 0-12 0-12 8 0 5 4 5 12 5 5 0 9 0 16 0 7 1 12 1 12 7 0 2-1 3-2 8-20 75-38 151-57 225-3 16-5 20-38 20-7 0-11 0-11 8 0 5 5 5 6 5 11 0 41-1 53-1s42 1 53 1c3 0 8 0 8-9 0-4-4-4-11-4-15 0-27 0-27-8 0-2 1-4 1-7 9-37 18-73 27-110 17 0 34 0 51 0 38 0 45 24 45 38 0 6-3 19-6 28-2 12-6 27-6 36 0 45 51 45 56 45 36 0 51-43 51-49 0-5-5-5-6-5-3 0-5 4-5 6-10 32-28 39-38 39-14 0-17-10-17-27 0-12 3-33 4-46 1-6 2-14 2-20 0-32-29-45-39-49z"><text:p/></draw:path><draw:path draw:style-name="gr5" draw:text-style-name="P17" svg:width="0.0705in" svg:height="0.052in" svg:x="0.1252in" svg:y="0.098in" svg:viewBox="0 0 180 133" svg:d="M22 112c-2 3-3 11-3 12 0 6 5 9 10 9s9-4 12-7c1-3 3-12 5-18 1-5 4-19 6-26 2-6 3-14 6-20 2-12 3-14 12-26 8-12 21-28 44-28 17 0 17 16 17 21 0 18-12 50-17 62-4 9-5 12-5 17 0 16 13 25 28 25 30 0 43-41 43-45s-4-4-5-4c-5 0-5 2-6 5-6 24-19 36-31 36-6 0-7-4-7-11 0-6 1-10 7-23 4-9 16-41 16-57 0-29-23-34-39-34-25 0-41 16-50 28-3-21-19-28-31-28-14 0-20 10-24 16-6 12-10 28-10 30 0 3 4 3 5 3 3 0 3-1 6-8 5-18 11-33 21-33 9 0 10 8 10 15 0 6-4 15-5 24-2 7-5 20-6 27-3 12-6 24-9 38z"><text:p/></draw:path><draw:path draw:style-name="gr6" draw:text-style-name="P17" svg:width="0.061in" svg:height="0.0709in" svg:x="0.2205in" svg:y="0.0004in" svg:viewBox="0 0 156 181" svg:d="M83 100c21 14 53 38 55 39 1 2 2 3 6 3 7 0 12-6 12-12 0-4-2-7-10-11-19-10-39-19-58-28 19-9 39-19 58-27 8-4 10-8 10-12 0-6-5-12-12-12-2 0-4 0-14 8-16 11-32 22-47 34 2-24 3-47 6-71 0-6-5-11-11-11s-11 5-11 11c0 3 5 62 6 71-18-14-35-26-53-38-6-4-6-4-8-4-7 0-12 6-12 12 0 4 2 8 8 10 21 9 40 18 60 28-19 10-39 19-58 29-8 4-10 6-10 11 0 1 0 12 14 12 20-15 40-29 59-42-2 23-3 47-6 71 0 7 5 10 11 10s11-4 11-10c0-4-5-62-6-71z"><text:p/></draw:path><draw:path draw:style-name="gr7" draw:text-style-name="P17" svg:width="0.0728in" svg:height="0.1197in" svg:x="0.3575in" svg:y="0.0075in" svg:viewBox="0 0 186 305" svg:d="M124 133c-18-4-36-9-54-13-27-6-44-29-44-53 0-30 23-55 57-55 69 0 79 68 81 88 2 2 2 4 5 4 6 0 6-2 6-9 0-29 0-57 0-85 0-8 0-10-5-10-2 0-3 0-6 5-4 8-9 15-14 24-13-12-30-29-68-29-47 0-82 37-82 82 0 35 22 66 55 77 5 1 27 7 55 14 12 2 24 5 36 20 9 11 14 24 14 39 0 29-22 60-57 60-12 0-44-3-67-23-24-23-25-50-25-64-1-4-5-4-6-4-5 0-5 3-5 9 0 29 0 57 0 84 0 7 0 11 5 11 2 0 2-1 6-6 5-7 1-1 15-24 12 14 40 30 77 30 49 0 83-42 83-88 0-40-28-75-62-84z"><text:p/></draw:path><draw:path draw:style-name="gr8" draw:text-style-name="P17" svg:width="0.0705in" svg:height="0.052in" svg:x="0.4457in" svg:y="0.098in" svg:viewBox="0 0 180 133" svg:d="M22 112c-2 3-3 11-3 12 0 6 5 9 10 9 6 0 11-4 12-7s3-12 5-18c1-5 4-19 7-26 1-6 3-14 5-20 3-12 3-14 12-26 8-12 22-28 44-28 17 0 18 16 18 21 0 18-13 50-18 62-4 9-5 12-5 17 0 16 13 25 29 25 29 0 42-41 42-45s-4-4-5-4c-3 0-3 2-5 5-7 24-20 36-32 36-6 0-7-4-7-11 0-6 2-10 7-23 4-9 16-41 16-57 0-29-23-34-39-34-24 0-41 16-50 28-1-21-19-28-31-28s-20 10-23 16c-7 12-11 28-11 30 0 3 4 3 5 3 3 0 5-1 6-8 5-18 11-33 21-33 9 0 11 8 11 15 0 6-3 15-5 24-2 7-6 20-7 27-3 12-6 24-9 38z"><text:p/></draw:path><draw:path draw:style-name="gr9" draw:text-style-name="P17" svg:width="0.1102in" svg:height="0.1094in" svg:x="0.5398in" svg:y="0.028in" svg:viewBox="0 0 281 279" svg:d="M149 148c39 0 78 0 117 0 6 0 15 0 15-9 0-8-9-8-15-8-39 0-78 0-117 0 0-40 0-78 0-118 0-6 0-13-9-13-8 0-8 7-8 13 0 40 0 78 0 118-40 0-78 0-118 0-6 0-14 0-14 8 0 9 8 9 14 9 40 0 78 0 118 0 0 38 0 78 0 116 0 6 0 15 8 15 9 0 9-9 9-15 0-38 0-78 0-116z"><text:p/></draw:path><draw:path draw:style-name="gr10" draw:text-style-name="P17" svg:width="0.1154in" svg:height="0.1157in" svg:x="0.7756in" svg:y="0.0118in" svg:viewBox="0 0 294 295" svg:d="M80 138c0-36 0-72 0-108 0-11 0-16 10-17 4 0 16 0 24 0 38 0 85 1 85 63 0 28-9 62-72 62-15 0-31 0-47 0zM169 144c41-11 73-36 73-68 0-41-48-76-109-76-44 0-89 0-133 0 0 5 0 8 0 13 4 0 7 0 11 0 32 0 33 4 33 19 0 74 0 148 0 221 0 15-1 20-33 20-4 0-7 0-11 0 0 4 0 9 0 13 16-1 46-1 62-1s46 0 62 1c0-4 0-9 0-13-4 0-6 0-10 0-32 0-34-5-34-20 0-34 0-70 0-105 16 0 33 0 48 0 8 0 26 0 40 14 16 15 16 28 16 55 0 28 0 45 18 60 16 15 39 18 52 18 33 0 40-34 40-46 0-3 0-8-5-8s-5 4-5 8c-3 30-18 37-28 37-21 0-24-22-30-61-2-11-4-22-5-33-9-26-29-41-52-48z"><text:p/></draw:path><draw:path draw:style-name="gr11" draw:text-style-name="P17" svg:width="0.1063in" svg:height="0.052in" svg:x="0.8976in" svg:y="0.098in" svg:viewBox="0 0 271 133" svg:d="M114 107c-1 5-4 16-4 17 0 6 5 9 10 9 6 0 11-4 12-7s4-12 5-18c2-5 5-19 7-26 1-6 4-14 5-20 3-13 3-13 9-22 10-15 24-32 47-32 17 0 18 14 18 21 0 18-13 50-18 62-3 9-5 12-5 17 0 16 14 25 29 25 29 0 42-41 42-45s-3-4-5-4c-3 0-4 2-6 5-6 24-19 36-31 36-6 0-7-4-7-11 0-6 1-10 7-23 4-9 16-41 16-57 0-5 0-17-11-26-5-3-13-8-28-8-26 0-43 18-52 30-3-25-23-30-39-30-24 0-41 16-49 28-2-21-19-28-31-28-13 0-21 10-24 16-6 12-11 28-11 30 0 3 4 2 5 3 5 0 5-1 7-8 5-18 10-33 22-33 7 0 9 8 9 15 0 6-2 15-5 24-2 7-4 20-6 27-3 12-6 24-9 38-1 3-4 11-4 12 0 6 6 9 11 9s10-4 11-7 3-12 6-18c1-5 5-19 6-26 2-6 3-14 5-20 3-12 3-14 13-26 7-12 21-28 43-28 18 0 18 16 18 21 0 7-1 12-5 27-5 17-8 34-13 51z"><text:p/></draw:path><draw:path draw:style-name="gr12" draw:text-style-name="P17" svg:width="0.061in" svg:height="0.0709in" svg:x="1.0287in" svg:y="0.0004in" svg:viewBox="0 0 156 181" svg:d="M83 100c21 14 53 38 55 39 2 2 4 3 7 3 6 0 11-6 11-12 0-4-1-7-8-11-21-10-40-19-60-28 19-9 39-19 58-27 9-4 10-8 10-12 0-6-5-12-11-12-3 0-5 0-15 8-16 11-32 22-47 34 2-24 5-47 7-71 0-6-6-11-12-11s-11 5-11 11c0 3 6 62 6 71-17-14-35-26-51-38-6-4-8-4-10-4-7 0-12 6-12 12 0 4 2 8 10 10 19 9 39 18 58 28-19 10-38 19-57 29-9 4-11 6-11 11 0 1 0 12 14 12 20-15 40-29 59-42-2 23-3 47-6 71 0 7 6 10 11 10 7 0 12-4 12-10 0-4-6-62-7-71z"><text:p/></draw:path><draw:path draw:style-name="gr13" draw:text-style-name="P17" svg:width="0.0732in" svg:height="0.1197in" svg:x="1.1657in" svg:y="0.0075in" svg:viewBox="0 0 187 305" svg:d="M124 133c-18-4-36-9-54-13-27-6-42-29-42-53 0-30 22-55 55-55 71 0 79 68 83 88 0 2 0 4 4 4 5 0 5-2 5-9 0-29 0-57 0-85 0-8 0-10-5-10-2 0-2 0-6 5-4 8-9 15-14 24-13-12-30-29-67-29-47 0-83 37-83 82 0 35 23 66 55 77 5 1 27 7 57 14 10 2 24 5 34 20 10 11 14 24 14 39 0 29-21 60-57 60-12 0-44-3-66-23-25-23-26-50-26-64 0-4-4-4-5-4-6 0-6 3-6 9 0 29 0 57 0 84 0 7 0 11 5 11 2 0 3-1 6-6 5-7 1-1 15-24 14 14 40 30 78 30 50 0 83-42 83-88 0-40-27-75-63-84z"><text:p/></draw:path><draw:path draw:style-name="gr14" draw:text-style-name="P17" svg:width="0.0539in" svg:height="0.052in" svg:x="1.2559in" svg:y="0.098in" svg:viewBox="0 0 138 133" svg:d="M138 52c0-33-24-52-53-52-44 0-85 41-85 82 0 29 22 51 54 51 42 0 84-39 84-81zM54 125c-14 0-30-10-30-33 0-12 6-40 18-57 12-19 29-27 43-27 16 0 29 11 29 33 0 7-4 36-17 57-11 17-29 27-43 27z"><text:p/></draw:path><draw:path draw:style-name="gr15" draw:text-style-name="P17" svg:width="0.1012in" svg:height="0.1272in" svg:x="1.3362in" svg:y="0.0189in" svg:viewBox="0 0 258 324" svg:d="M250 18c4-2 8-5 8-10 0-4-4-8-8-8-3 0-6 2-9 2-78 38-155 74-233 111-7 2-8 6-8 10 0 3 2 6 8 8 78 36 155 72 233 108 6 4 7 4 9 4 4 0 8-4 8-9 0-3-2-6-10-9-73-34-146-69-219-102 73-35 147-70 221-105zM242 324c8 0 16 0 16-8 0-9-10-9-16-9-75 0-151 0-226 0-8 0-16 0-16 9 0 8 7 8 14 8 76 0 153 0 228 0z"><text:p/></draw:path></draw:g></draw:g></text:span><text:span text:style-name="T6"><text:s/></text:span><text:span text:style-name="T7"><draw:g text:anchor-type="as-char" svg:y="-0.1244in" draw:z-index="37" draw:style-name="gr1"><svg:title>TexMaths</svg:title><svg:desc>12§display§\[ R_{n} \] *\[ S_{o} \] + \[ R_{m} \] * \[ S_{n} \]§svg§600§FALSE§</svg:desc><draw:g draw:style-name="gr2"><draw:path draw:style-name="gr48" draw:text-style-name="P16" svg:width="1.3535in" svg:height="0.1327in" svg:x="0.0016in" svg:y="0.0091in" svg:viewBox="0 0 3439 338" svg:d="M1719 338c-573 0-1145 0-1719 0 0-113 0-225 0-338 1146 0 2293 0 3439 0 0 113 0 225 0 338-574 0-1147 0-1720 0z"><text:p/></draw:path><draw:path draw:style-name="gr49" draw:text-style-name="P17" svg:width="0.1181in" svg:height="0.1157in" svg:x="0.0004in" svg:y="0.0118in" svg:viewBox="0 0 301 295" svg:d="M140 29c3-11 4-15 12-16 4 0 17 0 26 0 30 0 76 0 76 41 0 14-6 43-22 60-11 11-34 24-71 24-16 0-33 0-48 0 9-37 18-73 27-109zM202 144c42-9 92-38 92-82 0-36-38-62-94-62-39 0-80 0-120 0-8 0-12 0-12 8 0 5 4 5 12 5 5 0 9 0 16 0 7 1 12 1 12 7 0 2-1 3-2 8-20 75-38 151-57 225-3 16-5 20-38 20-7 0-11 0-11 8 0 5 5 5 6 5 11 0 41-1 53-1s42 1 53 1c3 0 8 0 8-9 0-4-4-4-11-4-15 0-27 0-27-8 0-2 1-4 1-7 9-37 18-73 27-110 17 0 34 0 51 0 38 0 45 24 45 38 0 6-3 19-6 28-2 12-6 27-6 36 0 45 51 45 56 45 36 0 51-43 51-49 0-5-5-5-6-5-3 0-5 4-5 6-10 32-28 39-38 39-14 0-17-10-17-27 0-12 3-33 4-46 1-6 2-14 2-20 0-32-29-45-39-49z"><text:p/></draw:path><draw:path draw:style-name="gr50" draw:text-style-name="P17" svg:width="0.0705in" svg:height="0.052in" svg:x="0.1252in" svg:y="0.098in" svg:viewBox="0 0 180 133" svg:d="M22 112c-2 3-3 11-3 12 0 6 5 9 10 9s9-4 12-7c1-3 3-12 5-18 1-5 4-19 6-26 2-6 3-14 6-20 2-12 3-14 12-26 8-12 21-28 44-28 17 0 17 16 17 21 0 18-12 50-17 62-4 9-5 12-5 17 0 16 13 25 28 25 30 0 43-41 43-45s-4-4-5-4c-3 0-5 2-6 5-6 24-19 36-31 36-6 0-7-4-7-11 0-6 1-10 7-23 4-9 16-41 16-57 0-29-23-34-39-34-25 0-41 16-50 28-3-21-19-28-31-28-14 0-20 10-24 16-6 12-10 28-10 30 0 3 4 3 5 3 3 0 3-1 6-8 5-18 11-33 21-33 9 0 10 8 10 15 0 6-4 15-5 24-2 7-5 20-6 27-3 12-6 24-9 38z"><text:p/></draw:path><draw:path draw:style-name="gr51" draw:text-style-name="P17" svg:width="0.061in" svg:height="0.0709in" svg:x="0.2205in" svg:y="0.0004in" svg:viewBox="0 0 156 181" svg:d="M83 100c21 14 53 38 55 39 1 2 4 3 6 3 7 0 12-6 12-12 0-4-2-7-10-11-19-10-39-19-58-28 19-9 39-19 58-27 8-4 10-8 10-12 0-6-5-12-12-12-2 0-4 0-14 8-16 11-32 22-47 34 2-24 3-47 6-71 0-6-5-11-11-11s-11 5-11 11c0 3 5 62 6 71-18-14-35-26-53-38-6-4-6-4-8-4-7 0-12 6-12 12 0 4 2 8 10 10 19 9 39 18 58 28-19 10-39 19-58 29-8 4-10 6-10 11 0 1 0 12 14 12 20-15 40-29 59-42-2 23-3 47-6 71 0 7 5 10 11 10s11-4 11-10c0-4-5-62-6-71z"><text:p/></draw:path><draw:path draw:style-name="gr52" draw:text-style-name="P17" svg:width="0.0728in" svg:height="0.1197in" svg:x="0.3575in" svg:y="0.0075in" svg:viewBox="0 0 186 305" svg:d="M124 133c-18-4-36-9-54-13-27-6-44-29-44-53 0-30 23-55 57-55 69 0 79 68 81 88 2 2 2 4 5 4 6 0 6-2 6-9 0-29 0-57 0-85 0-8 0-10-5-10-2 0-3 0-6 5-4 8-9 15-14 24-13-12-30-29-68-29-47 0-82 37-82 82 0 35 22 66 55 77 5 1 27 7 55 14 12 2 24 5 36 20 9 11 14 24 14 39 0 29-22 60-57 60-12 0-44-3-67-23-24-23-25-50-25-64-1-4-5-4-6-4-5 0-5 3-5 9 0 29 0 57 0 84 0 7 0 11 5 11 2 0 2-1 6-6 5-7 1-1 15-24 12 14 40 30 77 30 49 0 83-42 83-88 0-40-28-75-62-84z"><text:p/></draw:path><draw:path draw:style-name="gr53" draw:text-style-name="P17" svg:width="0.0539in" svg:height="0.052in" svg:x="0.4476in" svg:y="0.098in" svg:viewBox="0 0 138 133" svg:d="M138 52c0-33-24-52-54-52-43 0-84 41-84 82 0 29 22 51 53 51 43 0 85-39 85-81zM54 125c-16 0-30-10-30-33 0-12 6-40 17-57 13-19 30-27 43-27 16 0 30 11 30 33 0 7-4 36-17 57-11 17-29 27-43 27z"><text:p/></draw:path><draw:path draw:style-name="gr54" draw:text-style-name="P17" svg:width="0.1102in" svg:height="0.1094in" svg:x="0.5232in" svg:y="0.028in" svg:viewBox="0 0 281 279" svg:d="M149 148c39 0 78 0 117 0 6 0 15 0 15-9 0-8-9-8-15-8-39 0-78 0-117 0 0-40 0-78 0-118 0-6 0-13-9-13-8 0-8 7-8 13 0 40 0 78 0 118-40 0-78 0-118 0-6 0-14 0-14 8 0 9 8 9 14 9 40 0 78 0 118 0 0 38 0 78 0 116 0 6 0 15 8 15 9 0 9-9 9-15 0-38 0-78 0-116z"><text:p/></draw:path><draw:path draw:style-name="gr55" draw:text-style-name="P17" svg:width="0.1154in" svg:height="0.1157in" svg:x="0.7591in" svg:y="0.0118in" svg:viewBox="0 0 294 295" svg:d="M80 138c0-36 0-72 0-108 0-11 0-16 10-17 4 0 16 0 24 0 38 0 85 1 85 63 0 28-9 62-72 62-15 0-31 0-47 0zM169 144c41-11 75-36 75-68 0-41-50-76-111-76-44 0-89 0-133 0 0 5 0 8 0 13 4 0 7 0 11 0 32 0 33 4 33 19 0 74 0 148 0 221 0 15-1 20-33 20-4 0-7 0-11 0 0 4 0 9 0 13 16-1 46-1 62-1s46 0 62 1c0-4 0-9 0-13-4 0-6 0-10 0-32 0-34-5-34-20 0-34 0-70 0-105 16 0 33 0 48 0 8 0 26 0 40 14 16 15 16 28 16 55 0 28 0 45 18 60 16 15 39 18 52 18 33 0 40-34 40-46 0-3 0-8-5-8s-5 4-5 8c-3 30-18 37-28 37-21 0-24-22-30-61-2-11-4-22-5-33-7-26-29-41-52-48z"><text:p/></draw:path><draw:path draw:style-name="gr56" draw:text-style-name="P17" svg:width="0.1063in" svg:height="0.052in" svg:x="0.8807in" svg:y="0.098in" svg:viewBox="0 0 271 133" svg:d="M115 107c-2 5-5 16-5 17 0 6 6 9 11 9s10-4 11-7 4-12 6-18c1-5 4-19 6-26 1-6 4-14 5-20 3-13 3-13 9-22 10-15 24-32 47-32 17 0 18 14 18 21 0 18-13 50-18 62-3 9-5 12-5 17 0 16 14 25 29 25 29 0 42-41 42-45s-3-4-5-4c-3 0-3 2-4 5-8 24-21 36-32 36-7 0-8-4-8-11 0-6 2-10 7-23 4-9 16-41 16-57 0-5 0-17-11-26-5-3-13-8-28-8-26 0-43 18-51 30-3-25-24-30-39-30-25 0-42 16-50 28-2-21-19-28-31-28-13 0-21 10-24 16-6 12-11 28-11 30 0 3 5 3 6 3 4 0 4-1 6-8 5-18 10-33 22-33 7 0 9 8 9 15 0 6-2 15-5 24-2 7-4 20-6 27-3 12-6 24-9 38-1 3-4 11-4 12 0 6 6 9 11 9s8-4 11-7c2-3 5-12 6-18 1-5 5-19 6-26 2-6 3-14 5-20 3-12 4-14 13-26 8-12 21-28 44-28 17 0 17 16 17 21 0 7-1 12-5 27-3 17-8 34-12 51z"><text:p/></draw:path><draw:path draw:style-name="gr57" draw:text-style-name="P17" svg:width="0.0606in" svg:height="0.0709in" svg:x="1.0126in" svg:y="0.0004in" svg:viewBox="0 0 155 181" svg:d="M82 100c21 14 52 38 55 39 2 2 3 3 7 3 6 0 11-6 11-12 0-4-1-7-9-11-20-10-39-19-60-28 20-9 40-19 59-27 9-4 10-8 10-12 0-6-5-12-11-12-4 0-4 0-16 8-15 11-31 22-46 34 2-24 4-47 7-71 0-6-6-11-11-11-7 0-12 5-12 11 0 3 6 62 6 71-17-14-35-26-52-38-6-4-7-4-9-4-7 0-11 6-11 12 0 4 1 8 8 10 21 9 40 18 60 28-19 10-39 19-58 29-9 4-10 6-10 11 0 1 0 12 13 12 19-15 40-29 59-42-2 23-4 47-6 71 0 7 6 10 11 10 7 0 12-4 12-10 0-4-6-62-7-71z"><text:p/></draw:path><draw:path draw:style-name="gr58" draw:text-style-name="P17" svg:width="0.0732in" svg:height="0.1197in" svg:x="1.2043in" svg:y="0.0075in" svg:viewBox="0 0 187 305" svg:d="M124 133c-18-4-36-9-54-13-26-6-42-29-42-53 0-30 22-55 55-55 71 0 80 68 83 88 0 2 0 4 4 4 6 0 6-2 6-9 0-29 0-57 0-85 0-8 0-10-4-10s-4 0-8 5c-4 8-9 15-14 24-12-12-30-29-67-29-47 0-83 37-83 82 0 35 23 66 55 77 5 1 27 7 57 14 10 2 24 5 36 20 8 11 13 24 13 39 0 29-22 60-58 60-12 0-43-3-66-23-24-23-25-50-26-64 0-4-4-4-5-4-6 0-6 3-6 9 0 29 0 57 0 84 0 7 0 11 5 11 3 0 3-1 7-6 5-7 1-1 14-24 14 14 41 30 78 30 50 0 83-42 83-88 0-40-27-75-63-84z"><text:p/></draw:path><draw:path draw:style-name="gr59" draw:text-style-name="P17" svg:width="0.0709in" svg:height="0.052in" svg:x="1.2929in" svg:y="0.098in" svg:viewBox="0 0 181 133" svg:d="M23 112c-1 3-4 11-4 12 0 6 6 9 11 9s8-4 11-7c2-3 5-12 6-18 1-5 5-19 6-26 2-6 3-14 5-20 3-12 4-14 13-26 8-12 21-28 44-28 17 0 17 16 17 21 0 18-12 50-17 62-3 9-5 12-5 17 0 16 14 25 28 25 30 0 43-41 43-45s-3-4-5-4c-4 0-4 2-6 5-6 24-19 36-31 36-6 0-7-4-7-11 0-6 1-10 7-23 4-9 16-41 16-57 0-29-23-34-39-34-25 0-42 16-50 28-2-21-19-28-31-28-13 0-19 10-24 16-6 12-11 28-11 30 0 3 5 3 6 3 4 0 4-1 6-8 5-18 10-33 22-33 7 0 9 8 9 15 0 6-2 15-5 24-2 7-4 20-6 27-3 12-6 24-9 38z"><text:p/></draw:path></draw:g></draw:g></text:span><text:span text:style-name="T7">, jelikož tím dokážeme, že když spárujeme ty, co jsou pod sebou, to znamená se stejným indexem, vyjde stejné nebo lepší řešení.</text:span><text:line-break/><text:span text:style-name="T5">O</text:span><text:span text:style-name="T4">dečteme od párování (A; X) a (A + B; X + Y) párování (A; X + Y) a (X; A + B).</text:span></text:p>
      <text:p text:style-name="P7"/>
      <text:p text:style-name="P7"><draw:g text:anchor-type="as-char" svg:y="-0.1236in" draw:z-index="31" draw:name="Shape12" draw:style-name="gr60"><svg:title>TexMaths</svg:title><svg:desc>12§display§[A \cdot X + (A + B) \cdot (X + Y)] - [A \cdot (X + Y) + (A + B) \cdot X] =§svg§600§FALSE§</svg:desc><draw:g draw:style-name="gr2"><draw:path draw:style-name="gr61" draw:text-style-name="P16" svg:width="4.3843in" svg:height="0.1476in" svg:x="-0.0004in" svg:y="0.0087in" svg:viewBox="0 0 11137 376" svg:d="M0 0c3713 0 7424 0 11137 0 0 125 0 251 0 376-3713 0-7424 0-11137 0 0-125 0-251 0-376z"><text:p/></draw:path><draw:path draw:style-name="gr62" draw:text-style-name="P17" svg:width="0.0228in" svg:height="0.165in" svg:x="0.0102in" svg:y="0in" svg:viewBox="0 0 59 420" svg:d="M59 420c0-7 0-11 0-17-13 0-28 0-41 0 0-129 0-258 0-386 13 0 28 0 41 0 0-6 0-11 0-17-19 0-40 0-59 0 0 139 0 280 0 420 19 0 40 0 59 0z"><text:p/></draw:path><draw:path draw:style-name="gr62" draw:text-style-name="P17" svg:width="0.1134in" svg:height="0.1181in" svg:x="0.0429in" svg:y="0.0055in" svg:viewBox="0 0 289 301" svg:d="M61 251c-18 29-33 35-53 36-4 0-8 0-8 9 0 2 2 5 5 5 12 0 25-3 37-3 13 0 29 3 42 3 2 0 8 0 8-9 0-5-4-5-7-5-9-1-20-5-20-15 0-5 2-10 6-16 11-17 21-35 32-52 35 0 71 0 106 0 1 8 7 65 7 69 0 13-22 14-30 14-6 0-11 0-11 9 0 5 5 5 6 5 17 0 36-3 53-3 11 0 37 3 48 3 2 0 7 0 7-10 0-4-5-4-9-4-27 0-27-3-28-15-8-87-17-175-25-262-1-9-1-10-9-10-7 0-8 2-10 7-50 82-98 164-147 244zM112 191c27-47 55-94 82-139 5 45 9 92 14 139-33 0-64 0-96 0z"><text:p/></draw:path><draw:path draw:style-name="gr62" draw:text-style-name="P17" svg:width="0.0177in" svg:height="0.0177in" svg:x="0.2126in" svg:y="0.074in" svg:viewBox="0 0 46 46" svg:d="M46 23c0-12-11-23-23-23s-23 11-23 23 11 23 23 23 23-11 23-23z"><text:p/></draw:path><draw:path draw:style-name="gr62" draw:text-style-name="P17" svg:width="0.1366in" svg:height="0.1126in" svg:x="0.2858in" svg:y="0.011in" svg:viewBox="0 0 348 287" svg:d="M193 115c-12-28-23-56-35-84-1-3-2-5-2-6 0-2 7-9 25-12 4 0 9 0 9-7 0-6-5-6-6-6-18 0-36 1-54 1-10 0-36-1-47-1-3 0-7 0-7 8 0 5 3 5 9 5 25 0 28 5 31 13 17 40 34 79 51 118-30 31-60 64-90 95-1 1-4 3-5 4-20 23-41 30-62 31-5 0-10 0-10 8 2 3 0 5 6 5 13 0 26-2 40-2 15 0 32 2 46 2 4 0 9 0 9-9 0-4-4-3-5-4-5-1-18-1-18-13 0-7 7-13 12-19 14-15 29-30 43-45 12-14 25-28 37-41 15 34 29 66 44 100 1 4 1 4 2 5 0 3-8 11-25 13-5 0-9 0-9 7 0 6 5 6 8 6 10 0 40-2 52-2 11 0 36 2 47 2 3 0 7 0 7-8 0-5-3-5-7-5-27-1-29-2-36-19-17-39-44-104-54-129 29-29 72-79 87-91 12-10 27-21 52-22 6 0 10 0 10-8-2-1 0-5-6-5-12 0-26 1-40 1-15 0-31-1-46-1-3 0-8 0-8 8 0 4 2 5 5 5 4 1 17 1 17 13 0 6-5 12-8 16-23 24-46 48-69 73z"><text:p/></draw:path><draw:path draw:style-name="gr62" draw:text-style-name="P17" svg:width="0.1102in" svg:height="0.1098in" svg:x="0.478in" svg:y="0.0276in" svg:viewBox="0 0 281 280" svg:d="M149 149c39 0 79 0 119 0 4 0 13 0 13-8 0-9-9-9-13-9-40 0-80 0-119 0 0-39 0-78 0-118 0-6 0-14-9-14-8 0-8 8-8 14 0 40 0 79 0 118-40 0-78 0-118 0-6 0-14 0-14 9 0 8 8 8 14 8 40 0 78 0 118 0 0 39 0 78 0 117 0 6 0 14 8 14 9 0 9-8 9-14 0-39 0-78 0-117z"><text:p/></draw:path><draw:path draw:style-name="gr62" draw:text-style-name="P17" svg:width="0.0378in" svg:height="0.165in" svg:x="0.6516in" svg:y="0in" svg:viewBox="0 0 97 420" svg:d="M97 415c0-2 0-2-6-9-53-53-67-132-67-196 0-73 17-146 68-199 5-5 5-5 5-7 0-3-1-4-3-4-5 0-42 29-68 82-21 47-26 93-26 128 0 32 5 83 28 130 25 52 61 80 66 80 2 0 3-2 3-5z"><text:p/></draw:path><draw:path draw:style-name="gr62" draw:text-style-name="P17" svg:width="0.1134in" svg:height="0.1181in" svg:x="0.7055in" svg:y="0.0055in" svg:viewBox="0 0 289 301" svg:d="M61 251c-17 29-33 35-51 36-6 0-10 0-10 9 0 2 2 5 6 5 11 0 24-3 36-3 14 0 29 3 42 3 2 0 8 0 8-9 0-5-3-5-7-5-9-1-19-5-19-15 0-5 2-10 6-16 11-17 20-35 31-52 35 0 71 0 106 0 1 8 7 65 7 69 0 13-22 14-30 14-6 0-11 0-11 9 0 5 4 3 6 5 18 0 36-3 53-3 11 0 37 3 48 3 2 0 7 0 7-10 0-4-3-4-9-4-27 0-27-3-28-15-8-87-17-175-25-262-1-9-1-10-9-10-6 0-8 2-10 7-50 82-98 164-147 244zM112 191c27-47 55-94 82-139 5 45 9 92 14 139-33 0-64 0-96 0z"><text:p/></draw:path><draw:path draw:style-name="gr62" draw:text-style-name="P17" svg:width="0.1102in" svg:height="0.1098in" svg:x="0.8701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81in" svg:height="0.1126in" svg:x="1.0343in" svg:y="0.011in" svg:viewBox="0 0 301 287" svg:d="M49 254c-3 16-5 20-38 20-7 0-11 0-11 8 0 5 4 5 11 5 50 0 101 0 151 0 66 0 116-50 116-90 0-30-25-55-66-59 45-8 89-39 89-79 0-31-29-59-79-59-47 0-95 0-142 0-8 0-12 0-12 8 0 5 4 5 12 5 5 0 9 0 16 1 7 2 12 2 12 8 0 1-1 2-2 7-20 74-38 150-57 225zM113 133c8-34 18-68 26-103 4-16 5-17 23-17s36 0 54 0c37 0 47 25 47 43 0 38-37 77-89 77-20 0-41 0-61 0zM94 274c-6 0-6 0-9-1-5 0-6 0-6-4 0-1 0-2 3-9 9-39 19-78 28-117 27 0 53 0 80 0 40 0 49 31 49 49 0 41-37 82-88 82-19 0-38 0-57 0z"><text:p/></draw:path><draw:path draw:style-name="gr62" draw:text-style-name="P17" svg:width="0.0382in" svg:height="0.165in" svg:x="1.1709in" svg:y="0in" svg:viewBox="0 0 98 420" svg:d="M98 210c0-32-4-84-28-131-26-51-62-79-65-79s-5 1-5 4c0 2 0 2 8 10 41 41 65 109 65 196 0 71-15 145-67 199-6 4-6 4-6 6 0 3 2 5 5 5s42-29 66-82c21-47 27-94 27-128z"><text:p/></draw:path><draw:path draw:style-name="gr62" draw:text-style-name="P17" svg:width="0.0169in" svg:height="0.0177in" svg:x="1.2772in" svg:y="0.074in" svg:viewBox="0 0 44 46" svg:d="M44 23c0-12-9-23-21-23-13 0-23 11-23 23s10 23 23 23c12 0 21-11 21-23z"><text:p/></draw:path><draw:path draw:style-name="gr62" draw:text-style-name="P17" svg:width="0.0382in" svg:height="0.165in" svg:x="1.3622in" svg:y="0in" svg:viewBox="0 0 98 420" svg:d="M98 415c0-2 0-2-7-9-53-53-66-132-66-196 0-73 16-146 67-199 6-5 6-5 6-7 0-3-2-4-4-4-4 0-42 29-68 82-20 47-26 93-26 128 0 32 5 83 28 130 26 52 62 80 66 80 2 0 4-2 4-5z"><text:p/></draw:path><draw:path draw:style-name="gr62" draw:text-style-name="P17" svg:width="0.1362in" svg:height="0.1126in" svg:x="1.415in" svg:y="0.011in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4 13-5 0-10 0-10 7 0 6 5 6 7 6 12 0 41-2 53-2 11 0 36 2 47 2 2 0 8 0 8-8 0-5-4-5-8-5-28-1-29-2-36-19-17-39-44-104-54-129 29-29 73-79 86-91 12-10 28-21 53-22 6 0 10 0 10-8-1-1 0-5-5-5-13 0-26 1-40 1-15 0-32-1-46-1-3 0-9 0-9 8 0 4 3 5 5 5 4 1 17 1 17 13 0 6-5 12-7 16-23 24-46 48-69 73z"><text:p/></draw:path><draw:path draw:style-name="gr62" draw:text-style-name="P17" svg:width="0.1098in" svg:height="0.1098in" svg:x="1.6071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62" draw:text-style-name="P17" svg:width="0.1201in" svg:height="0.1126in" svg:x="1.7697in" svg:y="0.011in" svg:viewBox="0 0 306 287" svg:d="M236 48c3-2 4-4 6-6 14-12 27-26 56-29 4 0 8 0 8-7 0-4-2-6-5-6-12 0-24 1-35 1-14 0-28-1-42-1-2 0-8 0-8 8 0 5 4 5 6 5 4 0 16 1 16 10 0 7-10 18-12 20-33 38-65 75-98 113-15-42-31-84-46-125-3-6-2-5-3-7 0-11 21-11 25-11 6 0 10 0 10-8 0-5-5-5-6-5-12 0-41 1-53 1-11 0-37-1-48-1-2 0-7 0-7 8 0 5 4 5 10 5 25 0 26 4 30 15 18 45 34 91 52 138 0 1 2 6 2 7s-17 69-20 76c-4 23-6 24-39 25-7 0-11 0-11 8 0 5 5 5 6 5 11 0 41-2 53-2s42 2 54 2c2 0 8 0 8-9 0-4-5-4-12-4-1 0-9 0-17-1s-10-1-10-7c0-3 3-17 6-27 4-19 9-38 14-57 2-9 2-10 6-14 35-41 70-80 104-120z"><text:p/></draw:path><draw:path draw:style-name="gr62" draw:text-style-name="P17" svg:width="0.0378in" svg:height="0.165in" svg:x="1.9067in" svg:y="0in" svg:viewBox="0 0 97 420" svg:d="M97 210c0-32-5-84-27-131-26-51-62-79-66-79-3 0-4 1-4 4 0 2 0 2 7 10 42 41 66 109 66 196 0 71-15 145-68 199-5 4-5 4-5 6 0 3 1 5 4 5 4 0 42-29 67-82 21-47 26-94 26-128z"><text:p/></draw:path><draw:path draw:style-name="gr62" draw:text-style-name="P17" svg:width="0.0224in" svg:height="0.165in" svg:x="1.9654in" svg:y="0in" svg:viewBox="0 0 58 420" svg:d="M58 0c-20 0-39 0-58 0 0 6 0 11 0 17 13 0 28 0 41 0 0 128 0 257 0 386-13 0-28 0-41 0 0 6 0 10 0 17 19 0 38 0 58 0 0-140 0-281 0-420z"><text:p/></draw:path><draw:path draw:style-name="gr62" draw:text-style-name="P17" svg:width="0.1012in" svg:height="0.0063in" svg:x="2.0583in" svg:y="0.0795in" svg:viewBox="0 0 258 17" svg:d="M242 17c8 0 16 0 16-9 0-8-8-8-16-8-75 0-152 0-228 0-7 0-14 0-14 8 0 9 7 9 14 9 76 0 153 0 228 0z"><text:p/></draw:path><draw:path draw:style-name="gr62" draw:text-style-name="P17" svg:width="0.0224in" svg:height="0.165in" svg:x="2.2299in" svg:y="0in" svg:viewBox="0 0 58 420" svg:d="M58 420c0-7 0-11 0-17-14 0-28 0-41 0 0-129 0-258 0-386 13 0 27 0 41 0 0-6 0-11 0-17-20 0-39 0-58 0 0 139 0 280 0 420 19 0 38 0 58 0z"><text:p/></draw:path><draw:path draw:style-name="gr62" draw:text-style-name="P17" svg:width="0.1134in" svg:height="0.1181in" svg:x="2.2618in" svg:y="0.0055in" svg:viewBox="0 0 289 301" svg:d="M61 251c-17 29-33 35-51 36-6 0-10 0-10 9 0 2 2 5 6 5 11 0 24-3 36-3 14 0 29 3 42 3 2 0 8 0 8-9 0-5-3-5-7-5-9-1-19-5-19-15 0-5 2-10 6-16 11-17 20-35 31-52 35 0 71 0 106 0 1 8 7 65 7 69 0 13-22 14-30 14-6 0-11 0-11 9 0 5 4 3 6 5 18 0 36-3 53-3 11 0 37 3 48 3 2 0 7 0 7-10 0-4-3-4-9-4-27 0-27-3-28-15-8-87-17-175-25-262-1-9-1-10-9-10-6 0-8 2-10 7-50 82-98 164-147 244zM112 191c27-47 55-94 82-139 5 45 9 92 14 139-33 0-64 0-96 0z"><text:p/></draw:path><draw:path draw:style-name="gr62" draw:text-style-name="P17" svg:width="0.0169in" svg:height="0.0177in" svg:x="2.4319in" svg:y="0.074in" svg:viewBox="0 0 44 46" svg:d="M44 23c0-12-10-23-22-23-14 0-22 11-22 23s8 23 22 23c12 0 22-11 22-23z"><text:p/></draw:path><draw:path draw:style-name="gr62" draw:text-style-name="P17" svg:width="0.0382in" svg:height="0.165in" svg:x="2.5169in" svg:y="0in" svg:viewBox="0 0 98 420" svg:d="M98 415c0-2 0-2-7-9-53-53-67-132-67-196 0-73 17-146 68-199 6-5 6-5 6-7 0-3-2-4-4-4-4 0-42 29-68 82-21 47-26 93-26 128 0 32 5 83 28 130 25 52 62 80 66 80 2 0 4-2 4-5z"><text:p/></draw:path><draw:path draw:style-name="gr62" draw:text-style-name="P17" svg:width="0.1366in" svg:height="0.1126in" svg:x="2.5697in" svg:y="0.011in" svg:viewBox="0 0 348 287" svg:d="M193 115c-12-28-23-56-35-84-1-3-2-5-2-6 0-2 7-9 25-12 4 0 9 0 9-7 0-6-5-6-6-6-18 0-36 1-54 1-11 0-36-1-47-1-3 0-7 0-7 8 0 5 3 5 9 5 25 0 28 5 31 13 17 40 33 79 50 118-30 31-59 64-89 95-1 1-4 3-5 4-20 23-41 30-62 31-5 0-10 0-10 8 2 3 0 5 6 5 12 0 26-2 40-2 15 0 32 2 46 2 3 0 9 0 9-9 0-4-5-4-6-4-4-1-17-1-17-13 0-7 7-13 12-19 14-15 29-30 43-45 12-14 25-28 37-41 15 34 29 66 44 100 1 4 1 4 2 5 0 3-8 11-25 13-5 0-9 0-9 7 0 6 5 6 6 6 12 0 42-2 54-2 11 0 36 2 47 2 3 0 7 0 7-8 0-5-3-5-7-5-27-1-29-2-36-19-17-39-44-104-54-129 28-29 72-79 87-91 12-10 27-21 52-22 6 0 10 0 10-8-2-1 0-5-6-5-12 0-26 1-40 1-15 0-31-1-46-1-3 0-8 0-8 8 0 4 2 5 5 5 4 1 17 1 17 13 0 6-5 12-8 16-23 24-46 48-69 73z"><text:p/></draw:path><draw:path draw:style-name="gr62" draw:text-style-name="P17" svg:width="0.1102in" svg:height="0.1098in" svg:x="2.7618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205in" svg:height="0.1126in" svg:x="2.9244in" svg:y="0.011in" svg:viewBox="0 0 307 287" svg:d="M238 48c2-2 3-4 6-6 12-12 26-26 55-29 5 0 8 0 8-7 0-4-2-6-6-6-11 0-23 1-35 1-13 0-27-1-42-1-2 0-7 0-7 8 0 5 4 5 6 5 3 0 16 1 16 10 0 7-10 18-12 20-33 38-65 75-97 113-16-42-32-84-47-125-3-6-1-5-3-7 0-11 21-11 26-11 4 0 9 0 9-8 0-5-5-5-6-5-12 0-42 1-54 1-9 0-36-1-47-1-2 0-8 0-8 8 0 5 5 5 10 5 26 0 27 4 31 15 17 45 35 91 51 138 2 1 3 6 3 7s-17 69-19 76c-6 23-6 24-40 25-8 0-12 0-12 8 0 5 4 4 6 5 12 0 42-2 54-2 11 0 42 2 54 2 2 0 7 0 7-9 0-4-3-4-12-4-5 0-8 0-15-1-9-1-11-1-11-7 0-3 3-17 6-27 5-19 9-38 14-57 3-9 3-10 6-14 35-41 70-80 105-120z"><text:p/></draw:path><draw:path draw:style-name="gr62" draw:text-style-name="P17" svg:width="0.0382in" svg:height="0.165in" svg:x="3.0614in" svg:y="0in" svg:viewBox="0 0 98 420" svg:d="M98 210c0-32-4-84-27-131-27-51-63-79-66-79s-5 1-5 4c0 2 0 2 8 10 41 41 65 109 65 196 0 71-15 145-67 199-6 4-6 4-6 6 0 3 2 5 5 5s42-29 67-82c22-47 26-94 26-128z"><text:p/></draw:path><draw:path draw:style-name="gr62" draw:text-style-name="P17" svg:width="0.1098in" svg:height="0.1098in" svg:x="3.163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62" draw:text-style-name="P17" svg:width="0.0382in" svg:height="0.165in" svg:x="3.3358in" svg:y="0in" svg:viewBox="0 0 98 420" svg:d="M98 415c0-2 0-2-7-9-53-53-66-132-66-196 0-73 16-146 67-199 6-5 6-5 6-7 0-3-2-4-4-4-4 0-42 29-68 82-21 47-26 93-26 128 0 32 5 83 28 130 25 52 62 80 66 80 2 0 4-2 4-5z"><text:p/></draw:path><draw:path draw:style-name="gr62" draw:text-style-name="P17" svg:width="0.1134in" svg:height="0.1181in" svg:x="3.3898in" svg:y="0.0055in" svg:viewBox="0 0 289 301" svg:d="M61 251c-17 29-33 35-51 36-6 0-10 0-10 9 0 2 2 5 6 5 11 0 24-3 36-3 14 0 29 3 42 3 2 0 8 0 8-9 0-5-3-5-7-5-9-1-19-5-19-15 0-5 2-10 6-16 11-17 20-35 31-52 36 0 71 0 107 0 0 8 6 65 6 69 0 13-22 14-30 14-6 0-11 0-11 9 0 5 4 3 6 5 18 0 36-3 53-3 11 0 37 3 48 3 2 0 7 0 7-10 0-4-3-4-9-4-26 0-26-3-28-15-8-87-17-175-25-262-1-9-1-10-9-10-6 0-8 2-10 7-50 82-98 164-147 244zM112 191c27-47 55-94 82-139 5 45 10 92 15 139-33 0-65 0-97 0z"><text:p/></draw:path><draw:path draw:style-name="gr62" draw:text-style-name="P17" svg:width="0.1102in" svg:height="0.1098in" svg:x="3.5547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81in" svg:height="0.1126in" svg:x="3.7185in" svg:y="0.011in" svg:viewBox="0 0 301 287" svg:d="M49 254c-3 16-5 20-38 20-7 0-11 0-11 8 0 5 4 5 11 5 50 0 101 0 151 0 66 0 116-50 116-90 0-30-25-55-66-59 45-8 89-39 89-79 0-31-27-59-79-59-47 0-95 0-142 0-7 0-12 0-12 8 0 5 4 5 12 5 2 0 9 0 16 1 8 2 12 2 12 8 0 1-1 2-2 7-20 74-38 150-57 225zM113 133c8-34 18-68 26-103 4-16 5-17 23-17s36 0 54 0c37 0 47 25 47 43 0 38-36 77-88 77-20 0-42 0-62 0zM95 274c-6 0-7 0-10-1-5 0-6 0-6-4 0-1 0-2 3-9 9-39 19-78 28-117 27 0 54 0 81 0 39 0 48 31 48 49 0 41-37 82-88 82-19 0-37 0-56 0z"><text:p/></draw:path><draw:path draw:style-name="gr62" draw:text-style-name="P17" svg:width="0.0382in" svg:height="0.165in" svg:x="3.8551in" svg:y="0in" svg:viewBox="0 0 98 420" svg:d="M98 210c0-32-4-84-27-131-25-51-63-79-66-79s-5 1-5 4c0 2 0 2 8 10 41 41 65 109 65 196 0 71-15 145-67 199-6 4-6 4-6 6 0 3 2 5 5 5s42-29 67-82c22-47 26-94 26-128z"><text:p/></draw:path><draw:path draw:style-name="gr62" draw:text-style-name="P17" svg:width="0.0169in" svg:height="0.0177in" svg:x="3.9614in" svg:y="0.074in" svg:viewBox="0 0 44 46" svg:d="M44 23c0-12-9-23-21-23s-23 11-23 23 11 23 23 23 21-11 21-23z"><text:p/></draw:path><draw:path draw:style-name="gr62" draw:text-style-name="P17" svg:width="0.1366in" svg:height="0.1126in" svg:x="4.0346in" svg:y="0.011in" svg:viewBox="0 0 348 287" svg:d="M193 115c-12-28-23-56-35-84-1-3-2-5-2-6 0-2 7-9 25-12 4 0 9 0 9-7 0-6-6-6-8-6-16 0-34 1-52 1-11 0-38-1-47-1-3 0-9 0-9 8 0 5 5 5 10 5 26 0 29 5 32 13 17 40 33 79 50 118-30 31-59 64-89 95-1 1-4 3-5 4-22 23-41 30-62 31-6 0-10 0-10 8 2 3 0 5 6 5 12 0 26-2 40-2 15 0 31 2 46 2 3 0 8 0 8-9 0-4-4-4-5-4-4-1-17-1-17-13 0-7 6-13 12-19 14-15 29-30 43-45 12-14 25-28 37-41 15 34 29 66 44 100 1 4 1 4 1 5 0 3-7 11-24 13-5 0-9 0-9 7 0 6 5 6 6 6 12 0 42-2 54-2 10 0 36 2 47 2 3 0 7 0 7-8 0-5-3-5-7-5-29-1-29-2-36-19-17-39-45-104-55-129 29-29 73-79 86-91 14-10 29-21 54-22 6 0 10 0 10-8-2-1 0-5-6-5-12 0-26 1-40 1-15 0-31-1-46-1-3 0-9 0-9 8 0 4 3 5 6 5 4 1 17 1 17 13 0 6-5 12-8 16-23 24-46 48-69 73z"><text:p/></draw:path><draw:path draw:style-name="gr62" draw:text-style-name="P17" svg:width="0.0224in" svg:height="0.165in" svg:x="4.1843in" svg:y="0in" svg:viewBox="0 0 58 420" svg:d="M58 0c-20 0-39 0-58 0 0 6 0 11 0 17 13 0 28 0 41 0 0 128 0 257 0 386-13 0-28 0-41 0 0 6 0 10 0 17 19 0 38 0 58 0 0-140 0-281 0-420z"><text:p/></draw:path><draw:path draw:style-name="gr62" draw:text-style-name="P17" svg:width="0.1102in" svg:height="0.0386in" svg:x="4.2823in" svg:y="0.0634in" svg:viewBox="0 0 281 99" svg:d="M266 17c6 0 15 0 15-9 0-8-9-8-15-8-84 0-168 0-252 0-6 0-14 0-14 8 0 9 8 9 14 9 84 0 168 0 252 0zM266 99c6 0 15 0 15-9 0-8-9-8-15-8-84 0-168 0-252 0-6 0-14 0-14 8 0 9 8 9 14 9 84 0 168 0 252 0z"><text:p/></draw:path></draw:g></draw:g></text:p>
      <text:p text:style-name="P8"><draw:g text:anchor-type="as-char" svg:y="-0.1236in" draw:z-index="32" draw:name="Shape13" draw:style-name="gr60"><svg:title>TexMaths</svg:title><svg:desc>12§display§= [A \cdot X + A \cdot X + A \cdot Y + B \cdot X + B \cdot Y] - [A \cdot X + A \cdot Y + A \cdot X + B \cdot X] =§svg§600§FALSE§</svg:desc><draw:g draw:style-name="gr2"><draw:path draw:style-name="gr61" draw:text-style-name="P16" svg:width="5.6634in" svg:height="0.1476in" svg:x="-0.0004in" svg:y="0.0087in" svg:viewBox="0 0 14386 376" svg:d="M0 0c4795 0 9591 0 14386 0 0 125 0 251 0 376-4795 0-9591 0-14386 0 0-125 0-251 0-376z"><text:p/></draw:path><draw:path draw:style-name="gr62" draw:text-style-name="P17" svg:width="0.1098in" svg:height="0.0386in" svg:x="0.0004in" svg:y="0.0634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2" draw:text-style-name="P17" svg:width="0.0228in" svg:height="0.165in" svg:x="0.1858in" svg:y="0in" svg:viewBox="0 0 59 420" svg:d="M59 420c0-7 0-11 0-17-15 0-28 0-42 0 0-129 0-258 0-386 14 0 27 0 42 0 0-6 0-11 0-17-19 0-40 0-59 0 0 139 0 280 0 420 19 0 40 0 59 0z"><text:p/></draw:path><draw:path draw:style-name="gr62" draw:text-style-name="P17" svg:width="0.1134in" svg:height="0.1181in" svg:x="0.2181in" svg:y="0.0055in" svg:viewBox="0 0 289 301" svg:d="M60 251c-17 29-32 35-52 36-4 0-8 0-8 9 0 2 2 5 5 5 12 0 25-3 37-3 13 0 29 3 42 3 2 0 8 0 8-9 0-5-4-5-7-5-9-1-20-5-20-15 0-5 2-10 6-16 11-17 21-35 32-52 35 0 71 0 106 0 1 8 7 65 7 69 0 13-22 14-30 14-6 0-11 0-11 9 0 3 5 5 6 5 17 0 36-3 53-3 11 0 37 3 48 3 2 0 7 0 7-10 0-4-5-4-9-4-27 0-27-3-28-15-8-87-17-175-25-262-1-9-1-10-9-10-7 0-8 2-10 7-50 82-99 164-148 244zM112 191c27-47 55-94 82-139 5 45 9 92 14 139-33 0-64 0-96 0z"><text:p/></draw:path><draw:path draw:style-name="gr62" draw:text-style-name="P17" svg:width="0.0177in" svg:height="0.0177in" svg:x="0.3878in" svg:y="0.074in" svg:viewBox="0 0 46 46" svg:d="M46 23c0-12-11-23-23-23s-23 11-23 23 11 23 23 23 23-11 23-23z"><text:p/></draw:path><draw:path draw:style-name="gr62" draw:text-style-name="P17" svg:width="0.1366in" svg:height="0.1126in" svg:x="0.461in" svg:y="0.011in" svg:viewBox="0 0 348 287" svg:d="M193 115c-12-28-23-56-35-84-1-3-2-5-2-6 0-2 7-9 25-12 4 0 9 0 9-7 0-6-5-6-6-6-18 0-36 1-54 1-10 0-36-1-47-1-3 0-7 0-7 8 0 5 3 5 9 5 25 0 28 5 31 13 17 40 34 79 51 118-30 31-60 64-90 95-1 1-4 3-5 4-20 23-41 30-62 31-5 0-10 0-10 8 2 3 0 5 6 5 13 0 26-2 40-2 15 0 32 2 46 2 4 0 9 0 9-9 0-4-4-3-5-4-5-1-18-1-18-13 0-7 7-13 12-19 14-15 29-30 43-45 12-14 25-28 37-41 15 34 29 66 44 100 1 4 1 4 2 5 0 3-8 11-25 13-5 0-9 0-9 7 0 6 5 6 8 6 10 0 40-2 52-2 11 0 36 2 47 2 3 0 9 0 9-8 0-5-5-5-9-5-27-1-29-2-36-19-17-39-44-104-54-129 29-29 72-79 87-91 12-10 27-21 52-22 6 0 10 0 10-8-2-1 0-5-6-5-12 0-26 1-40 1-15 0-31-1-46-1-3 0-8 0-8 8 0 4 3 5 5 5 4 1 17 1 17 13 0 6-5 12-8 16-23 24-46 48-69 73z"><text:p/></draw:path><draw:path draw:style-name="gr62" draw:text-style-name="P17" svg:width="0.1102in" svg:height="0.1098in" svg:x="0.6535in" svg:y="0.0276in" svg:viewBox="0 0 281 280" svg:d="M150 149c40 0 78 0 118 0 6 0 13 0 13-8 0-9-7-9-13-9-40 0-78 0-118 0 0-39 0-78 0-118 0-6 0-14-8-14-10 0-10 8-10 14 0 40 0 79 0 118-40 0-78 0-118 0-6 0-14 0-14 9 0 8 8 8 14 8 40 0 78 0 118 0 0 39 0 78 0 117 0 6 0 14 10 14 8 0 8-8 8-14 0-39 0-78 0-117z"><text:p/></draw:path><draw:path draw:style-name="gr62" draw:text-style-name="P17" svg:width="0.1134in" svg:height="0.1181in" svg:x="0.8165in" svg:y="0.0055in" svg:viewBox="0 0 289 301" svg:d="M60 251c-17 29-34 35-52 36-4 0-8 0-8 9 0 2 1 5 5 5 12 0 25-3 36-3 14 0 29 3 42 3 3 0 8 0 8-9 0-5-3-5-6-5-11-1-20-5-20-15 0-5 2-10 6-16 11-17 21-35 32-52 35 0 71 0 106 0 1 8 6 65 6 69 0 13-22 14-30 14-6 0-10 0-10 9 0 3 5 5 6 5 17 0 35-3 53-3 10 0 37 3 47 3 2 0 8 0 8-10 0-4-5-4-9-4-27 0-27-3-28-15-8-87-18-175-26-262 0-9 0-10-8-10-7 0-8 2-12 7-49 82-97 164-146 244zM110 191c28-47 57-94 84-139 5 45 9 92 14 139-33 0-65 0-98 0z"><text:p/></draw:path><draw:path draw:style-name="gr62" draw:text-style-name="P17" svg:width="0.0169in" svg:height="0.0177in" svg:x="0.9858in" svg:y="0.074in" svg:viewBox="0 0 44 46" svg:d="M44 23c0-12-9-23-21-23s-23 11-23 23 11 23 23 23 21-11 21-23z"><text:p/></draw:path><draw:path draw:style-name="gr62" draw:text-style-name="P17" svg:width="0.1366in" svg:height="0.1126in" svg:x="1.0591in" svg:y="0.011in" svg:viewBox="0 0 348 287" svg:d="M193 115c-12-28-23-56-35-84-1-3-2-5-2-6 0-2 7-9 25-12 4 0 9 0 9-7 0-6-6-6-8-6-16 0-34 1-52 1-11 0-38-1-47-1-3 0-9 0-9 8 0 5 5 5 10 5 26 0 29 5 32 13 17 40 33 79 50 118-30 31-59 64-89 95-1 1-4 3-5 4-22 23-41 30-62 31-6 0-10 0-10 8 2 3 0 5 6 5 12 0 26-2 40-2 15 0 31 2 46 2 3 0 8 0 8-9 0-4-4-4-5-4-4-1-17-1-17-13 0-7 6-13 12-19 14-15 28-30 42-45 13-14 25-28 38-41 15 34 29 66 44 100 1 4 1 4 1 5 0 3-7 11-24 13-5 0-9 0-9 7 0 6 5 6 6 6 12 0 42-2 54-2 10 0 36 2 47 2 3 0 7 0 7-8 0-5-3-5-7-5-29-1-29-2-36-19-17-39-45-104-55-129 29-29 73-79 86-91 14-10 29-21 54-22 6 0 10 0 10-8-2-1 0-5-6-5-12 0-26 1-40 1-15 0-31-1-46-1-3 0-9 0-9 8 0 4 3 5 6 5 4 1 17 1 17 13 0 6-5 12-8 16-23 24-46 48-69 73z"><text:p/></draw:path><draw:path draw:style-name="gr62" draw:text-style-name="P17" svg:width="0.1102in" svg:height="0.1098in" svg:x="1.2516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34in" svg:height="0.1181in" svg:x="1.4138in" svg:y="0.0055in" svg:viewBox="0 0 289 301" svg:d="M61 251c-17 29-33 35-51 36-6 0-10 0-10 9 0 2 2 5 6 5 11 0 24-3 36-3 14 0 29 3 42 3 2 0 8 0 8-9 0-5-3-5-7-5-9-1-19-5-19-15 0-5 2-10 6-16 11-17 20-35 31-52 36 0 71 0 107 0 0 8 6 65 6 69 0 13-22 14-30 14-6 0-11 0-11 9 0 3 4 3 6 5 18 0 36-3 53-3 11 0 37 3 48 3 2 0 7 0 7-10 0-4-3-4-9-4-27 0-27-3-28-15-8-87-17-175-25-262-1-9-1-10-9-10-6 0-8 2-10 7-50 82-98 164-147 244zM112 191c27-47 55-94 82-139 5 45 9 92 14 139-33 0-64 0-96 0z"><text:p/></draw:path><draw:path draw:style-name="gr62" draw:text-style-name="P17" svg:width="0.0169in" svg:height="0.0177in" svg:x="1.5839in" svg:y="0.074in" svg:viewBox="0 0 44 46" svg:d="M44 23c0-12-10-23-22-23-14 0-22 11-22 23s8 23 22 23c12 0 22-11 22-23z"><text:p/></draw:path><draw:path draw:style-name="gr62" draw:text-style-name="P17" svg:width="0.1201in" svg:height="0.1126in" svg:x="1.6587in" svg:y="0.011in" svg:viewBox="0 0 306 287" svg:d="M236 48c3-2 4-4 6-6 14-12 27-26 56-29 4 0 8 0 8-7 0-4-2-6-5-6-12 0-24 1-35 1-14 0-28-1-42-1-3 0-8 0-8 8 0 5 4 5 6 5 4 0 16 1 16 10 0 7-10 18-12 20-33 38-65 75-98 113-15-42-31-84-46-125-3-6-2-5-3-7 0-11 21-11 25-11 6 0 10 0 10-8 0-5-5-5-6-5-12 0-41 1-53 1-11 0-37-1-48-1-2 0-7 0-7 8 0 5 4 5 10 5 25 0 26 4 30 15 18 45 34 91 52 138 0 1 2 6 2 7s-17 69-20 76c-4 23-6 24-39 25-9 0-11 0-11 8 0 4 5 5 6 5 11 0 41-2 53-2s42 2 54 2c2 0 8 0 8-9 0-4-5-4-12-4-1 0-9 0-17-1s-10-1-10-7c0-3 3-17 6-27 4-19 9-38 14-57 2-9 2-10 6-14 35-41 70-80 104-120z"><text:p/></draw:path><draw:path draw:style-name="gr62" draw:text-style-name="P17" svg:width="0.1102in" svg:height="0.1098in" svg:x="1.8319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81in" svg:height="0.1126in" svg:x="1.9961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62" draw:text-style-name="P17" svg:width="0.0169in" svg:height="0.0177in" svg:x="2.1744in" svg:y="0.074in" svg:viewBox="0 0 44 46" svg:d="M44 23c0-12-10-23-22-23s-22 11-22 23 10 23 22 23 22-11 22-23z"><text:p/></draw:path><draw:path draw:style-name="gr62" draw:text-style-name="P17" svg:width="0.1366in" svg:height="0.1126in" svg:x="2.2472in" svg:y="0.011in" svg:viewBox="0 0 348 287" svg:d="M193 115c-12-28-23-56-35-84-1-3-2-5-2-6 0-2 7-9 25-12 4 0 9 0 9-7 0-6-5-6-6-6-18 0-36 1-54 1-10 0-36-1-47-1-3 0-7 0-7 8 0 5 3 5 9 5 25 0 28 5 31 13 17 40 34 79 51 118-30 31-60 64-90 95-1 1-4 3-5 4-20 23-41 30-62 31-5 0-10 0-10 8 2 3 0 5 6 5 13 0 26-2 40-2 15 0 32 2 46 2 4 0 9 0 9-9 0-4-4-3-5-4-5-1-17-1-17-13 0-7 6-13 11-19 14-15 29-30 43-45 12-14 25-28 37-41 15 34 29 66 44 100 1 4 1 4 2 5 0 3-8 11-25 13-5 0-9 0-9 7 0 6 5 6 8 6 10 0 40-2 52-2 11 0 36 2 47 2 3 0 9 0 9-8 0-5-5-5-9-5-27-1-29-2-36-19-17-39-44-104-54-129 29-29 72-79 87-91 12-10 27-21 52-22 6 0 10 0 10-8-1-1 0-5-5-5-13 0-27 1-41 1-15 0-31-1-46-1-3 0-8 0-8 8 0 4 3 5 5 5 4 1 17 1 17 13 0 6-5 12-8 16-23 24-46 48-69 73z"><text:p/></draw:path><draw:path draw:style-name="gr62" draw:text-style-name="P17" svg:width="0.1098in" svg:height="0.1098in" svg:x="2.4402in" svg:y="0.0276in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62" draw:text-style-name="P17" svg:width="0.1181in" svg:height="0.1126in" svg:x="2.6035in" svg:y="0.011in" svg:viewBox="0 0 301 287" svg:d="M50 254c-4 16-6 20-38 20-7 0-12 0-12 8 0 4 4 5 12 5 50 0 100 0 150 0 67 0 116-50 116-90 0-30-24-55-64-59 43-8 87-39 87-79 0-31-27-59-78-59-47 0-95 0-141 0-9 0-14 0-14 8 0 5 4 5 12 5 2 0 10 0 17 1 7 2 11 2 11 8 0 1 0 2-1 7-19 74-37 150-57 225zM114 133c8-34 17-68 25-103 5-16 5-17 23-17s37 0 55 0c37 0 46 25 46 43 0 38-36 77-88 77-20 0-41 0-61 0zM95 274c-6 0-7 0-10-1-3 0-6 0-6-4 0-1 0-2 3-9 9-39 19-78 28-117 27 0 54 0 81 0 41 0 48 31 48 49 0 41-37 82-87 82-19 0-38 0-57 0z"><text:p/></draw:path><draw:path draw:style-name="gr62" draw:text-style-name="P17" svg:width="0.0169in" svg:height="0.0177in" svg:x="2.7823in" svg:y="0.074in" svg:viewBox="0 0 44 46" svg:d="M44 23c0-12-10-23-22-23-14 0-22 11-22 23s8 23 22 23c12 0 22-11 22-23z"><text:p/></draw:path><draw:path draw:style-name="gr62" draw:text-style-name="P17" svg:width="0.1201in" svg:height="0.1126in" svg:x="2.8563in" svg:y="0.011in" svg:viewBox="0 0 306 287" svg:d="M236 48c3-2 4-4 6-6 14-12 27-26 56-29 4 0 8 0 8-7 0-4-2-6-5-6-12 0-24 1-35 1-14 0-28-1-42-1-3 0-8 0-8 8 0 5 4 5 6 5 4 0 16 1 16 10 0 7-10 18-12 20-33 38-65 75-98 113-15-42-31-84-46-125-3-6-2-5-3-7 0-11 21-11 25-11 6 0 10 0 10-8 0-5-5-5-6-5-12 0-42 1-53 1s-37-1-48-1c-2 0-7 0-7 8 0 5 4 5 10 5 25 0 26 4 30 15 18 45 34 91 52 138 0 1 2 6 2 7s-17 69-20 76c-4 23-6 24-39 25-9 0-11 0-11 8 0 4 5 5 6 5 11 0 41-2 53-2s42 2 54 2c2 0 7 0 7-9 0-4-4-4-11-4-1 0-9 0-17-1s-10-1-10-7c0-3 3-17 6-27 4-19 9-38 14-57 2-9 2-10 6-14 35-41 70-80 104-120z"><text:p/></draw:path><draw:path draw:style-name="gr62" draw:text-style-name="P17" svg:width="0.0224in" svg:height="0.165in" svg:x="2.987in" svg:y="0in" svg:viewBox="0 0 58 420" svg:d="M58 0c-20 0-39 0-58 0 0 6 0 11 0 17 13 0 28 0 41 0 0 128 0 257 0 386-13 0-28 0-41 0 0 6 0 10 0 17 19 0 38 0 58 0 0-140 0-281 0-420z"><text:p/></draw:path><draw:path draw:style-name="gr62" draw:text-style-name="P17" svg:width="0.1012in" svg:height="0.0063in" svg:x="3.0803in" svg:y="0.0795in" svg:viewBox="0 0 258 17" svg:d="M244 17c7 0 14 0 14-9 0-8-7-8-14-8-76 0-153 0-228 0-8 0-16 0-16 8 0 9 8 9 16 9 75 0 152 0 228 0z"><text:p/></draw:path><draw:path draw:style-name="gr62" draw:text-style-name="P17" svg:width="0.0224in" svg:height="0.165in" svg:x="3.252in" svg:y="0in" svg:viewBox="0 0 58 420" svg:d="M58 420c0-7 0-11 0-17-14 0-28 0-41 0 0-129 0-258 0-386 13 0 27 0 41 0 0-6 0-11 0-17-20 0-39 0-58 0 0 139 0 280 0 420 19 0 38 0 58 0z"><text:p/></draw:path><draw:path draw:style-name="gr62" draw:text-style-name="P17" svg:width="0.1134in" svg:height="0.1181in" svg:x="3.2846in" svg:y="0.0055in" svg:viewBox="0 0 289 301" svg:d="M60 251c-17 29-34 35-52 36-4 0-8 0-8 9 0 2 1 5 5 5 12 0 24-3 36-3 14 0 29 3 42 3 3 0 8 0 8-9 0-5-3-5-6-5-11-1-20-5-20-15 0-5 2-10 6-16 11-17 21-35 32-52 35 0 71 0 106 0 1 8 6 65 6 69 0 13-22 14-30 14-6 0-10 0-10 9 0 3 5 5 6 5 17 0 35-3 53-3 10 0 36 3 47 3 2 0 8 0 8-10 0-4-5-4-9-4-27 0-27-3-28-15-8-87-18-175-26-262 0-9 0-10-8-10-7 0-8 2-12 7-49 82-97 164-146 244zM110 191c28-47 57-94 84-139 5 45 9 92 14 139-33 0-65 0-98 0z"><text:p/></draw:path><draw:path draw:style-name="gr62" draw:text-style-name="P17" svg:width="0.0169in" svg:height="0.0177in" svg:x="3.4543in" svg:y="0.074in" svg:viewBox="0 0 44 46" svg:d="M44 23c0-12-9-23-21-23s-23 11-23 23 11 23 23 23 21-11 21-23z"><text:p/></draw:path><draw:path draw:style-name="gr62" draw:text-style-name="P17" svg:width="0.1366in" svg:height="0.1126in" svg:x="3.5276in" svg:y="0.011in" svg:viewBox="0 0 348 287" svg:d="M193 115c-12-28-23-56-35-84-2-3-2-5-2-6 0-2 7-9 25-12 4 0 9 0 9-7 0-6-6-6-8-6-16 0-34 1-52 1-11 0-38-1-47-1-3 0-9 0-9 8 0 5 5 5 10 5 25 0 29 5 32 13 17 40 33 79 50 118-30 31-59 64-89 95-3 1-4 3-6 4-21 23-40 30-61 31-6 0-10 0-10 8 2 3 0 5 6 5 12 0 26-2 40-2 15 0 31 2 46 2 3 0 8 0 8-9 0-4-4-4-5-4-4-1-17-1-17-13 0-7 6-13 12-19 14-15 28-30 42-45 13-14 25-28 38-41 15 34 29 66 44 100 1 4 1 4 1 5 0 3-7 11-24 13-5 0-9 0-9 7 0 6 5 6 6 6 12 0 42-2 53-2s37 2 47 2c4 0 8 0 8-8 0-5-3-5-7-5-29-1-29-2-36-19-17-39-45-104-55-129 29-29 73-79 86-91 14-10 29-21 54-22 6 0 10 0 10-8-2-1 0-5-6-5-12 0-26 1-40 1-15 0-31-1-46-1-3 0-9 0-9 8 0 4 3 5 6 5 4 1 17 1 17 13 0 6-5 12-8 16-23 24-46 48-69 73z"><text:p/></draw:path><draw:path draw:style-name="gr62" draw:text-style-name="P17" svg:width="0.1102in" svg:height="0.1098in" svg:x="3.7197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34in" svg:height="0.1181in" svg:x="3.8823in" svg:y="0.0055in" svg:viewBox="0 0 289 301" svg:d="M61 251c-17 29-33 35-51 36-6 0-10 0-10 9 0 2 2 5 6 5 11 0 24-3 36-3 14 0 29 3 42 3 2 0 8 0 8-9 0-5-3-5-7-5-9-1-19-5-19-15 0-5 2-10 6-16 11-17 20-35 31-52 35 0 71 0 106 0 1 8 7 65 7 69 0 13-22 14-30 14-6 0-11 0-11 9 0 3 4 3 6 5 18 0 36-3 53-3 11 0 37 3 48 3 2 0 7 0 7-10 0-4-3-4-9-4-27 0-27-3-28-15-8-87-17-175-25-262-1-9-1-10-9-10-6 0-8 2-10 7-50 82-98 164-147 244zM112 191c27-47 55-94 82-139 5 45 9 92 14 139-33 0-64 0-96 0z"><text:p/></draw:path><draw:path draw:style-name="gr62" draw:text-style-name="P17" svg:width="0.0169in" svg:height="0.0177in" svg:x="4.0524in" svg:y="0.074in" svg:viewBox="0 0 44 46" svg:d="M44 23c0-12-10-23-22-23-14 0-22 11-22 23s8 23 22 23c12 0 22-11 22-23z"><text:p/></draw:path><draw:path draw:style-name="gr62" draw:text-style-name="P17" svg:width="0.1201in" svg:height="0.1126in" svg:x="4.1272in" svg:y="0.011in" svg:viewBox="0 0 306 287" svg:d="M236 48c3-2 4-4 6-6 14-12 27-26 56-29 4 0 8 0 8-7 0-4-2-6-5-6-12 0-24 1-35 1-14 0-28-1-42-1-3 0-8 0-8 8 0 5 4 5 6 5 4 0 16 1 16 10 0 7-10 18-12 20-33 38-65 75-98 113-15-42-31-84-46-125-3-6-2-5-3-7 0-11 21-11 25-11 6 0 10 0 10-8 0-5-5-5-6-5-12 0-42 1-53 1s-37-1-48-1c-2 0-7 0-7 8 0 5 4 5 10 5 25 0 26 4 30 15 18 45 34 91 52 138 0 1 2 6 2 7s-17 69-20 76c-4 23-6 24-39 25-9 0-11 0-11 8 0 4 5 5 6 5 11 0 41-2 53-2s42 2 54 2c2 0 7 0 7-9 0-4-4-4-11-4-1 0-9 0-17-1s-10-1-10-7c0-3 3-17 6-27 4-19 9-38 14-57 2-9 2-10 6-14 35-41 70-80 104-120z"><text:p/></draw:path><draw:path draw:style-name="gr62" draw:text-style-name="P17" svg:width="0.1102in" svg:height="0.1098in" svg:x="4.3004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34in" svg:height="0.1181in" svg:x="4.463in" svg:y="0.0055in" svg:viewBox="0 0 289 301" svg:d="M61 251c-17 29-33 35-51 36-6 0-10 0-10 9 0 2 2 5 6 5 11 0 24-3 36-3 14 0 29 3 42 3 2 0 8 0 8-9 0-5-3-5-7-5-9-1-19-5-19-15 0-5 2-10 6-16 11-17 20-35 31-52 36 0 71 0 107 0 0 8 6 65 6 69 0 13-22 14-30 14-6 0-11 0-11 9 0 3 4 3 6 5 18 0 36-3 53-3 11 0 37 3 48 3 2 0 7 0 7-10 0-4-3-4-9-4-27 0-27-3-28-15-8-87-17-175-25-262-1-9-1-10-9-10-6 0-8 2-10 7-50 82-98 164-147 244zM112 191c27-47 55-94 82-139 5 45 10 92 15 139-33 0-65 0-97 0z"><text:p/></draw:path><draw:path draw:style-name="gr62" draw:text-style-name="P17" svg:width="0.0169in" svg:height="0.0177in" svg:x="4.6331in" svg:y="0.074in" svg:viewBox="0 0 44 46" svg:d="M44 23c0-12-10-23-22-23-14 0-22 11-22 23s8 23 22 23c12 0 22-11 22-23z"><text:p/></draw:path><draw:path draw:style-name="gr62" draw:text-style-name="P17" svg:width="0.1362in" svg:height="0.1126in" svg:x="4.7063in" svg:y="0.011in" svg:viewBox="0 0 347 287" svg:d="M193 115c-12-28-24-56-36-84-1-3-1-5-1-6 0-2 6-9 24-12 5 0 8 0 8-7 0-6-4-6-6-6-16 0-36 1-52 1-11 0-38-1-48-1-3 0-8 0-8 8 0 5 5 5 10 5 25 0 28 5 31 13 17 40 34 79 51 118-30 31-59 64-89 95-3 1-4 3-6 4-21 23-41 30-61 31-6 0-10 0-10 8 1 3 0 5 5 5 13 0 27-2 39-2 16 0 33 2 48 2 3 0 8 0 8-9 0-4-4-4-5-4-4-1-17-1-17-13 0-7 6-13 11-19 14-15 29-30 43-45 13-14 25-28 38-41 15 34 28 66 42 100 3 4 2 4 3 5 0 3-9 11-24 13-5 0-9 0-9 7 0 6 5 6 6 6 12 0 41-2 53-2 11 0 36 2 47 2 4 0 8 0 8-8 0-5-4-5-7-5-29-1-30-2-37-19-16-39-44-104-54-129 29-29 73-79 86-91 12-10 29-21 54-22 5 0 9 0 9-8-1-1 0-5-5-5-13 0-26 1-40 1-15 0-32-1-46-1-3 0-9 0-9 8 0 4 3 5 5 5 5 1 17 1 17 13 0 6-4 12-7 16-23 24-46 48-69 73z"><text:p/></draw:path><draw:path draw:style-name="gr62" draw:text-style-name="P17" svg:width="0.1102in" svg:height="0.1098in" svg:x="4.8984in" svg:y="0.0276in" svg:viewBox="0 0 281 280" svg:d="M149 149c39 0 78 0 117 0 6 0 15 0 15-8 0-9-9-9-15-9-39 0-78 0-117 0 0-39 0-78 0-118 0-6 0-14-9-14-8 0-8 8-8 14 0 40 0 79 0 118-40 0-79 0-119 0-5 0-13 0-13 9 0 8 8 8 13 8 40 0 79 0 119 0 0 39 0 78 0 117 0 6 0 14 8 14 9 0 9-8 9-14 0-39 0-78 0-117z"><text:p/></draw:path><draw:path draw:style-name="gr62" draw:text-style-name="P17" svg:width="0.1181in" svg:height="0.1126in" svg:x="5.0618in" svg:y="0.011in" svg:viewBox="0 0 301 287" svg:d="M50 254c-4 16-4 20-38 20-7 0-12 0-12 8 0 4 5 5 12 5 50 0 100 0 150 0 67 0 116-50 116-90 0-30-24-55-64-59 43-8 87-39 87-79 0-31-27-59-78-59-47 0-95 0-141 0-9 0-12 0-12 8 0 5 3 5 10 5 2 0 10 0 17 1 7 2 11 2 11 8 0 1 0 2-1 7-19 74-37 150-57 225zM114 133c8-34 18-68 26-103 4-16 5-17 23-17s36 0 54 0c37 0 46 25 46 43 0 38-36 77-88 77-20 0-41 0-61 0zM95 274c-6 0-7 0-10-1-3 0-5 0-5-4 0-1 0-2 3-9 9-39 19-78 29-117 26 0 52 0 79 0 41 0 49 31 49 49 0 41-38 82-88 82-19 0-38 0-57 0z"><text:p/></draw:path><draw:path draw:style-name="gr62" draw:text-style-name="P17" svg:width="0.0169in" svg:height="0.0177in" svg:x="5.2406in" svg:y="0.074in" svg:viewBox="0 0 44 46" svg:d="M44 23c0-12-9-23-21-23s-23 11-23 23 11 23 23 23 21-11 21-23z"><text:p/></draw:path><draw:path draw:style-name="gr62" draw:text-style-name="P17" svg:width="0.1366in" svg:height="0.1126in" svg:x="5.3138in" svg:y="0.011in" svg:viewBox="0 0 348 287" svg:d="M193 115c-12-28-23-56-35-84-1-3-2-5-2-6 0-2 7-9 25-12 4 0 9 0 9-7 0-6-6-6-8-6-16 0-34 1-52 1-11 0-38-1-47-1-3 0-9 0-9 8 0 5 5 5 10 5 25 0 29 5 32 13 17 40 33 79 50 118-30 31-59 64-89 95-1 1-4 3-5 4-22 23-41 30-62 31-6 0-10 0-10 8 2 3 0 5 6 5 12 0 26-2 40-2 15 0 31 2 46 2 3 0 8 0 8-9 0-4-4-4-5-4-4-1-17-1-17-13 0-7 6-13 12-19 14-15 28-30 42-45 13-14 25-28 38-41 15 34 29 66 44 100 1 4 1 4 1 5 0 3-7 11-24 13-5 0-9 0-9 7 0 6 5 6 6 6 12 0 42-2 53-2s37 2 48 2c3 0 7 0 7-8 0-5-3-5-7-5-29-1-29-2-36-19-17-39-45-104-55-129 29-29 73-79 86-91 14-10 29-21 54-22 6 0 10 0 10-8-2-1 0-5-6-5-12 0-26 1-40 1-15 0-31-1-46-1-3 0-9 0-9 8 0 4 3 5 6 5 4 1 17 1 17 13 0 6-5 12-8 16-23 24-46 48-69 73z"><text:p/></draw:path><draw:path draw:style-name="gr62" draw:text-style-name="P17" svg:width="0.0224in" svg:height="0.165in" svg:x="5.4634in" svg:y="0in" svg:viewBox="0 0 58 420" svg:d="M58 0c-20 0-39 0-58 0 0 6 0 11 0 17 13 0 28 0 41 0 0 128 0 257 0 386-13 0-28 0-41 0 0 6 0 10 0 17 19 0 38 0 58 0 0-140 0-281 0-420z"><text:p/></draw:path><draw:path draw:style-name="gr62" draw:text-style-name="P17" svg:width="0.1102in" svg:height="0.0386in" svg:x="5.5614in" svg:y="0.0634in" svg:viewBox="0 0 281 99" svg:d="M266 17c6 0 15 0 15-9 0-8-9-8-15-8-84 0-168 0-252 0-6 0-14 0-14 8 0 9 8 9 14 9 84 0 168 0 252 0zM266 99c6 0 15 0 15-9 0-8-9-8-15-8-84 0-168 0-252 0-6 0-14 0-14 8 0 9 8 9 14 9 84 0 168 0 252 0z"><text:p/></draw:path></draw:g></draw:g></text:p>
      <text:p text:style-name="P8"><draw:g text:anchor-type="as-char" svg:y="-0.1236in" draw:z-index="33" draw:name="Shape14" draw:style-name="gr60"><svg:title>TexMaths</svg:title><svg:desc>12§display§= [2 \cdot A \cdot X + A \cdot Y + B \cdot X + B \cdot Y] - [2 \cdot A \cdot X + A \cdot Y + B \cdot X] =§svg§600§FALSE§</svg:desc><draw:g draw:style-name="gr2"><draw:path draw:style-name="gr61" draw:text-style-name="P16" svg:width="4.8736in" svg:height="0.1476in" svg:x="-0.0004in" svg:y="0.0087in" svg:viewBox="0 0 12380 376" svg:d="M0 0c4127 0 8253 0 12380 0 0 125 0 251 0 376-4127 0-8253 0-12380 0 0-125 0-251 0-376z"><text:p/></draw:path><draw:path draw:style-name="gr62" draw:text-style-name="P17" svg:width="0.1098in" svg:height="0.0386in" svg:x="0.0004in" svg:y="0.0634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2" draw:text-style-name="P17" svg:width="0.0228in" svg:height="0.165in" svg:x="0.1858in" svg:y="0in" svg:viewBox="0 0 59 420" svg:d="M59 420c0-7 0-11 0-17-15 0-28 0-42 0 0-129 0-258 0-386 14 0 27 0 42 0 0-6 0-11 0-17-19 0-40 0-59 0 0 139 0 280 0 420 19 0 40 0 59 0z"><text:p/></draw:path><draw:path draw:style-name="gr62" draw:text-style-name="P17" svg:width="0.0657in" svg:height="0.1098in" svg:x="0.2205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30-9 36-4 4-31 4-41 4-25 0-50 0-76 0z"><text:p/></draw:path><draw:path draw:style-name="gr62" draw:text-style-name="P17" svg:width="0.0169in" svg:height="0.0177in" svg:x="0.3469in" svg:y="0.074in" svg:viewBox="0 0 44 46" svg:d="M44 23c0-12-10-23-22-23s-22 11-22 23 10 23 22 23 22-11 22-23z"><text:p/></draw:path><draw:path draw:style-name="gr62" draw:text-style-name="P17" svg:width="0.1134in" svg:height="0.1181in" svg:x="0.4209in" svg:y="0.0055in" svg:viewBox="0 0 289 301" svg:d="M61 251c-17 29-33 35-51 36-5 0-10 0-10 9 0 2 2 5 6 5 11 0 24-3 36-3 14 0 29 3 42 3 2 0 8 0 8-9 0-5-3-5-7-5-9-1-19-5-19-15 0-5 2-10 6-16 11-17 20-35 31-52 36 0 71 0 107 0 0 8 6 65 6 69 0 13-22 14-30 14-6 0-10 0-10 9 0 5 4 3 5 5 18 0 36-3 53-3 11 0 37 3 48 3 2 0 7 0 7-10 0-4-3-4-9-4-26 0-26-3-27-15-8-87-18-175-26-262-1-9-1-10-9-10-6 0-8 2-10 7-50 82-98 164-147 244zM112 191c27-47 55-94 82-139 5 45 10 92 15 139-33 0-65 0-97 0z"><text:p/></draw:path><draw:path draw:style-name="gr62" draw:text-style-name="P17" svg:width="0.0169in" svg:height="0.0177in" svg:x="0.5909in" svg:y="0.074in" svg:viewBox="0 0 44 46" svg:d="M44 23c0-12-9-23-21-23-13 0-23 11-23 23s10 23 23 23c12 0 21-11 21-23z"><text:p/></draw:path><draw:path draw:style-name="gr62" draw:text-style-name="P17" svg:width="0.1362in" svg:height="0.1126in" svg:x="0.6642in" svg:y="0.011in" svg:viewBox="0 0 347 287" svg:d="M193 115c-12-28-24-56-36-84-1-3-1-5-1-6 0-2 7-9 24-12 5 0 8 0 8-7 0-6-4-6-6-6-16 0-34 1-52 1-11 0-38-1-48-1-3 0-8 0-8 8 0 5 5 5 10 5 25 0 28 5 32 13 17 40 33 79 50 118-30 31-59 64-89 95-3 1-4 3-6 4-21 23-40 30-61 31-6 0-10 0-10 8 1 3 0 5 5 5 13 0 27-2 41-2 15 0 31 2 46 2 3 0 8 0 8-9 0-4-4-4-5-4-4-1-17-1-17-13 0-7 6-13 11-19 14-15 29-30 43-45 13-14 25-28 38-41 15 34 28 66 42 100 3 4 2 4 3 5 0 3-9 11-24 13-5 0-9 0-9 7 0 6 5 6 6 6 12 0 41-2 53-2 11 0 36 2 47 2 4 0 8 0 8-8 0-5-4-5-7-5-29-1-30-2-37-19-16-39-44-104-54-129 29-29 73-79 86-91 12-10 29-21 54-22 5 0 9 0 9-8-1-1 0-5-5-5-13 0-26 1-40 1-15 0-31-1-46-1-3 0-9 0-9 8 0 4 3 5 5 5 5 1 17 1 17 13 0 6-4 12-7 16-23 24-46 48-69 73z"><text:p/></draw:path><draw:path draw:style-name="gr62" draw:text-style-name="P17" svg:width="0.1102in" svg:height="0.1098in" svg:x="0.8567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34in" svg:height="0.1181in" svg:x="1.0193in" svg:y="0.0055in" svg:viewBox="0 0 289 301" svg:d="M61 251c-18 29-33 35-53 36-4 0-8 0-8 9 0 2 2 5 6 5 11 0 24-3 36-3 13 0 29 3 42 3 2 0 8 0 8-9 0-5-4-5-7-5-9-1-20-5-20-15 0-5 3-10 6-16 11-17 21-35 32-52 35 0 71 0 106 0 1 8 7 65 7 69 0 13-22 14-30 14-6 0-11 0-11 9 0 5 5 5 6 5 17 0 36-3 53-3 11 0 37 3 48 3 2 0 7 0 7-10 0-4-5-4-9-4-27 0-27-3-28-15-8-87-17-175-25-262-1-9-1-10-9-10-7 0-8 2-10 7-50 82-98 164-147 244zM112 191c27-47 55-94 82-139 5 45 9 92 14 139-33 0-64 0-96 0z"><text:p/></draw:path><draw:path draw:style-name="gr62" draw:text-style-name="P17" svg:width="0.0169in" svg:height="0.0177in" svg:x="1.1894in" svg:y="0.074in" svg:viewBox="0 0 44 46" svg:d="M44 23c0-12-10-23-22-23s-22 11-22 23 10 23 22 23 22-11 22-23z"><text:p/></draw:path><draw:path draw:style-name="gr62" draw:text-style-name="P17" svg:width="0.1205in" svg:height="0.1126in" svg:x="1.2634in" svg:y="0.011in" svg:viewBox="0 0 307 287" svg:d="M238 48c2-2 3-4 6-6 12-12 26-26 55-29 5 0 8 0 8-7 0-4-2-6-6-6-11 0-23 1-35 1-13 0-28-1-42-1-2 0-7 0-7 8 0 5 4 5 6 5 3 0 15 1 15 10 0 7-10 18-11 20-33 38-66 75-99 113-15-42-30-84-45-125-3-6-1-5-3-7 0-11 21-11 24-11 6 0 11 0 11-8 0-5-5-5-6-5-12 0-42 1-54 1-9 0-36-1-47-1-2 0-8 0-8 8 0 5 5 5 10 5 25 0 27 4 31 15 17 45 35 91 51 138 2 1 3 6 3 7s-17 69-19 76c-6 23-6 24-40 25-8 0-12 0-12 8 0 5 4 4 6 5 12 0 42-2 54-2 11 0 42 2 54 2 2 0 7 0 7-9 0-4-3-4-12-4-5 0-8 0-15-1-9-1-11-1-11-7 0-3 3-17 5-27 4-19 10-38 15-57 1-9 3-10 6-14 35-41 70-80 105-120z"><text:p/></draw:path><draw:path draw:style-name="gr62" draw:text-style-name="P17" svg:width="0.1102in" svg:height="0.1098in" svg:x="1.4374in" svg:y="0.0276in" svg:viewBox="0 0 281 280" svg:d="M149 149c39 0 78 0 117 0 6 0 15 0 15-8 0-9-9-9-15-9-39 0-78 0-117 0 0-39 0-78 0-118 0-6 0-14-9-14-8 0-8 8-8 14 0 40 0 79 0 118-40 0-79 0-119 0-5 0-13 0-13 9 0 8 8 8 13 8 40 0 79 0 119 0 0 39 0 78 0 117 0 6 0 14 8 14 9 0 9-8 9-14 0-39 0-78 0-117z"><text:p/></draw:path><draw:path draw:style-name="gr62" draw:text-style-name="P17" svg:width="0.1181in" svg:height="0.1126in" svg:x="1.6008in" svg:y="0.011in" svg:viewBox="0 0 301 287" svg:d="M50 254c-4 16-4 20-38 20-7 0-12 0-12 8 0 5 5 5 12 5 50 0 100 0 150 0 67 0 116-50 116-90 0-30-24-55-64-59 43-8 87-39 87-79 0-31-27-59-78-59-47 0-95 0-141 0-9 0-12 0-12 8 0 5 3 5 10 5 2 0 10 0 17 1 7 2 11 2 11 8 0 1 0 2-1 7-19 74-37 150-57 225zM114 133c8-34 18-68 26-103 4-16 5-17 23-17s36 0 54 0c37 0 46 25 46 43 0 38-36 77-88 77-20 0-41 0-61 0zM95 274c-6 0-7 0-10-1-3 0-5 0-5-4 0-1 0-2 3-9 9-39 19-78 29-117 26 0 52 0 79 0 41 0 49 31 49 49 0 41-38 82-88 82-19 0-38 0-57 0z"><text:p/></draw:path><draw:path draw:style-name="gr62" draw:text-style-name="P17" svg:width="0.0169in" svg:height="0.0177in" svg:x="1.7795in" svg:y="0.074in" svg:viewBox="0 0 44 46" svg:d="M44 23c0-12-9-23-21-23s-23 11-23 23 11 23 23 23 21-11 21-23z"><text:p/></draw:path><draw:path draw:style-name="gr62" draw:text-style-name="P17" svg:width="0.1366in" svg:height="0.1126in" svg:x="1.8528in" svg:y="0.011in" svg:viewBox="0 0 348 287" svg:d="M193 115c-12-28-23-56-35-84-2-3-2-5-2-6 0-2 7-9 24-12 5 0 10 0 10-7 0-6-6-6-8-6-16 0-34 1-52 1-11 0-38-1-47-1-3 0-9 0-9 8 0 5 5 5 10 5 25 0 29 5 32 13 17 40 33 79 50 118-30 31-59 64-89 95-3 1-4 3-6 4-21 23-40 30-61 31-6 0-10 0-10 8 2 3 0 5 6 5 12 0 26-2 40-2 15 0 31 2 46 2 3 0 8 0 8-9 0-4-4-4-5-4-4-1-17-1-17-13 0-7 6-13 12-19 14-15 28-30 42-45 13-14 25-28 38-41 15 34 29 66 44 100 1 4 1 4 1 5 0 3-7 11-24 13-5 0-9 0-9 7 0 6 5 6 6 6 12 0 42-2 53-2s37 2 47 2c4 0 8 0 8-8 0-5-3-5-7-5-29-1-29-2-36-19-17-39-45-104-55-129 29-29 73-79 86-91 12-10 29-21 54-22 5 0 10 0 10-8-2-1 0-5-6-5-12 0-26 1-40 1-15 0-31-1-46-1-3 0-9 0-9 8 0 4 3 5 6 5 4 1 17 1 17 13 0 6-5 12-8 16-23 24-46 48-69 73z"><text:p/></draw:path><draw:path draw:style-name="gr62" draw:text-style-name="P17" svg:width="0.1102in" svg:height="0.1098in" svg:x="2.0449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77in" svg:height="0.1126in" svg:x="2.2087in" svg:y="0.011in" svg:viewBox="0 0 300 287" svg:d="M49 254c-3 16-5 20-38 20-7 0-11 0-11 8 0 5 4 5 11 5 50 0 101 0 151 0 66 0 116-50 116-90 0-30-25-55-66-59 45-8 88-39 88-79 0-31-28-59-78-59-47 0-95 0-142 0-8 0-12 0-12 8 0 5 4 5 12 5 5 0 9 0 16 1 7 2 12 2 12 8 0 1-1 2-2 7-20 74-38 150-57 225zM113 133c8-34 18-68 26-103 4-16 5-17 23-17s36 0 54 0c37 0 47 25 47 43 0 38-37 77-89 77-20 0-41 0-61 0zM94 274c-6 0-6 0-9-1-5 0-6 0-6-4 0-1 0-2 3-9 9-39 19-78 28-117 27 0 53 0 80 0 40 0 49 31 49 49 0 41-37 82-88 82-19 0-38 0-57 0z"><text:p/></draw:path><draw:path draw:style-name="gr62" draw:text-style-name="P17" svg:width="0.0177in" svg:height="0.0177in" svg:x="2.387in" svg:y="0.074in" svg:viewBox="0 0 46 46" svg:d="M46 23c0-12-11-23-23-23s-23 11-23 23 11 23 23 23 23-11 23-23z"><text:p/></draw:path><draw:path draw:style-name="gr62" draw:text-style-name="P17" svg:width="0.1205in" svg:height="0.1126in" svg:x="2.461in" svg:y="0.011in" svg:viewBox="0 0 307 287" svg:d="M238 48c2-2 3-4 6-6 12-12 26-26 55-29 3 0 8 0 8-7 0-4-2-6-6-6-11 0-23 1-35 1-13 0-28-1-42-1-2 0-8 0-8 8 0 5 5 5 7 5 3 0 15 1 15 10 0 7-10 18-11 20-33 38-66 75-99 113-15-42-30-84-45-125-3-6-1-5-3-7 0-11 21-11 24-11 6 0 11 0 11-8 0-5-6-5-7-5-11 0-41 1-53 1-11 0-36-1-47-1-2 0-8 0-8 8 0 5 5 5 10 5 25 0 27 4 31 15 17 45 35 91 51 138 0 1 2 6 2 7s-17 69-18 76c-6 23-6 24-40 25-8 0-12 0-12 8 0 5 5 5 6 5 12 0 41-2 53-2s42 2 54 2c3 0 8 0 8-9 0-4-3-4-12-4-1 0-8 0-15-1-10-1-12-1-12-7 0-3 3-17 6-27 4-19 10-38 15-57 1-9 3-10 5-14 35-41 71-80 106-120z"><text:p/></draw:path><draw:path draw:style-name="gr62" draw:text-style-name="P17" svg:width="0.0224in" svg:height="0.165in" svg:x="2.5925in" svg:y="0in" svg:viewBox="0 0 58 420" svg:d="M58 0c-20 0-39 0-58 0 0 6 0 11 0 17 13 0 28 0 41 0 0 128 0 257 0 386-13 0-28 0-41 0 0 6 0 10 0 17 19 0 38 0 58 0 0-140 0-281 0-420z"><text:p/></draw:path><draw:path draw:style-name="gr62" draw:text-style-name="P17" svg:width="0.1008in" svg:height="0.0063in" svg:x="2.6854in" svg:y="0.0795in" svg:viewBox="0 0 257 17" svg:d="M242 17c8 0 15 0 15-9 0-8-7-8-15-8-75 0-152 0-228 0-7 0-14 0-14 8 0 9 7 9 14 9 76 0 153 0 228 0z"><text:p/></draw:path><draw:path draw:style-name="gr62" draw:text-style-name="P17" svg:width="0.0228in" svg:height="0.165in" svg:x="2.8571in" svg:y="0in" svg:viewBox="0 0 59 420" svg:d="M59 420c0-7 0-11 0-17-13 0-28 0-41 0 0-129 0-258 0-386 13 0 28 0 41 0 0-6 0-11 0-17-19 0-40 0-59 0 0 139 0 280 0 420 19 0 40 0 59 0z"><text:p/></draw:path><draw:path draw:style-name="gr62" draw:text-style-name="P17" svg:width="0.0657in" svg:height="0.1098in" svg:x="2.8921in" svg:y="0.0138in" svg:viewBox="0 0 168 280" svg:d="M32 248c16-15 30-29 46-44 65-57 90-80 90-122 0-48-37-82-89-82-48 0-79 40-79 77 0 23 22 23 23 23 7 0 21-5 21-22 0-11-7-22-22-22-3 0-4 0-5 0 9-27 32-43 56-43 39 0 57 35 57 69 0 33-21 67-44 93-27 31-54 59-81 89-5 4-5 5-5 16 53 0 104 0 157 0 4-24 7-48 11-72-4 0-6 0-10 0-2 11-6 30-9 36-4 4-31 4-40 4-25 0-51 0-77 0z"><text:p/></draw:path><draw:path draw:style-name="gr62" draw:text-style-name="P17" svg:width="0.0169in" svg:height="0.0177in" svg:x="3.0181in" svg:y="0.074in" svg:viewBox="0 0 44 46" svg:d="M44 23c0-12-10-23-22-23s-22 11-22 23 10 23 22 23 22-11 22-23z"><text:p/></draw:path><draw:path draw:style-name="gr62" draw:text-style-name="P17" svg:width="0.1138in" svg:height="0.1181in" svg:x="3.0921in" svg:y="0.0055in" svg:viewBox="0 0 290 301" svg:d="M61 251c-17 29-33 35-51 36-5 0-10 0-10 9 0 2 2 5 6 5 12 0 24-3 36-3 14 0 29 3 42 3 2 0 8 0 8-9 0-5-3-5-7-5-9-1-19-5-19-15 0-5 2-10 6-16 11-17 22-35 32-52 35 0 71 0 106 0 0 8 6 65 6 69 0 13-22 14-30 14-6 0-10 0-10 9 0 5 5 5 6 5 17 0 35-3 52-3 11 0 37 3 48 3 2 0 8 0 8-10 0-4-4-4-10-4-26 0-26-3-27-15-8-87-18-175-26-262-1-9-1-10-9-10-6 0-8 2-10 7-50 82-98 164-147 244zM112 191c27-47 55-94 82-139 5 45 10 92 15 139-33 0-65 0-97 0z"><text:p/></draw:path><draw:path draw:style-name="gr62" draw:text-style-name="P17" svg:width="0.0169in" svg:height="0.0177in" svg:x="3.2626in" svg:y="0.074in" svg:viewBox="0 0 44 46" svg:d="M44 23c0-12-9-23-21-23-13 0-23 11-23 23s10 23 23 23c12 0 21-11 21-23z"><text:p/></draw:path><draw:path draw:style-name="gr62" draw:text-style-name="P17" svg:width="0.1366in" svg:height="0.1126in" svg:x="3.3358in" svg:y="0.011in" svg:viewBox="0 0 348 287" svg:d="M193 115c-12-28-24-56-36-84-1-3-1-5-1-6 0-2 7-9 24-12 5 0 8 0 8-7 0-6-4-6-6-6-16 0-34 1-52 1-11 0-38-1-47-1-4 0-9 0-9 8 0 5 5 5 10 5 25 0 28 5 32 13 17 40 33 79 50 118-30 31-59 64-89 95-3 1-4 3-6 4-21 23-40 30-61 31-6 0-10 0-10 8 2 3 0 5 6 5 12 0 26-2 40-2 15 0 31 2 46 2 3 0 8 0 8-9 0-4-4-4-5-4-4-1-17-1-17-13 0-7 6-13 11-19 14-15 29-30 43-45 13-14 25-28 38-41 15 34 28 66 42 100 3 4 2 4 3 5 0 3-7 11-24 13-5 0-9 0-9 7 0 6 5 6 6 6 12 0 42-2 53-2s37 2 47 2c4 0 8 0 8-8 0-5-3-5-7-5-29-1-30-2-37-19-16-39-44-104-54-129 29-29 73-79 86-91 12-10 29-21 54-22 5 0 10 0 10-8-2-1 0-5-6-5-13 0-26 1-40 1-15 0-31-1-46-1-3 0-9 0-9 8 0 4 3 5 5 5 5 1 18 1 18 13 0 6-5 12-8 16-23 24-46 48-69 73z"><text:p/></draw:path><draw:path draw:style-name="gr62" draw:text-style-name="P17" svg:width="0.1102in" svg:height="0.1098in" svg:x="3.528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34in" svg:height="0.1181in" svg:x="3.6906in" svg:y="0.0055in" svg:viewBox="0 0 289 301" svg:d="M61 251c-17 29-33 35-53 36-4 0-8 0-8 9 0 2 2 5 6 5 11 0 24-3 36-3 13 0 29 3 42 3 2 0 8 0 8-9 0-5-4-5-7-5-9-1-20-5-20-15 0-5 3-10 6-16 11-17 21-35 32-52 35 0 71 0 106 0 1 8 7 65 7 69 0 13-22 14-30 14-6 0-11 0-11 9 0 5 5 5 6 5 18 0 36-3 53-3 11 0 37 3 48 3 2 0 7 0 7-10 0-4-3-4-9-4-27 0-27-3-28-15-8-87-17-175-25-262-1-9-1-10-9-10-7 0-8 2-10 7-50 82-98 164-147 244zM112 191c27-47 55-94 82-139 5 45 9 92 14 139-33 0-64 0-96 0z"><text:p/></draw:path><draw:path draw:style-name="gr62" draw:text-style-name="P17" svg:width="0.0169in" svg:height="0.0177in" svg:x="3.8606in" svg:y="0.074in" svg:viewBox="0 0 44 46" svg:d="M44 23c0-12-10-23-22-23s-22 11-22 23 10 23 22 23 22-11 22-23z"><text:p/></draw:path><draw:path draw:style-name="gr62" draw:text-style-name="P17" svg:width="0.1205in" svg:height="0.1126in" svg:x="3.9346in" svg:y="0.011in" svg:viewBox="0 0 307 287" svg:d="M238 48c2-2 3-4 6-6 12-12 26-26 55-29 5 0 8 0 8-7 0-4-2-6-6-6-11 0-23 1-35 1-13 0-27-1-42-1-2 0-7 0-7 8 0 5 4 5 6 5 3 0 16 1 16 10 0 7-10 18-12 20-33 38-65 75-97 113-16-42-32-84-47-125-3-6-1-5-3-7 0-11 21-11 26-11 4 0 9 0 9-8 0-5-5-5-6-5-12 0-42 1-54 1-9 0-36-1-47-1-2 0-8 0-8 8 0 5 5 5 10 5 26 0 27 4 31 15 17 45 35 91 51 138 2 1 3 6 3 7s-17 69-19 76c-6 23-6 24-40 25-8 0-12 0-12 8 0 5 4 4 6 5 12 0 42-2 54-2 11 0 42 2 54 2 2 0 7 0 7-9 0-4-3-4-12-4-5 0-8 0-15-1-9-1-11-1-11-7 0-3 3-17 6-27 5-19 9-38 14-57 3-9 3-10 6-14 35-41 70-80 105-120z"><text:p/></draw:path><draw:path draw:style-name="gr62" draw:text-style-name="P17" svg:width="0.1102in" svg:height="0.1098in" svg:x="4.1087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62" draw:text-style-name="P17" svg:width="0.1181in" svg:height="0.1126in" svg:x="4.272in" svg:y="0.011in" svg:viewBox="0 0 301 287" svg:d="M50 254c-4 16-4 20-38 20-7 0-12 0-12 8 0 5 5 5 12 5 50 0 100 0 150 0 67 0 116-50 116-90 0-30-24-55-64-59 43-8 87-39 87-79 0-31-27-59-78-59-47 0-95 0-141 0-9 0-12 0-12 8 0 5 3 5 12 5 4 0 8 0 15 1 7 2 11 2 11 8 0 1 0 2-1 7-19 74-37 150-57 225zM114 133c8-34 18-68 26-103 4-16 5-17 23-17s36 0 54 0c37 0 46 25 46 43 0 38-36 77-88 77-20 0-41 0-61 0zM95 274c-6 0-6 0-10-1-3 0-5 0-5-4 0-1 0-2 3-9 9-39 19-78 29-117 26 0 52 0 79 0 41 0 49 31 49 49 0 41-38 82-88 82-19 0-38 0-57 0z"><text:p/></draw:path><draw:path draw:style-name="gr62" draw:text-style-name="P17" svg:width="0.0169in" svg:height="0.0177in" svg:x="4.4508in" svg:y="0.074in" svg:viewBox="0 0 44 46" svg:d="M44 23c0-12-9-23-21-23s-23 11-23 23 11 23 23 23 21-11 21-23z"><text:p/></draw:path><draw:path draw:style-name="gr62" draw:text-style-name="P17" svg:width="0.1366in" svg:height="0.1126in" svg:x="4.524in" svg:y="0.011in" svg:viewBox="0 0 348 287" svg:d="M193 115c-12-28-23-56-35-84-1-3-2-5-2-6 0-2 7-9 25-12 4 0 9 0 9-7 0-6-6-6-8-6-16 0-34 1-52 1-11 0-38-1-47-1-3 0-9 0-9 8 0 5 5 5 10 5 26 0 29 5 32 13 17 40 33 79 50 118-30 31-59 64-89 95-1 1-4 3-5 4-22 23-41 30-62 31-6 0-10 0-10 8 2 3 0 5 6 5 12 0 26-2 40-2 15 0 31 2 46 2 3 0 8 0 8-9 0-4-4-4-5-4-4-1-17-1-17-13 0-7 6-13 12-19 14-15 29-30 43-45 12-14 25-28 37-41 15 34 29 66 44 100 1 4 1 4 1 5 0 3-7 11-24 13-5 0-9 0-9 7 0 6 5 6 6 6 12 0 42-2 54-2 10 0 36 2 47 2 3 0 7 0 7-8 0-5-3-5-7-5-29-1-29-2-36-19-17-39-45-104-55-129 29-29 73-79 86-91 14-10 29-21 54-22 6 0 10 0 10-8-2-1 0-5-6-5-12 0-26 1-40 1-15 0-31-1-46-1-3 0-9 0-9 8 0 4 3 5 6 5 4 1 17 1 17 13 0 6-5 12-8 16-23 24-46 48-69 73z"><text:p/></draw:path><draw:path draw:style-name="gr62" draw:text-style-name="P17" svg:width="0.0224in" svg:height="0.165in" svg:x="4.6736in" svg:y="0in" svg:viewBox="0 0 58 420" svg:d="M58 0c-20 0-39 0-58 0 0 6 0 11 0 17 13 0 28 0 41 0 0 128 0 257 0 386-13 0-28 0-41 0 0 6 0 10 0 17 19 0 38 0 58 0 0-140 0-281 0-420z"><text:p/></draw:path><draw:path draw:style-name="gr62" draw:text-style-name="P17" svg:width="0.1102in" svg:height="0.0386in" svg:x="4.7717in" svg:y="0.0634in" svg:viewBox="0 0 281 99" svg:d="M266 17c6 0 15 0 15-9 0-8-9-8-15-8-84 0-168 0-252 0-6 0-14 0-14 8 0 9 8 9 14 9 84 0 168 0 252 0zM266 99c6 0 15 0 15-9 0-8-9-8-15-8-84 0-168 0-252 0-6 0-14 0-14 8 0 9 8 9 14 9 84 0 168 0 252 0z"><text:p/></draw:path></draw:g></draw:g></text:p>
      <text:p text:style-name="P8"><draw:g text:anchor-type="as-char" svg:y="-0.1181in" draw:z-index="34" draw:name="Shape15" draw:style-name="gr60"><svg:title>TexMaths</svg:title><svg:desc>12§display§= 2 \cdot A \cdot X + A \cdot Y + B \cdot X + B \cdot Y - 2 \cdot A \cdot X - A \cdot Y - B \cdot X =§svg§600§FALSE§</svg:desc><draw:g draw:style-name="gr2"><draw:path draw:style-name="gr61" draw:text-style-name="P16" svg:width="4.6894in" svg:height="0.1146in" svg:x="-0.0004in" svg:y="0.0087in" svg:viewBox="0 0 11912 292" svg:d="M0 0c3971 0 7941 0 11912 0 0 97 0 195 0 292-3971 0-7941 0-11912 0 0-97 0-195 0-292z"><text:p/></draw:path><draw:path draw:style-name="gr62" draw:text-style-name="P17" svg:width="0.1098in" svg:height="0.0386in" svg:x="0.0004in" svg:y="0.0571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2" draw:text-style-name="P17" svg:width="0.0657in" svg:height="0.1094in" svg:x="0.1748in" svg:y="0.0087in" svg:viewBox="0 0 168 279" svg:d="M32 247c15-15 30-29 45-44 66-57 91-79 91-121 0-48-38-82-90-82-47 0-78 38-78 76 0 24 20 24 22 24 7 0 21-6 21-23 0-11-7-22-21-22-4 0-5 0-6 0 9-27 32-43 57-43 39 0 57 35 57 70 0 33-22 66-45 91-27 30-54 60-81 90-4 5-4 6-4 16 52 0 104 0 156 0 4-24 8-48 12-73-4 0-7 0-11 0-2 12-5 31-9 37-3 4-30 4-40 4-25 0-50 0-76 0z"><text:p/></draw:path><draw:path draw:style-name="gr62" draw:text-style-name="P17" svg:width="0.0169in" svg:height="0.0169in" svg:x="0.3004in" svg:y="0.0681in" svg:viewBox="0 0 44 44" svg:d="M44 22c0-12-9-22-21-22-13 0-23 10-23 22s10 22 23 22c12 0 21-10 21-22z"><text:p/></draw:path><draw:path draw:style-name="gr62" draw:text-style-name="P17" svg:width="0.1134in" svg:height="0.1181in" svg:x="0.3752in" svg:y="0in" svg:viewBox="0 0 289 301" svg:d="M60 253c-17 27-32 33-52 34-4 0-8 0-8 9 0 2 2 5 5 5 12 0 25-2 37-2 13 0 28 2 42 2 2 0 7 0 7-9 0-5-3-5-6-5-9-1-20-3-20-14 0-5 2-10 6-16 11-18 21-36 32-54 35 0 71 0 106 0 1 9 7 66 7 70 0 13-23 14-31 14-6 0-10 0-10 9 0 5 5 5 6 5 17 0 35-2 53-2 11 0 37 2 48 2 2 0 7 0 7-9 0-5-5-5-9-5-27 0-27-2-28-15-8-88-17-175-25-262-1-9-1-10-9-10-7 0-8 2-10 7-50 82-99 164-148 246zM112 190c27-46 55-93 82-138 5 45 9 92 14 138-33 0-64 0-96 0z"><text:p/></draw:path><draw:path draw:style-name="gr62" draw:text-style-name="P17" svg:width="0.0177in" svg:height="0.0169in" svg:x="0.5449in" svg:y="0.0681in" svg:viewBox="0 0 46 44" svg:d="M46 22c0-12-11-22-23-22s-23 10-23 22 11 22 23 22 23-10 23-22z"><text:p/></draw:path><draw:path draw:style-name="gr62" draw:text-style-name="P17" svg:width="0.1366in" svg:height="0.1122in" svg:x="0.6181in" svg:y="0.0059in" svg:viewBox="0 0 348 286" svg:d="M193 114c-12-29-23-56-35-84-1-4-1-4-2-5 0-3 7-11 25-13 4 0 9 0 9-7 0-5-5-5-6-5-18 0-36 1-54 1-11 0-36-1-47-1-3 0-7 0-7 8 0 4 3 4 9 4 25 0 28 5 31 14 17 39 33 77 50 117-30 31-59 64-89 95-1 3-4 4-5 5-20 22-41 29-62 30-5 0-10 0-10 8 2 2 0 5 6 5 12 0 26-1 40-1 15 0 32 1 46 1 3 0 9 0 9-8 0-5-5-5-6-5-4 0-17-1-17-13 0-6 7-13 12-19 14-15 29-29 43-45 12-13 25-28 37-41 15 33 29 66 44 100 1 5 2 5 2 6 0 4-8 11-25 12-5 0-9 1-9 8 0 5 5 5 6 5 12 0 42-1 54-1 11 0 36 1 47 1 3 0 7 0 7-8 0-5-3-5-7-5-27 0-29-1-36-18-17-40-44-105-54-130 28-29 72-79 87-91 12-10 27-21 52-22 6 0 10 0 10-8-2-2 0-4-6-4-12 0-26 1-40 1-15 0-31-1-46-1-3 0-8 0-8 8 0 3 2 4 5 4 4 1 17 1 17 13 0 6-5 12-8 16-23 24-46 48-69 73z"><text:p/></draw:path><draw:path draw:style-name="gr62" draw:text-style-name="P17" svg:width="0.1102in" svg:height="0.1094in" svg:x="0.8102in" svg:y="0.0217in" svg:viewBox="0 0 281 279" svg:d="M149 148c39 0 78 0 117 0 6 0 15 0 15-9 0-8-9-8-15-8-39 0-78 0-117 0 0-40 0-78 0-118 0-6 0-13-9-13-8 0-8 7-8 13 0 40 0 78 0 118-40 0-78 0-118 0-6 0-14 0-14 8 0 9 8 9 14 9 40 0 78 0 118 0 0 38 0 78 0 117 0 6 0 14 8 14 9 0 9-8 9-14 0-39 0-79 0-117z"><text:p/></draw:path><draw:path draw:style-name="gr62" draw:text-style-name="P17" svg:width="0.1138in" svg:height="0.1181in" svg:x="0.9728in" svg:y="0in" svg:viewBox="0 0 290 301" svg:d="M61 253c-17 27-33 33-51 34-5 0-10 0-10 9 0 2 2 5 6 5 11 0 24-2 36-2 14 0 29 2 42 2 2 0 8 0 8-9 0-5-3-5-7-5-9-1-19-3-19-14 0-5 2-10 6-16 11-18 22-36 32-54 35 0 71 0 106 0 0 9 6 66 6 70 0 13-22 14-30 14-6 0-10 0-10 9 0 5 5 5 6 5 17 0 35-2 52-2 11 0 37 2 48 2 2 0 8 0 8-9 0-5-4-5-10-5-26 0-26-2-27-15-8-88-18-175-26-262-1-9-1-10-9-10-6 0-8 2-10 7-50 82-98 164-147 246zM112 190c27-46 55-93 82-138 5 45 10 92 15 138-33 0-65 0-97 0z"><text:p/></draw:path><draw:path draw:style-name="gr62" draw:text-style-name="P17" svg:width="0.0169in" svg:height="0.0169in" svg:x="1.1429in" svg:y="0.0681in" svg:viewBox="0 0 44 44" svg:d="M44 22c0-12-9-22-21-22-13 0-23 10-23 22s10 22 23 22c12 0 21-10 21-22z"><text:p/></draw:path><draw:path draw:style-name="gr62" draw:text-style-name="P17" svg:width="0.1201in" svg:height="0.1122in" svg:x="1.2177in" svg:y="0.0059in" svg:viewBox="0 0 306 286" svg:d="M236 48c3-2 4-4 6-6 14-13 27-28 56-30 4 0 8 0 8-7 0-4-1-5-5-5-11 0-24 1-35 1-14 0-28-1-42-1-2 0-8 0-8 7 0 5 5 5 6 5 4 0 16 1 16 10 0 7-10 19-11 20-33 37-66 75-99 113-15-42-31-84-46-125-3-6-2-5-3-7 0-11 21-11 25-11 6 0 10 0 10-8 0-4-5-4-6-4-12 0-41 1-53 1-11 0-37-1-48-1-2 0-7 0-7 8 0 4 4 4 10 4 25 0 26 5 31 14 17 46 35 93 51 140 0 1 2 5 2 6s-17 69-20 76c-4 24-6 25-39 25-7 0-11 0-11 8 0 5 5 5 6 5 12 0 41-1 53-1s42 1 54 1c2 0 8 0 8-8 0-5-3-5-12-5-1 0-9 0-15-1-10 0-12-1-12-6 0-4 3-18 6-27 4-19 9-39 14-60 2-7 2-8 6-12 35-40 70-79 104-119z"><text:p/></draw:path><draw:path draw:style-name="gr62" draw:text-style-name="P17" svg:width="0.1102in" svg:height="0.1094in" svg:x="1.3909in" svg:y="0.0217in" svg:viewBox="0 0 281 279" svg:d="M149 148c39 0 79 0 119 0 4 0 13 0 13-9 0-8-9-8-13-8-40 0-80 0-119 0 0-40 0-78 0-118 0-6 0-13-9-13-8 0-8 7-8 13 0 40 0 78 0 118-40 0-78 0-118 0-6 0-14 0-14 8 0 9 8 9 14 9 40 0 78 0 118 0 0 38 0 78 0 117 0 6 0 14 8 14 9 0 9-8 9-14 0-39 0-79 0-117z"><text:p/></draw:path><draw:path draw:style-name="gr62" draw:text-style-name="P17" svg:width="0.1181in" svg:height="0.1122in" svg:x="1.5551in" svg:y="0.0059in" svg:viewBox="0 0 301 286" svg:d="M49 254c-3 15-5 19-38 19-7 0-11 0-11 8 0 5 4 5 11 5 50 0 101 0 151 0 66 0 116-49 116-91 0-29-25-53-66-58 45-8 89-40 89-79 0-32-27-58-79-58-47 0-95 0-142 0-7 0-12 0-12 8 0 4 4 4 12 4 2 0 9 0 16 1 8 1 12 1 12 7 0 2 0 3-2 8-20 75-38 150-57 226zM113 133c8-34 18-69 26-104 4-16 5-17 23-17s37 0 55 0c36 0 46 25 46 45 0 36-36 76-88 76-20 0-42 0-62 0zM95 273c-6 0-7 0-10 0-5-1-6-1-6-5 0-1 0-2 3-9 9-39 19-79 28-117 27 0 54 0 81 0 39 0 48 30 48 48 0 42-37 83-88 83-19 0-37 0-56 0z"><text:p/></draw:path><draw:path draw:style-name="gr62" draw:text-style-name="P17" svg:width="0.0169in" svg:height="0.0169in" svg:x="1.7335in" svg:y="0.0681in" svg:viewBox="0 0 44 44" svg:d="M44 22c0-12-10-22-22-22s-22 10-22 22 10 22 22 22 22-10 22-22z"><text:p/></draw:path><draw:path draw:style-name="gr62" draw:text-style-name="P17" svg:width="0.1362in" svg:height="0.1122in" svg:x="1.8067in" svg:y="0.0059in" svg:viewBox="0 0 347 286" svg:d="M193 114c-12-29-24-56-36-84-1-4-1-4-2-5 0-3 7-11 25-13 5 0 8 0 8-7 0-5-4-5-6-5-18 0-36 1-52 1-11 0-38-1-48-1-3 0-8 0-8 8 0 4 4 4 10 4 25 0 28 5 31 14 17 39 34 77 51 117-30 31-59 64-89 95-3 3-4 4-6 5-21 22-41 29-63 30-4 0-8 0-8 8 1 2 0 5 5 5 13 0 26-1 39-1 16 0 33 1 48 1 3 0 8 0 8-8 0-5-4-3-5-5-4 0-17-1-17-13 0-6 6-13 11-19 14-15 29-29 43-45 13-13 25-28 38-41 15 33 28 66 42 100 3 5 3 5 3 6 0 4-9 11-25 12-4 0-9 1-9 8 0 5 5 5 7 5 12 0 41-1 53-1 11 0 36 1 47 1 2 0 8 0 8-8 0-5-4-5-8-5-28 0-29-1-36-18-17-40-44-105-54-130 29-29 73-79 86-91 12-10 28-21 53-22 6 0 10 0 10-8-1-2 0-4-5-4-13 0-26 1-40 1-15 0-32-1-46-1-3 0-9 0-9 8 0 3 3 4 5 4 4 1 17 1 17 13 0 6-5 12-7 16-23 24-46 48-69 73z"><text:p/></draw:path><draw:path draw:style-name="gr62" draw:text-style-name="P17" svg:width="0.1098in" svg:height="0.1094in" svg:x="1.9992in" svg:y="0.0217in" svg:viewBox="0 0 280 279" svg:d="M149 148c39 0 78 0 117 0 6 0 14 0 14-9 0-8-8-8-14-8-39 0-78 0-117 0 0-40 0-78 0-118 0-6 0-13-9-13-8 0-8 7-8 13 0 40 0 78 0 118-40 0-79 0-119 0-6 0-13 0-13 8 0 9 7 9 13 9 40 0 79 0 119 0 0 38 0 78 0 117 0 6 0 14 8 14 9 0 9-8 9-14 0-39 0-79 0-117z"><text:p/></draw:path><draw:path draw:style-name="gr62" draw:text-style-name="P17" svg:width="0.1181in" svg:height="0.1122in" svg:x="2.1626in" svg:y="0.0059in" svg:viewBox="0 0 301 286" svg:d="M50 254c-4 15-6 19-38 19-7 0-12 0-12 8 0 5 4 5 12 5 50 0 100 0 150 0 67 0 116-49 116-91 0-29-24-53-64-58 43-8 87-40 87-79 0-32-27-58-78-58-47 0-95 0-141 0-9 0-14 0-14 8 0 4 5 4 12 4 2 0 10 0 17 1s11 1 11 7c0 2 0 3-1 8-19 75-37 150-57 226zM114 133c8-34 17-69 25-104 5-16 5-17 23-17s37 0 55 0c37 0 46 25 46 45 0 36-36 76-88 76-20 0-41 0-61 0zM95 273c-6 0-7 0-10 0-3-1-5-1-5-5 0-1 0-2 2-9 9-39 20-79 30-117 26 0 52 0 79 0 41 0 48 30 48 48 0 42-37 83-87 83-19 0-38 0-57 0z"><text:p/></draw:path><draw:path draw:style-name="gr62" draw:text-style-name="P17" svg:width="0.0169in" svg:height="0.0169in" svg:x="2.3413in" svg:y="0.0681in" svg:viewBox="0 0 44 44" svg:d="M44 22c0-12-9-22-21-22-13 0-23 10-23 22s10 22 23 22c12 0 21-10 21-22z"><text:p/></draw:path><draw:path draw:style-name="gr62" draw:text-style-name="P17" svg:width="0.1201in" svg:height="0.1122in" svg:x="2.4154in" svg:y="0.0059in" svg:viewBox="0 0 306 286" svg:d="M236 48c3-2 4-4 6-6 14-13 27-28 56-30 4 0 8 0 8-7 0-4-2-5-5-5-11 0-24 1-35 1-14 0-28-1-42-1-2 0-8 0-8 7 0 5 5 5 6 5 4 0 16 1 16 10 0 7-10 19-12 20-33 37-65 75-98 113-15-42-31-84-46-125-3-6-2-5-3-7 0-11 21-11 25-11 6 0 10 0 10-8 0-4-5-4-6-4-12 0-41 1-53 1-11 0-37-1-48-1-2 0-7 0-7 8 0 4 4 4 10 4 25 0 26 5 30 14 18 46 34 93 52 140 0 1 2 5 2 6s-17 69-20 76c-4 24-6 25-39 25-7 0-11 0-11 8 0 5 5 5 6 5 12 0 41-1 53-1s42 1 54 1c2 0 8 0 8-8 0-5-5-5-12-5-1 0-9 0-17-1-8 0-10-1-10-6 0-4 3-18 6-27 4-19 9-39 14-60 2-7 2-8 6-12 35-40 70-79 104-119z"><text:p/></draw:path><draw:path draw:style-name="gr62" draw:text-style-name="P17" svg:width="0.1012in" svg:height="0.0063in" svg:x="2.5933in" svg:y="0.0736in" svg:viewBox="0 0 258 17" svg:d="M242 17c8 0 16 0 16-9 0-8-8-8-16-8-75 0-152 0-228 0-7 0-14 0-14 8 0 9 7 9 14 9 76 0 153 0 228 0z"><text:p/></draw:path><draw:path draw:style-name="gr62" draw:text-style-name="P17" svg:width="0.0657in" svg:height="0.1094in" svg:x="2.7539in" svg:y="0.0087in" svg:viewBox="0 0 168 279" svg:d="M32 247c15-15 30-29 45-44 66-57 91-79 91-121 0-48-38-82-90-82-47 0-78 38-78 76 0 24 20 24 22 24 7 0 22-6 22-23 0-11-8-22-22-22-4 0-5 0-6 0 9-27 32-43 57-43 39 0 57 35 57 70 0 33-22 66-45 91-26 30-54 60-80 90-5 5-5 6-5 16 52 0 104 0 156 0 4-24 8-48 12-73-4 0-7 0-11 0-2 12-5 31-9 37-3 4-30 4-40 4-25 0-50 0-76 0z"><text:p/></draw:path><draw:path draw:style-name="gr62" draw:text-style-name="P17" svg:width="0.0169in" svg:height="0.0169in" svg:x="2.8799in" svg:y="0.0681in" svg:viewBox="0 0 44 44" svg:d="M44 22c0-12-9-22-21-22s-23 10-23 22 11 22 23 22 21-10 21-22z"><text:p/></draw:path><draw:path draw:style-name="gr62" draw:text-style-name="P17" svg:width="0.1134in" svg:height="0.1181in" svg:x="2.9543in" svg:y="0in" svg:viewBox="0 0 289 301" svg:d="M60 253c-17 27-32 33-52 34-4 0-8 0-8 9 0 2 2 5 5 5 12 0 25-2 37-2 13 0 29 2 42 2 2 0 8 0 8-9 0-5-4-5-7-5-9-1-20-3-20-14 0-5 2-10 6-16 11-18 21-36 32-54 35 0 71 0 106 0 1 9 7 66 7 70 0 13-22 14-30 14-6 0-11 0-11 9 0 5 5 5 6 5 17 0 36-2 53-2 11 0 37 2 48 2 2 0 7 0 7-9 0-5-5-5-9-5-27 0-27-2-28-15-8-88-17-175-25-262-1-9-1-10-9-10-7 0-8 2-10 7-50 82-99 164-148 246zM112 190c27-46 55-93 82-138 5 45 9 92 14 138-33 0-64 0-96 0z"><text:p/></draw:path><draw:path draw:style-name="gr62" draw:text-style-name="P17" svg:width="0.0177in" svg:height="0.0169in" svg:x="3.124in" svg:y="0.0681in" svg:viewBox="0 0 46 44" svg:d="M46 22c0-12-11-22-23-22s-23 10-23 22 11 22 23 22 23-10 23-22z"><text:p/></draw:path><draw:path draw:style-name="gr62" draw:text-style-name="P17" svg:width="0.1366in" svg:height="0.1122in" svg:x="3.1972in" svg:y="0.0059in" svg:viewBox="0 0 348 286" svg:d="M193 114c-12-29-23-56-35-84-1-4-1-4-2-5 0-3 7-11 25-13 4 0 9 0 9-7 0-5-5-5-6-5-18 0-36 1-54 1-10 0-36-1-47-1-3 0-7 0-7 8 0 4 3 4 9 4 25 0 28 5 31 14 17 39 34 77 51 117-30 31-60 64-90 95-1 3-4 4-5 5-20 22-41 29-62 30-5 0-10 0-10 8 2 2 0 5 6 5 13 0 26-1 40-1 15 0 32 1 46 1 4 0 9 0 9-8 0-5-4-3-5-5-5 0-18-1-18-13 0-6 7-13 12-19 14-15 29-29 43-45 12-13 25-28 37-41 15 33 29 66 44 100 1 5 2 5 2 6 0 4-8 11-25 12-5 0-9 1-9 8 0 5 5 5 8 5 10 0 40-1 52-1 11 0 36 1 47 1 3 0 9 0 9-8 0-5-5-5-9-5-27 0-29-1-36-18-17-40-44-105-54-130 29-29 72-79 87-91 12-10 27-21 52-22 6 0 10 0 10-8-2-2 0-4-6-4-12 0-26 1-40 1-15 0-31-1-46-1-3 0-8 0-8 8 0 3 3 4 5 4 4 1 17 1 17 13 0 6-5 12-8 16-23 24-46 48-69 73z"><text:p/></draw:path><draw:path draw:style-name="gr62" draw:text-style-name="P17" svg:width="0.1012in" svg:height="0.0063in" svg:x="3.3945in" svg:y="0.0736in" svg:viewBox="0 0 258 17" svg:d="M242 17c8 0 16 0 16-9 0-8-8-8-16-8-75 0-152 0-228 0-7 0-14 0-14 8 0 9 7 9 14 9 76 0 153 0 228 0z"><text:p/></draw:path><draw:path draw:style-name="gr62" draw:text-style-name="P17" svg:width="0.1134in" svg:height="0.1181in" svg:x="3.5528in" svg:y="0in" svg:viewBox="0 0 289 301" svg:d="M60 253c-17 27-34 33-52 34-4 0-8 0-8 9 0 2 1 5 5 5 12 0 24-2 36-2 14 0 29 2 42 2 3 0 8 0 8-9 0-5-3-5-6-5-11-1-20-3-20-14 0-5 2-10 6-16 11-18 21-36 32-54 35 0 71 0 106 0 1 9 6 66 6 70 0 13-22 14-30 14-6 0-10 0-10 9 0 5 5 5 6 5 17 0 35-2 53-2 10 0 37 2 47 2 2 0 8 0 8-9 0-5-5-5-9-5-27 0-27-2-28-15-8-88-18-175-26-262 0-9 0-10-8-10-7 0-8 2-12 7-49 82-97 164-146 246zM110 190c28-46 57-93 84-138 5 45 9 92 14 138-33 0-65 0-98 0z"><text:p/></draw:path><draw:path draw:style-name="gr62" draw:text-style-name="P17" svg:width="0.0169in" svg:height="0.0169in" svg:x="3.722in" svg:y="0.0681in" svg:viewBox="0 0 44 44" svg:d="M44 22c0-12-9-22-21-22s-23 10-23 22 11 22 23 22 21-10 21-22z"><text:p/></draw:path><draw:path draw:style-name="gr62" draw:text-style-name="P17" svg:width="0.1201in" svg:height="0.1122in" svg:x="3.7969in" svg:y="0.0059in" svg:viewBox="0 0 306 286" svg:d="M236 48c3-2 4-4 6-6 14-13 27-28 56-30 4 0 8 0 8-7 0-4-1-5-5-5-11 0-23 1-35 1-14 0-28-1-42-1-2 0-8 0-8 7 0 5 5 5 6 5 4 0 16 1 16 10 0 7-10 19-11 20-33 37-66 75-99 113-15-42-31-84-46-125-3-6-2-5-3-7 0-11 22-11 25-11 6 0 11 0 11-8 0-4-6-4-7-4-12 0-41 1-53 1-11 0-37-1-47-1-3 0-8 0-8 8 0 4 4 4 10 4 25 0 26 5 31 14 17 46 35 93 51 140 0 1 2 5 2 6s-17 69-20 76c-4 24-4 25-39 25-7 0-11 0-11 8 0 5 5 5 6 5 12 0 41-1 53-1s42 1 54 1c3 0 8 0 8-8 0-5-3-5-12-5-1 0-8 0-15-1-10 0-12-1-12-6 0-4 3-18 6-27 4-19 9-39 14-60 2-7 2-8 6-12 35-40 70-79 104-119z"><text:p/></draw:path><draw:path draw:style-name="gr62" draw:text-style-name="P17" svg:width="0.1012in" svg:height="0.0063in" svg:x="3.9752in" svg:y="0.0736in" svg:viewBox="0 0 258 17" svg:d="M242 17c8 0 16 0 16-9 0-8-8-8-16-8-75 0-152 0-228 0-7 0-14 0-14 8 0 9 7 9 14 9 76 0 153 0 228 0z"><text:p/></draw:path><draw:path draw:style-name="gr62" draw:text-style-name="P17" svg:width="0.1181in" svg:height="0.1122in" svg:x="4.1343in" svg:y="0.0059in" svg:viewBox="0 0 301 286" svg:d="M49 254c-3 15-5 19-37 19-7 0-12 0-12 8 0 5 4 5 12 5 50 0 100 0 150 0 67 0 116-49 116-91 0-29-24-53-66-58 45-8 89-40 89-79 0-32-27-58-78-58-48 0-95 0-143 0-7 0-12 0-12 8 0 4 4 4 12 4 2 0 10 0 17 1s11 1 11 7c0 2 0 3-1 8-19 75-39 150-58 226zM114 133c8-34 17-69 25-104 5-16 5-17 23-17s37 0 55 0c37 0 46 25 46 45 0 36-36 76-88 76-20 0-41 0-61 0zM95 273c-6 0-7 0-10 0-5-1-6-1-6-5 0-1 0-2 3-9 9-39 19-79 28-117 27 0 54 0 81 0 41 0 48 30 48 48 0 42-37 83-87 83-19 0-38 0-57 0z"><text:p/></draw:path><draw:path draw:style-name="gr62" draw:text-style-name="P17" svg:width="0.0169in" svg:height="0.0169in" svg:x="4.313in" svg:y="0.0681in" svg:viewBox="0 0 44 44" svg:d="M44 22c0-12-10-22-22-22-14 0-22 10-22 22s8 22 22 22c12 0 22-10 22-22z"><text:p/></draw:path><draw:path draw:style-name="gr62" draw:text-style-name="P17" svg:width="0.1362in" svg:height="0.1122in" svg:x="4.3862in" svg:y="0.0059in" svg:viewBox="0 0 347 286" svg:d="M193 114c-12-29-24-56-36-84-1-4-1-4-2-5 0-3 7-11 25-13 5 0 8 0 8-7 0-5-4-5-6-5-16 0-36 1-52 1-11 0-38-1-48-1-3 0-8 0-8 8 0 4 4 4 10 4 25 0 28 5 31 14 17 39 34 77 51 117-30 31-59 64-89 95-3 3-4 4-6 5-21 22-41 29-63 30-4 0-8 0-8 8 1 2 0 5 5 5 13 0 26-1 39-1 16 0 33 1 48 1 3 0 8 0 8-8 0-5-4-5-5-5-4 0-17-1-17-13 0-6 6-13 11-19 14-15 29-29 43-45 13-13 25-28 38-41 15 33 28 66 42 100 3 5 3 5 3 6 0 4-9 11-24 12-5 0-9 1-9 8 0 5 4 5 6 5 12 0 41-1 53-1 11 0 36 1 47 1 4 0 8 0 8-8 0-5-4-5-8-5-28 0-29-1-36-18-16-40-44-105-54-130 29-29 73-79 86-91 12-10 29-21 54-22 5 0 9 0 9-8-1-2 0-4-5-4-13 0-26 1-40 1-15 0-32-1-46-1-3 0-9 0-9 8 0 3 3 4 5 4 4 1 17 1 17 13 0 6-5 12-7 16-23 24-46 48-69 73z"><text:p/></draw:path><draw:path draw:style-name="gr62" draw:text-style-name="P17" svg:width="0.1102in" svg:height="0.0386in" svg:x="4.5874in" svg:y="0.0571in" svg:viewBox="0 0 281 99" svg:d="M266 17c6 0 15 0 15-9 0-8-9-8-15-8-84 0-168 0-252 0-6 0-14 0-14 8 0 9 8 9 14 9 84 0 168 0 252 0zM266 99c6 0 15 0 15-9 0-8-9-8-15-8-84 0-168 0-252 0-6 0-14 0-14 8 0 9 8 9 14 9 84 0 168 0 252 0z"><text:p/></draw:path></draw:g></draw:g></text:p>
      <text:p text:style-name="P13"><draw:g text:anchor-type="as-char" svg:y="-0.1126in" draw:z-index="69" draw:style-name="gr1"><svg:title>TexMaths</svg:title><svg:desc>12§display§= B \cdot Y \ge 0§svg§600§FALSE§</svg:desc><draw:g draw:style-name="gr2"><draw:path draw:style-name="gr16" draw:text-style-name="P16" svg:width="0.8417in" svg:height="0.1173in" svg:x="0.0004in" svg:y="0.0087in" svg:viewBox="0 0 2139 299" svg:d="M0 0c713 0 1427 0 2139 0 0 99 0 200 0 299-712 0-1426 0-2139 0 0-99 0-200 0-299z"><text:p/></draw:path><draw:path draw:style-name="gr17" draw:text-style-name="P17" svg:width="0.1098in" svg:height="0.0378in" svg:x="0.0012in" svg:y="0.052in" svg:viewBox="0 0 280 97" svg:d="M265 17c7 0 15 0 15-9 0-8-8-8-14-8-84 0-169 0-253 0-6 0-13 0-13 8 0 9 7 9 14 9 84 0 167 0 251 0zM266 97c6 0 14 0 14-7 0-9-8-9-15-9-84 0-167 0-251 0-7 0-14 0-14 9 0 8 7 7 13 7 84 0 169 0 253 0z"><text:p/></draw:path><draw:path draw:style-name="gr18" draw:text-style-name="P17" svg:width="0.1181in" svg:height="0.1118in" svg:x="0.1736in" svg:y="0in" svg:viewBox="0 0 301 285" svg:d="M50 253c-4 15-4 19-38 19-7 0-12 0-12 8 0 5 5 5 12 5 50 0 100 0 150 0 67 0 116-49 116-91 0-29-24-53-64-57 43-9 87-39 87-80 0-31-27-57-78-57-47 0-95 0-141 0-9 0-12 0-12 8 0 5 3 5 12 5 4 0 8 0 15 1 7 0 11 2 11 6 0 3 0 4-1 9-19 74-37 149-57 224zM114 133c8-35 18-70 26-104 4-15 5-16 23-16s36 0 54 0c37 0 46 25 46 43 0 37-36 77-88 77-20 0-41 0-61 0zM95 272c-6 0-7 0-10 0s-5-1-5-5c0-1 0-1 3-10 9-38 19-76 29-114 26 0 52 0 79 0 41 0 49 29 49 47 0 41-38 82-88 82-19 0-38 0-57 0z"><text:p/></draw:path><draw:path draw:style-name="gr19" draw:text-style-name="P17" svg:width="0.0169in" svg:height="0.0169in" svg:x="0.3524in" svg:y="0.063in" svg:viewBox="0 0 44 44" svg:d="M44 23c0-13-9-23-21-23-13 0-23 10-23 23 0 12 10 21 23 21 12 0 21-9 21-21z"><text:p/></draw:path><draw:path draw:style-name="gr20" draw:text-style-name="P17" svg:width="0.1201in" svg:height="0.1118in" svg:x="0.4264in" svg:y="0in" svg:viewBox="0 0 306 285" svg:d="M236 48c3-2 4-4 6-6 12-12 27-26 56-29 4 0 8 0 8-8 0-4-2-5-6-5-11 0-23 1-34 1-14 0-28-1-43-1-2 0-7 0-7 8 0 5 4 5 6 5s16 1 16 10c0 7-10 18-12 20-33 37-65 74-98 111-15-41-31-83-46-124-3-6-3-6-3-7 0-10 21-10 25-10 6 0 10 0 10-8 0-5-5-5-6-5-12 0-42 1-53 1s-37-1-48-1c-2 0-7 0-7 8 0 5 4 5 10 5 25 0 26 4 30 15 18 45 34 91 52 137 0 1 2 6 2 7 0 0-17 68-20 76-4 23-6 24-39 24-9 0-11 0-11 8 0 5 5 5 6 5 11 0 41-1 53-1s42 1 54 1c2 0 7 0 7-8 0-5-4-5-11-5-1 0-9 0-17 0-8-1-10-3-10-7s3-18 6-27c4-19 9-38 14-58 2-8 2-9 6-12 35-41 70-81 104-120z"><text:p/></draw:path><draw:path draw:style-name="gr21" draw:text-style-name="P17" svg:width="0.1008in" svg:height="0.1268in" svg:x="0.6134in" svg:y="0.0071in" svg:viewBox="0 0 257 323" svg:d="M248 132c6-3 9-6 9-10 0-5-1-7-9-9-76-38-154-73-231-109-6-4-7-4-9-4-4 0-8 5-8 8 0 6 4 8 8 10 74 35 148 69 221 104-73 34-147 68-221 102-8 4-8 7-8 10 0 4 4 8 8 8 2 0 3 0 8-2 78-36 154-72 232-108zM242 323c8 0 15 0 15-8s-9-8-15-8c-75 0-151 0-226 0-8 0-16 0-16 8s7 8 14 8c76 0 153 0 228 0z"><text:p/></draw:path><draw:path draw:style-name="gr22" draw:text-style-name="P17" svg:width="0.0697in" svg:height="0.1126in" svg:x="0.7811in" svg:y="0.0028in" svg:viewBox="0 0 178 287" svg:d="M178 145c0-34-3-67-17-98-19-40-54-47-72-47-25 0-55 11-73 50-14 29-16 61-16 95 0 30 2 68 19 99 18 35 49 43 70 43 23 0 55-9 73-49 13-28 16-61 16-93zM89 278c-17 0-42-11-49-50-5-26-5-63-5-88 0-27 0-55 3-78 9-49 40-52 51-52 13 0 42 7 49 49 5 22 5 55 5 81 0 31 0 59-5 85-6 41-30 53-49 53z"><text:p/></draw:path></draw:g></draw:g></text:p>
      <text:p text:style-name="P12"/>
      <text:p text:style-name="P15">Protože <draw:g text:anchor-type="as-char" svg:y="-0.1126in" draw:z-index="38" draw:style-name="gr1"><svg:title>TexMaths</svg:title><svg:desc>12§display§B \cdot Y§svg§600§FALSE§</svg:desc><draw:g draw:style-name="gr2"><draw:path draw:style-name="gr44" draw:text-style-name="P16" svg:width="0.3622in" svg:height="0.0949in" svg:x="0.0016in" svg:y="0.0087in" svg:viewBox="0 0 921 242" svg:d="M0 0c307 0 614 0 921 0 0 80 0 162 0 242-307 0-614 0-921 0 0-80 0-162 0-242z"><text:p/></draw:path><draw:path draw:style-name="gr45" draw:text-style-name="P17" svg:width="0.1177in" svg:height="0.1122in" svg:x="0.0004in" svg:y="0in" svg:viewBox="0 0 300 286" svg:d="M49 253c-3 16-5 19-38 19-7 0-11 0-11 9 0 5 4 5 11 5 50 0 101 0 151 0 66 0 115-50 115-92 0-30-24-52-65-57 45-9 88-39 88-79 0-32-28-58-78-58-48 0-95 0-142 0-8 0-12 0-12 8 0 5 4 5 12 5 2 0 9 0 16 1 7 0 12 2 12 6 0 3-1 4-2 9-20 74-38 150-57 224zM113 133c8-35 18-69 26-104 4-15 5-16 23-16s36 0 54 0c37 0 45 24 45 43 0 38-36 77-87 77-21 0-41 0-61 0zM94 272c-6 0-6 0-9 0-5-1-6-1-6-4 0-2 0-2 3-10 9-38 19-77 28-115 27 0 53 0 79 0 41 0 50 30 50 48 0 41-38 81-88 81-19 0-38 0-57 0z"><text:p/></draw:path><draw:path draw:style-name="gr46" draw:text-style-name="P17" svg:width="0.0169in" svg:height="0.0169in" svg:x="0.1783in" svg:y="0.0626in" svg:viewBox="0 0 44 44" svg:d="M44 23c0-13-9-23-21-23s-23 10-23 23c0 12 11 21 23 21s21-9 21-21z"><text:p/></draw:path><draw:path draw:style-name="gr47" draw:text-style-name="P17" svg:width="0.1201in" svg:height="0.1122in" svg:x="0.2524in" svg:y="0in" svg:viewBox="0 0 306 286" svg:d="M236 48c1-2 4-4 6-6 13-13 27-26 55-29 5-1 9-1 9-8 0-4-3-5-6-5-11 0-23 1-34 1-14 0-29-1-42-1-3 0-8 0-8 8 0 4 3 5 6 5s15 1 15 10c0 7-9 18-12 20-32 37-64 75-97 111-15-41-31-83-46-124-3-6-3-6-3-7 0-10 21-10 25-10 6 0 10 0 10-8 0-5-5-5-6-5-12 0-41 1-53 1-11 0-37-1-48-1-2 0-7 0-7 8 0 5 4 5 10 5 25 0 26 4 30 15 18 45 34 91 52 136 0 2 2 6 2 8 0 1-17 68-20 76-4 23-6 24-39 24-7 0-11 0-11 9 0 5 5 5 6 5 12 0 41-2 53-2s42 2 54 2c2 0 8 0 8-9 0-5-5-5-12-5-1 0-9 0-17-1-8 0-10-1-10-6 0-3 3-18 6-26 4-19 9-40 14-60 2-7 2-9 6-12 35-40 69-79 104-119z"><text:p/></draw:path></draw:g></draw:g>nemůže být záporné, ale větší nebo rovno nule, spárováním prvků “pod sebou” lze dosáhnout stejného nebo lepšího výsledku, dostali jsme se do sporu s tvrzením, že existuje lepší řešení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1:51:58.477890287</meta:creation-date>
    <meta:print-date>2022-02-09T23:13:22.939356983</meta:print-date>
    <dc:date>2022-02-09T23:30:12.456461544</dc:date>
    <meta:editing-duration>P2DT22H30M41S</meta:editing-duration>
    <meta:editing-cycles>6</meta:editing-cycles>
    <meta:generator>LibreOffice/7.2.5.2.0$Linux_X86_64 LibreOffice_project/20$Build-2</meta:generator>
    <meta:document-statistic meta:table-count="0" meta:image-count="0" meta:object-count="0" meta:page-count="1" meta:paragraph-count="14" meta:word-count="265" meta:character-count="1456" meta:non-whitespace-character-count="1187"/>
  </office:meta>
</office:document-meta>
</file>